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b62ff" officeooo:paragraph-rsid="001b62ff"/>
    </style:style>
    <style:style style:name="P3" style:family="paragraph" style:parent-style-name="Text_20_body">
      <style:text-properties officeooo:paragraph-rsid="0063b4c5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fo:font-size="10pt" officeooo:rsid="0028ee90" officeooo:paragraph-rsid="0028ee90" style:font-size-asian="10pt" style:font-size-complex="10pt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fo:font-size="10pt" officeooo:rsid="0067d6c3" officeooo:paragraph-rsid="0067d6c3" style:font-size-asian="10pt" style:font-size-complex="10pt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style:font-name="LM Mono 10" fo:font-size="10pt" officeooo:rsid="0067d6c3" officeooo:paragraph-rsid="0067d6c3" style:font-size-asian="10pt" style:font-size-complex="10pt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officeooo:paragraph-rsid="00529f45"/>
    </style:style>
    <style:style style:name="P8" style:family="paragraph" style:parent-style-name="Text_20_body">
      <style:paragraph-properties fo:margin-top="0in" fo:margin-bottom="0in" loext:contextual-spacing="false" fo:line-height="100%"/>
      <style:text-properties officeooo:rsid="0067d6c3" officeooo:paragraph-rsid="0067d6c3"/>
    </style:style>
    <style:style style:name="P9" style:family="paragraph" style:parent-style-name="Title">
      <style:text-properties officeooo:rsid="00188edd" officeooo:paragraph-rsid="00188edd"/>
    </style:style>
    <style:style style:name="P10" style:family="paragraph" style:parent-style-name="Standard">
      <style:text-properties fo:color="#00cc00" fo:font-size="11pt" officeooo:paragraph-rsid="0063b4c5" style:font-size-asian="11pt" style:font-size-complex="11pt"/>
    </style:style>
    <style:style style:name="P11" style:family="paragraph" style:parent-style-name="Standard">
      <style:text-properties fo:color="#00cc00" fo:font-size="11pt" fo:font-weight="normal" officeooo:paragraph-rsid="0063b4c5" style:font-size-asian="11pt" style:font-weight-asian="normal" style:font-size-complex="11pt" style:font-weight-complex="normal"/>
    </style:style>
    <style:style style:name="P12" style:family="paragraph" style:parent-style-name="Standard">
      <style:text-properties fo:color="#00cc00" officeooo:paragraph-rsid="0063b4c5"/>
    </style:style>
    <style:style style:name="P13" style:family="paragraph" style:parent-style-name="Standard">
      <style:text-properties fo:color="#dc2300" fo:font-size="11pt" fo:font-weight="normal" officeooo:paragraph-rsid="0063b4c5" style:font-size-asian="11pt" style:font-weight-asian="normal" style:font-size-complex="11pt" style:font-weight-complex="normal"/>
    </style:style>
    <style:style style:name="P14" style:family="paragraph" style:parent-style-name="Standard">
      <style:text-properties fo:color="#dc2300" fo:font-size="11pt" officeooo:paragraph-rsid="0063b4c5" style:font-size-asian="11pt" style:font-size-complex="11pt"/>
    </style:style>
    <style:style style:name="P15" style:family="paragraph" style:parent-style-name="Standard">
      <style:text-properties fo:color="#dc2300" fo:font-size="11pt" fo:language="en" fo:country="US" fo:font-weight="normal" officeooo:paragraph-rsid="0063b4c5" style:font-name-asian="Droid Sans Fallback" style:font-size-asian="11pt" style:language-asian="zh" style:country-asian="CN" style:font-weight-asian="normal" style:font-name-complex="Lohit Marathi" style:font-size-complex="11pt" style:language-complex="hi" style:country-complex="IN" style:font-weight-complex="normal"/>
    </style:style>
    <style:style style:name="P16" style:family="paragraph" style:parent-style-name="Standard">
      <style:text-properties fo:color="#dc2300" fo:font-size="11pt" fo:language="en" fo:country="US" officeooo:paragraph-rsid="0063b4c5" style:font-name-asian="Droid Sans Fallback" style:font-size-asian="11pt" style:language-asian="zh" style:country-asian="CN" style:font-name-complex="Lohit Marathi" style:font-size-complex="11pt" style:language-complex="hi" style:country-complex="IN"/>
    </style:style>
    <style:style style:name="P17" style:family="paragraph" style:parent-style-name="Standard">
      <style:text-properties fo:font-size="11pt" fo:font-weight="normal" officeooo:paragraph-rsid="0063b4c5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size="11pt" officeooo:paragraph-rsid="0063b4c5" style:font-size-asian="11pt" style:font-size-complex="11pt"/>
    </style:style>
    <style:style style:name="P19" style:family="paragraph" style:parent-style-name="Standard">
      <style:text-properties officeooo:rsid="0062542c" officeooo:paragraph-rsid="0062542c"/>
    </style:style>
    <style:style style:name="P20" style:family="paragraph" style:parent-style-name="Standard">
      <style:text-properties officeooo:rsid="0062542c" officeooo:paragraph-rsid="0063b4c5"/>
    </style:style>
    <style:style style:name="P21" style:family="paragraph" style:parent-style-name="Standard">
      <style:text-properties officeooo:paragraph-rsid="0063b4c5"/>
    </style:style>
    <style:style style:name="P22" style:family="paragraph" style:parent-style-name="Standard">
      <style:text-properties officeooo:rsid="00670a64" officeooo:paragraph-rsid="00670a64"/>
    </style:style>
    <style:style style:name="P23" style:family="paragraph" style:parent-style-name="Heading_20_3">
      <style:text-properties officeooo:rsid="0067d6c3" officeooo:paragraph-rsid="0067d6c3"/>
    </style:style>
    <style:style style:name="P24" style:family="paragraph" style:parent-style-name="Heading_20_3">
      <style:text-properties officeooo:paragraph-rsid="0068a77a"/>
    </style:style>
    <style:style style:name="P25" style:family="paragraph" style:parent-style-name="Heading_20_3">
      <style:paragraph-properties fo:break-before="page"/>
      <style:text-properties officeooo:rsid="0068a77a" officeooo:paragraph-rsid="0068a77a"/>
    </style:style>
    <style:style style:name="P26" style:family="paragraph" style:parent-style-name="Heading_20_3">
      <style:paragraph-properties fo:break-before="column"/>
    </style:style>
    <style:style style:name="P27" style:family="paragraph" style:parent-style-name="Text_20_body">
      <style:text-properties officeooo:rsid="0062542c" officeooo:paragraph-rsid="0063b4c5"/>
    </style:style>
    <style:style style:name="P28" style:family="paragraph" style:parent-style-name="Text_20_body">
      <style:text-properties officeooo:rsid="00670a64" officeooo:paragraph-rsid="00670a64"/>
    </style:style>
    <style:style style:name="P29" style:family="paragraph" style:parent-style-name="Text_20_body">
      <style:paragraph-properties fo:margin-top="0in" fo:margin-bottom="0in" loext:contextual-spacing="false" fo:line-height="100%"/>
      <style:text-properties officeooo:rsid="0067d6c3" officeooo:paragraph-rsid="0067d6c3"/>
    </style:style>
    <style:style style:name="P30" style:family="paragraph" style:parent-style-name="Text_20_body">
      <style:paragraph-properties fo:margin-top="0in" fo:margin-bottom="0in" loext:contextual-spacing="false" fo:line-height="100%"/>
      <style:text-properties fo:font-size="10pt" officeooo:rsid="0068a77a" officeooo:paragraph-rsid="0068a77a" style:font-size-asian="8.75pt" style:font-size-complex="10pt"/>
    </style:style>
    <style:style style:name="P31" style:family="paragraph" style:parent-style-name="Heading_20_2">
      <style:text-properties officeooo:rsid="0029a719" officeooo:paragraph-rsid="0029a719"/>
    </style:style>
    <style:style style:name="P32" style:family="paragraph" style:parent-style-name="Heading_20_2">
      <style:text-properties officeooo:rsid="002bbf49" officeooo:paragraph-rsid="002bbf49"/>
    </style:style>
    <style:style style:name="P33" style:family="paragraph" style:parent-style-name="Standard" style:master-page-name="First_20_Page">
      <style:paragraph-properties style:page-number="auto"/>
    </style:style>
    <style:style style:name="P34" style:family="paragraph" style:parent-style-name="Standard">
      <style:text-properties fo:font-size="11pt" fo:font-weight="bold" officeooo:rsid="0062542c" officeooo:paragraph-rsid="0062542c" style:font-size-asian="11pt" style:font-weight-asian="bold" style:font-size-complex="11pt" style:font-weight-complex="bold"/>
    </style:style>
    <style:style style:name="P35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ndaleMono" fo:font-size="12pt" style:font-size-asian="12pt" style:font-size-complex="12pt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fo:color="#000000" style:font-name="AndaleMono" fo:font-size="12pt" officeooo:rsid="0036086e" officeooo:paragraph-rsid="00529f45" style:font-size-asian="12pt" style:font-size-complex="12pt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fo:font-size="10pt" officeooo:rsid="0068a77a" officeooo:paragraph-rsid="0068a77a" style:font-size-asian="8.75pt" style:font-size-complex="10pt"/>
    </style:style>
    <style:style style:name="P38" style:family="paragraph" style:parent-style-name="Heading_20_1">
      <style:text-properties officeooo:rsid="0016a9a6" officeooo:paragraph-rsid="0016a9a6"/>
    </style:style>
    <style:style style:name="P39" style:family="paragraph" style:parent-style-name="Heading_20_1">
      <style:text-properties officeooo:rsid="0016a9a6" officeooo:paragraph-rsid="00506583"/>
    </style:style>
    <style:style style:name="P40" style:family="paragraph" style:parent-style-name="Heading_20_1">
      <style:paragraph-properties fo:break-before="page"/>
      <style:text-properties officeooo:rsid="0016a9a6" officeooo:paragraph-rsid="0016a9a6"/>
    </style:style>
    <style:style style:name="T1" style:family="text">
      <style:text-properties officeooo:rsid="003a5b70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officeooo:rsid="0058a0bf"/>
    </style:style>
    <style:style style:name="T6" style:family="text">
      <style:text-properties officeooo:rsid="005a5d53"/>
    </style:style>
    <style:style style:name="T7" style:family="text">
      <style:text-properties fo:color="#dc2300"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color="#006600" fo:font-size="11pt" fo:font-weight="normal" style:font-size-asian="11pt" style:font-weight-asian="normal" style:font-size-complex="11pt" style:font-weight-complex="normal"/>
    </style:style>
    <style:style style:name="T9" style:family="text">
      <style:text-properties officeooo:rsid="0062542c"/>
    </style:style>
    <style:style style:name="T10" style:family="text">
      <style:text-properties officeooo:rsid="00634a9c"/>
    </style:style>
    <style:style style:name="T11" style:family="text">
      <style:text-properties officeooo:rsid="00670a64"/>
    </style:style>
    <style:style style:name="T12" style:family="text">
      <style:text-properties officeooo:rsid="0067d6c3"/>
    </style:style>
    <style:style style:name="T13" style:family="text">
      <style:text-properties style:font-name="LM Mono 10" fo:font-size="10pt" officeooo:rsid="0036086e" style:font-size-asian="10pt" style:font-size-complex="10pt"/>
    </style:style>
    <style:style style:name="T14" style:family="text">
      <style:text-properties style:font-name="LM Mono 10" officeooo:rsid="0036086e"/>
    </style:style>
    <style:style style:name="T15" style:family="text">
      <style:text-properties fo:color="#000000" style:font-name="AndaleMono" fo:font-size="12pt" style:font-size-asian="12pt" style:font-size-complex="12pt"/>
    </style:style>
    <style:style style:name="T16" style:family="text">
      <style:text-properties fo:color="#000000" style:font-name="LM Mono 10" fo:font-size="12pt" officeooo:rsid="0036086e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Standard"/>
      <text:p text:style-name="Title"/>
      <text:p text:style-name="Title"/>
      <text:p text:style-name="Title"/>
      <text:p text:style-name="Title"/>
      <text:p text:style-name="Title">Matthew Hruz</text:p>
      <text:p text:style-name="P9">CS 4013: Compiler Construction</text:p>
      <text:p text:style-name="Title">Project<text:span text:style-name="T9">s</text:span> <text:span text:style-name="T5">3 and 4</text:span></text:p>
      <text:h text:style-name="P40" text:outline-level="1">Introduction</text:h>
      <text:p text:style-name="P2">This report provides the details of my approach and implementation of Project <text:span text:style-name="T6">3</text:span>: T<text:span text:style-name="T6">ype and Scope Checking</text:span>, <text:span text:style-name="T9">and Project 4: Memory Address Computations, </text:span>for CS 4013: Compiler Construction. <text:span text:style-name="T1">I will go into detail about my approach, showing my grammar at each transformation step, as well as the first and follow sets, together with the parse table.</text:span></text:p>
      <text:h text:style-name="P38" text:outline-level="1">Methodology</text:h>
      <text:p text:style-name="P27">I began by manually working through the L-attributed definitions from the grammar (shown below). This was a large amount of the time that I spent working on the project. I then implemented a BlueGreenTree.py file, tested it directly by using its API and building a tree with it, just like I anticipated the parser to do. I then began to modify the parser so that the different production methods would accept and return attributes. Lastly, I designed the Blue/Green tree do the work of calculating and reporting the memory offsets.</text:p>
      <text:h text:style-name="Heading_20_3" text:outline-level="3">L-attributed definition</text:h>
      <text:p text:style-name="P10">The beginning of a program</text:p>
      <text:p text:style-name="P21"><text:span text:style-name="T4">program → </text:span><text:span text:style-name="T3">program id (</text:span><text:span text:style-name="T4"> identifier_list </text:span><text:span text:style-name="T3">);</text:span><text:span text:style-name="T4"> program1</text:span></text:p>
      <text:p text:style-name="P13">{checkAddGreenNode(id.lexval, PNAME)}</text:p>
      <text:p text:style-name="P17">program1 → declarations program1_1</text:p>
      <text:p text:style-name="P21"><text:span text:style-name="T2">program1 → subprogram_declarations compound_statement </text:span><text:span text:style-name="T3">.</text:span></text:p>
      <text:p text:style-name="P21"><text:span text:style-name="T2">program1 → compound_statement </text:span><text:span text:style-name="T3">.</text:span></text:p>
      <text:p text:style-name="P21"><text:span text:style-name="T2">program1_1 → <text:s/>subprogram_declarations compound_statement </text:span><text:span text:style-name="T3">.</text:span></text:p>
      <text:p text:style-name="P21"><text:span text:style-name="T2">program1_1 → compound_statement </text:span><text:span text:style-name="T3">.</text:span></text:p>
      <text:p text:style-name="P21"/>
      <text:p text:style-name="P10">The list of program parameters</text:p>
      <text:p text:style-name="P21"><text:span text:style-name="T2">identifier_list → </text:span><text:span text:style-name="T3">id </text:span><text:span text:style-name="T2">identifier_list1</text:span></text:p>
      <text:p text:style-name="P13">{checkAddBlueNode(id.lex, PPARAM)}</text:p>
      <text:p text:style-name="P21"><text:span text:style-name="T2">identifier_list1 → </text:span><text:span text:style-name="T3">, id</text:span><text:span text:style-name="T2"> identifier_list1</text:span></text:p>
      <text:p text:style-name="P13">{checkAddBlueNode(id.lex, PPARAM)}</text:p>
      <text:p text:style-name="P21"><text:span text:style-name="T2">identifier_list1→ </text:span><text:span text:style-name="T3">epsilon</text:span></text:p>
      <text:p text:style-name="P21"/>
      <text:p text:style-name="P10">The list of GLOBAL variables, which must be defined before subprograms (aka functions)</text:p>
      <text:p text:style-name="P21"><text:span text:style-name="T4">declarations → </text:span><text:span text:style-name="T3">var id : </text:span><text:span text:style-name="T4">type </text:span><text:span text:style-name="T3">;</text:span><text:span text:style-name="T4"> declarations1</text:span></text:p>
      <text:p text:style-name="P13">{checkAddBlueNode(id.lex, type.type)}</text:p>
      <text:p text:style-name="P21"><text:span text:style-name="T4">declarations1 → <text:s/></text:span><text:span text:style-name="T3">var id : </text:span><text:span text:style-name="T4">type </text:span><text:span text:style-name="T3">;</text:span><text:span text:style-name="T4"> declarations1</text:span></text:p>
      <text:p text:style-name="P13">{checkAddBlueNode(id.lex, type.type)}</text:p>
      <text:p text:style-name="P21"><text:span text:style-name="T4">declarations1 </text:span><text:span text:style-name="T2">→</text:span><text:span text:style-name="T4"> </text:span><text:span text:style-name="T3">epsilon</text:span></text:p>
      <text:p text:style-name="P21"/>
      <text:p text:style-name="P10">The type of a variable, array, or an anything for that matter</text:p>
      <text:p text:style-name="P18">type → standard_type</text:p>
      <text:p text:style-name="P14">{type.type := standard_type.type}</text:p>
      <text:p text:style-name="P21"><text:span text:style-name="T4">type </text:span><text:span text:style-name="T2">→</text:span><text:span text:style-name="T4"> </text:span><text:span text:style-name="T3">array [ num .. num ] of </text:span><text:span text:style-name="T4">standard_type</text:span></text:p>
      <text:p text:style-name="P3">{type.type := array(s, t)}</text:p>
      <text:p text:style-name="P21"/>
      <text:p text:style-name="P10">A subclass of type that only includes integers and reals. NOT arrays, although arrays must be an array of standard_types in this grammar.</text:p>
      <text:p text:style-name="P21"><text:span text:style-name="T4">standard_type → </text:span><text:span text:style-name="T3">integer</text:span></text:p>
      <text:p text:style-name="P13"><text:soft-page-break/>{standard_type.type := intType}</text:p>
      <text:p text:style-name="P21"><text:span text:style-name="T2">standard_type →</text:span><text:span text:style-name="T3"> real</text:span></text:p>
      <text:p text:style-name="P13">{standard_type.type := realType}</text:p>
      <text:p text:style-name="P21"/>
      <text:p text:style-name="P10">This is the beginning of a subprogram inside a grammar. It comes after global variable declarations. Subprograms can be nested within other subprograms.</text:p>
      <text:p text:style-name="P21"><text:span text:style-name="T4">subprogram_declarations → subprogram_declaration </text:span><text:span text:style-name="T3">; </text:span><text:span text:style-name="T2">subprogram_declarations1</text:span></text:p>
      <text:p text:style-name="P21"><text:span text:style-name="T2">subprogram_declarations1 → subprogram_declaration </text:span><text:span text:style-name="T3">;</text:span><text:span text:style-name="T2"> subprogram_declarations1 subprogram_declarations1 → </text:span><text:span text:style-name="T3">epsilon</text:span></text:p>
      <text:p text:style-name="P21"/>
      <text:p text:style-name="P18">subprogram_declaration → subprogram_head subprogram_declaration1</text:p>
      <text:p text:style-name="P18">subprogram_declaration1 → declarations subprogram_declaration1_1</text:p>
      <text:p text:style-name="P18">subprogram_declaration1 → subprogram_declarations compound_statement</text:p>
      <text:p text:style-name="P18">subprogram_declaration1 → compound_statement</text:p>
      <text:p text:style-name="P18">subprogram_declaration1_1 → subprogram_declarations compound_statement subprogram_declaration1_1 → compound_statement</text:p>
      <text:p text:style-name="P21"/>
      <text:p text:style-name="P10"><text:bookmark text:name="__DdeLink__311_309205982"/>The head of a function/subprogram, which includes the function name, parameters, and local variables for the scope.</text:p>
      <text:p text:style-name="P21"><text:span text:style-name="T4">subprogram_head → </text:span><text:span text:style-name="T3">function id </text:span><text:span text:style-name="T2">subprogram_head1</text:span></text:p>
      <text:p text:style-name="P13">{checkAddGreenNode(id.lexval, subprogram_head1.type)}</text:p>
      <text:p text:style-name="P21"><text:span text:style-name="T2">subprogram_head1 → </text:span><text:span text:style-name="T3">(</text:span><text:span text:style-name="T4"> parameter_list </text:span><text:span text:style-name="T3">)</text:span><text:span text:style-name="T4"> </text:span><text:span text:style-name="T3">: </text:span><text:span text:style-name="T4">standard_type </text:span><text:span text:style-name="T3">; </text:span></text:p>
      <text:p text:style-name="P13">{subprogram_head1.type := standard_type.type}</text:p>
      <text:p text:style-name="P21"><text:span text:style-name="T2">subprogram_head1 → </text:span><text:span text:style-name="T3">: </text:span><text:span text:style-name="T4">standard_type </text:span><text:span text:style-name="T3">; </text:span></text:p>
      <text:p text:style-name="P13">{subprogram_head1.type := standard_type.type}</text:p>
      <text:p text:style-name="P21"/>
      <text:p text:style-name="P21"><text:span text:style-name="T4">parameter_list → </text:span><text:span text:style-name="T3">id</text:span><text:span text:style-name="T4"> : type parameter_list1</text:span></text:p>
      <text:p text:style-name="P14">{checkAddBlueNode(id.lexval, type.type)</text:p>
      <text:p text:style-name="P21"><text:span text:style-name="T4">parameter_list1 → </text:span><text:span text:style-name="T3">; id</text:span><text:span text:style-name="T4"> </text:span><text:span text:style-name="T3">:</text:span><text:span text:style-name="T4"> type parameter_list1</text:span></text:p>
      <text:p text:style-name="P14">{checkAddBlueNode(id.lexval, type.type)}</text:p>
      <text:p text:style-name="P21"><text:span text:style-name="T2">parameter_list1 → </text:span><text:span text:style-name="T3">epsilon</text:span></text:p>
      <text:p text:style-name="P21"/>
      <text:p text:style-name="P10">This is a list of statements (bracketed by begin and end) that form a single unit. They can be found as a direct <text:s/>part of a program segment itself or inside a subprogram.</text:p>
      <text:p text:style-name="P21"><text:span text:style-name="T4">c</text:span><text:bookmark-start text:name="__DdeLink__2_269911033"/><text:span text:style-name="T4">ompound_statement</text:span><text:bookmark-end text:name="__DdeLink__2_269911033"/><text:span text:style-name="T4"> → </text:span><text:span text:style-name="T3">begin </text:span><text:span text:style-name="T2">compound_statement1 </text:span></text:p>
      <text:p text:style-name="P21"><text:span text:style-name="T2">compound_statement1 → statement_list </text:span><text:span text:style-name="T3">end</text:span></text:p>
      <text:p text:style-name="P21"><text:span text:style-name="T2">compound_statement1 →</text:span><text:span text:style-name="T3"> end</text:span></text:p>
      <text:p text:style-name="P11"/>
      <text:p text:style-name="P18">statement_list → statement statement_list1</text:p>
      <text:p text:style-name="P21"><text:span text:style-name="T4">statement_list1 → </text:span><text:span text:style-name="T3">; </text:span><text:span text:style-name="T4">statement statement_list1 </text:span></text:p>
      <text:p text:style-name="P21"><text:span text:style-name="T2">statement_list1 → </text:span><text:span text:style-name="T3">epsilon</text:span></text:p>
      <text:p text:style-name="P21"/>
      <text:p text:style-name="P11">A single statement in a function. Delineated with ';'.</text:p>
      <text:p text:style-name="P21"><text:span text:style-name="T4">statement → variable </text:span><text:span text:style-name="T3">assignop</text:span><text:span text:style-name="T4"> expression</text:span></text:p>
      <text:p text:style-name="P14">{statement.type := if getType(variable) = expression.type then expression.type</text:p>
      <text:p text:style-name="P14"><text:tab/>else *ERR}</text:p>
      <text:p text:style-name="P18">statement → compound_statement</text:p>
      <text:p text:style-name="P13">{statement.type := compound_statement.type }</text:p>
      <text:p text:style-name="P21"><text:span text:style-name="T4">statement → </text:span><text:span text:style-name="T3">if </text:span><text:span text:style-name="T4">expression </text:span><text:span text:style-name="T3">then</text:span><text:span text:style-name="T4"> statement[1] statement1</text:span></text:p>
      <text:p text:style-name="P14">{statement.type := if expression.type = <text:s/>BOOL then statement[1].type}</text:p>
      <text:p text:style-name="P14"><text:tab/>else ERR* }</text:p>
      <text:p text:style-name="P21"><text:span text:style-name="T4">statement → </text:span><text:span text:style-name="T3">while</text:span><text:span text:style-name="T4"> expression </text:span><text:span text:style-name="T3">do</text:span><text:span text:style-name="T4"> statement</text:span></text:p>
      <text:p text:style-name="P14">{statement.type := if expression.type = BOOL then void</text:p>
      <text:p text:style-name="P14"><text:tab/>else ERR* }</text:p>
      <text:p text:style-name="P21"><text:soft-page-break/><text:span text:style-name="T4">statement1 → </text:span><text:span text:style-name="T3">else</text:span><text:span text:style-name="T4"> statement</text:span></text:p>
      <text:p text:style-name="P14">{statement1.type := statement.type}</text:p>
      <text:p text:style-name="P21"><text:span text:style-name="T4">statement1 → </text:span><text:span text:style-name="T3">epsilon</text:span></text:p>
      <text:p text:style-name="P14">{statement1.type := void}</text:p>
      <text:p text:style-name="P12"/>
      <text:p text:style-name="P12">The usage of a variable. id or id[exp]</text:p>
      <text:p text:style-name="P21"><text:span text:style-name="T4">variable → </text:span><text:span text:style-name="T3">id</text:span><text:span text:style-name="T4"> </text:span><text:span text:style-name="T2">variable1</text:span></text:p>
      <text:p text:style-name="P13">{variable1.in := getType(id)}</text:p>
      <text:p text:style-name="P13">{variable.type := getType(id)}</text:p>
      <text:p text:style-name="P17">---begin subset---</text:p>
      <text:p text:style-name="P21"><text:span text:style-name="T2">variable1 → </text:span><text:span text:style-name="T3">[ </text:span><text:span text:style-name="T2">expression</text:span><text:span text:style-name="T3"> ]</text:span></text:p>
      <text:p text:style-name="P13">{ variable1.type := if expression.type = INT and variable1.in = array(s, t), then t</text:p>
      <text:p text:style-name="P13"><text:tab/>else ERR* }</text:p>
      <text:p text:style-name="P21"><text:span text:style-name="T2">variable1 → </text:span><text:span text:style-name="T3">epsilon</text:span></text:p>
      <text:p text:style-name="P15">{ variable1.type := void}</text:p>
      <text:p text:style-name="P21"/>
      <text:p text:style-name="P12">A list of expressions to be used</text:p>
      <text:p text:style-name="P18">expression_list → expression expression_list1</text:p>
      <text:p text:style-name="P14">{expression_list.type := if expression_list1.type = s, then appendTo(expression_list1.type, expression.type),</text:p>
      <text:p text:style-name="P14"><text:tab/>else ERR*}</text:p>
      <text:p text:style-name="P21"><text:span text:style-name="T4">expression_list1 → </text:span><text:span text:style-name="T3">, </text:span><text:span text:style-name="T4">expression expression_list1</text:span></text:p>
      <text:p text:style-name="P14">{expression_list1.type := if expression_list1.type = s, then appendTo(expression_list1.type, expression.type),</text:p>
      <text:p text:style-name="P14"><text:tab/>else ERR*}</text:p>
      <text:p text:style-name="P21"><text:span text:style-name="T4">expression_list1 → </text:span><text:span text:style-name="T3">epsilon</text:span></text:p>
      <text:p text:style-name="P14">{expression_list1 := newS()} #an empty list for argument types</text:p>
      <text:p text:style-name="P21"/>
      <text:p text:style-name="P21"/>
      <text:p text:style-name="P18">expression → simple_expression expression1</text:p>
      <text:p text:style-name="P14">{ expression1.in := simple_expression.type }</text:p>
      <text:p text:style-name="P14">{ expression.type := if expression1 := void then simple_expression.type, else expression1.type }</text:p>
      <text:p text:style-name="P21"/>
      <text:p text:style-name="P21"><text:span text:style-name="T4">expression1 →</text:span><text:bookmark-start text:name="__DdeLink__193_1322973715"/><text:span text:style-name="T3">relop</text:span><text:bookmark-end text:name="__DdeLink__193_1322973715"/><text:span text:style-name="T4"> simple_expression</text:span></text:p>
      <text:p text:style-name="P13">{ expression1.type := if expression1.in = simple_expression.type = (int or real) then BOOL</text:p>
      <text:p text:style-name="P13"><text:tab/>else ERR*}</text:p>
      <text:p text:style-name="P21"><text:span text:style-name="T4">expression1 → </text:span><text:span text:style-name="T3">epsilon</text:span></text:p>
      <text:p text:style-name="P13">{expression1.type := void}</text:p>
      <text:p text:style-name="P21"/>
      <text:p text:style-name="P18">simple_expression → term simple_expression1</text:p>
      <text:p text:style-name="P14"><text:bookmark text:name="__DdeLink__254_786946861"/>{simple_expression.type := if term.type = simple_expression1.type or simple_expression1 := void then term.type</text:p>
      <text:p text:style-name="P14"><text:tab/>else ERR*}</text:p>
      <text:p text:style-name="P18">simple_expression → sign term simple_expression1</text:p>
      <text:p text:style-name="P14">{simple_expression.type := if term.type = simple_expression.type or simple_expression1 := void then term.type</text:p>
      <text:p text:style-name="P14"><text:tab/>else ERR*}</text:p>
      <text:p text:style-name="P21"/>
      <text:p text:style-name="P21"><text:span text:style-name="T4">simple_expression1 → </text:span><text:span text:style-name="T3">addop</text:span><text:span text:style-name="T4"> term simple_expression1[1]</text:span></text:p>
      <text:p text:style-name="P14">{simple_expression1.type := if term.type = simple_expression1[1].type or simple_expression1[1].type = void then term.type</text:p>
      <text:p text:style-name="P13"><text:s/><text:tab/>else ERR* }</text:p>
      <text:p text:style-name="P21"><text:span text:style-name="T2">simple_expression1 →</text:span><text:span text:style-name="T3"> epsilon</text:span></text:p>
      <text:p text:style-name="P13">{ simple_epression1.type := void }</text:p>
      <text:p text:style-name="P21"/>
      <text:p text:style-name="P18">term → factor term1</text:p>
      <text:p text:style-name="P14"><text:soft-page-break/>{term.type := if factor.type = term1.type or term1.type = void then factor.type</text:p>
      <text:p text:style-name="P14"><text:s/><text:tab/>else ERR* }</text:p>
      <text:p text:style-name="P21"/>
      <text:p text:style-name="P21"><text:span text:style-name="T4">term1 → </text:span><text:span text:style-name="T3">multop </text:span><text:span text:style-name="T2">factor term1[1]</text:span></text:p>
      <text:p text:style-name="P14">{term1.type := if (factor.type = term1[1].type = (int or real)) or term1[1].type = void then factor.type</text:p>
      <text:p text:style-name="P13"><text:s/><text:tab/>else ERR* }</text:p>
      <text:p text:style-name="P21"><text:span text:style-name="T4">term1 → </text:span><text:span text:style-name="T3">epsilon</text:span></text:p>
      <text:p text:style-name="P13">{ term1.type := void}</text:p>
      <text:p text:style-name="P21"/>
      <text:p text:style-name="P21"><text:span text:style-name="T4">factor → </text:span><text:span text:style-name="T3">id </text:span><text:span text:style-name="T2">factor1</text:span></text:p>
      <text:p text:style-name="P21"><text:span text:style-name="T7">{factor.type := if getType(id) = </text:span><text:span text:style-name="T8">tArray</text:span><text:span text:style-name="T7"> and factor1.type = </text:span><text:span text:style-name="T8">tArray</text:span><text:span text:style-name="T7">, then </text:span><text:span text:style-name="T8">tArray</text:span></text:p>
      <text:p text:style-name="P21"><text:span text:style-name="T7"><text:tab/>else if getType(id) = FNAME and factor1.type = </text:span><text:span text:style-name="T8">AN ARRAY DATA STRUCTURE!</text:span><text:span text:style-name="T7">, then factor1.type</text:span></text:p>
      <text:p text:style-name="P13"><text:tab/>else if getType(id) = (int or real) and factor1.type = void, then getType(id)</text:p>
      <text:p text:style-name="P13"><text:tab/>else ERR*}</text:p>
      <text:p text:style-name="P13">{factor1.in := getType(id)}</text:p>
      <text:p text:style-name="P21"><text:span text:style-name="T2">factor → </text:span><text:span text:style-name="T3">num</text:span></text:p>
      <text:p text:style-name="P13">{factor.type := num.type}</text:p>
      <text:p text:style-name="P21"><text:span text:style-name="T2">factor → </text:span><text:span text:style-name="T3">(</text:span><text:span text:style-name="T4"> expression </text:span><text:span text:style-name="T3">)</text:span></text:p>
      <text:p text:style-name="P13">{factor.type:= expression.type}</text:p>
      <text:p text:style-name="P21"><text:span text:style-name="T2">factor → </text:span><text:span text:style-name="T3">not </text:span><text:span text:style-name="T4">factor[1]</text:span></text:p>
      <text:p text:style-name="P14">{ factor.type := if factor[1].type = BOOL then BOOL</text:p>
      <text:p text:style-name="P14"><text:tab/>else if factor[1] = ERR or ERR* then ERR</text:p>
      <text:p text:style-name="P14"><text:tab/>else ERR* }</text:p>
      <text:p text:style-name="P21"/>
      <text:p text:style-name="P21"><text:span text:style-name="T4">factor1 → </text:span><text:span text:style-name="T3">( </text:span><text:span text:style-name="T4">expression_list</text:span><text:span text:style-name="T3"> )</text:span></text:p>
      <text:p text:style-name="P13">{ factor1.type := if expression_list.type = s then s,</text:p>
      <text:p text:style-name="P13"><text:tab/>else ERR*} #s is a list of the types of all the expressions</text:p>
      <text:p text:style-name="P17">factor1 → variable1</text:p>
      <text:p text:style-name="P16">{factor1.type := <text:s/>varable1.type}</text:p>
      <text:p text:style-name="P16">{variable1.in := factor1.in.type}</text:p>
      <text:p text:style-name="P21"/>
      <text:p text:style-name="P21"><text:span text:style-name="T4">sign → </text:span><text:span text:style-name="T3">+</text:span></text:p>
      <text:p text:style-name="P20"><text:span text:style-name="T4">sign → </text:span><text:span text:style-name="T3">-</text:span></text:p>
      <text:h text:style-name="P39" text:outline-level="1">Implementation</text:h>
      <text:p text:style-name="P19">The implementation mainly required modification of existing code and the addition of a blue/green tree object, which was created in blueGreenTree.py and imported into the parser. <text:span text:style-name="T10">BlueGreenTree.py implemented two classes, one for blue nodes and one for green nodes. checkAddBlueNode(), checkAddGreenNode(), and multiple helper methods to make the code more modular.</text:span></text:p>
      <text:p text:style-name="P19"/>
      <text:p text:style-name="P19">Parser.py was the main script that needed to be modified. Many production methods <text:span text:style-name="T11">were modified to add return statements and arguments to allow attributes to be inherited and passed. Integration with the Blue/Green tree was also added to the parser. Extensive testing was used to identify problems and fix bugs.</text:span></text:p>
      <text:p text:style-name="P19"/>
      <text:p text:style-name="P22">Lastly, project four was implemented, which was rather quick to implement. I simply implemented my methodology and had the Blue/Green tree do all the work of <text:span text:style-name="T12">creating a new file, writing memory offsets, etc.</text:span></text:p>
      <text:p text:style-name="P34"/>
      <text:h text:style-name="P39" text:outline-level="1"><text:soft-page-break/>Discussion and Conclusions</text:h>
      <text:p text:style-name="P28">Overall, project three was one of the more difficult projects, while project four was the simplest. The project involved meticulous detail in planning and deriving the L-attributed definition, and small mistakes could lead to hours of debug time. I did find some bugs in the L-attributed definition, but overall most of the bugs were in the implementation. Some of the implementation decisions were quite non-conventional and hacky, but they worked. Overall, this project did teach me important skills in compiler design.</text:p>
      <text:h text:style-name="P40" text:outline-level="1">Appendix I: Sample Inputs and Outputs</text:h>
      <text:h text:style-name="P31" text:outline-level="2">Input</text:h>
      <text:p text:style-name="P5"/>
      <text:p text:style-name="P5">program fullProg(xVar, yVar);</text:p>
      <text:p text:style-name="P5"><text:tab/>var x: integer;</text:p>
      <text:p text:style-name="P5"><text:tab/>var y: integer;</text:p>
      <text:p text:style-name="P5"><text:tab/>var z: real;</text:p>
      <text:p text:style-name="P5"><text:tab/>var someArray: array[1..5] of real; {inline comment}</text:p>
      <text:p text:style-name="P5"><text:tab/></text:p>
      <text:p text:style-name="P5"><text:tab/>function gcd (a: integer; b : integer) : integer;</text:p>
      <text:p text:style-name="P5"><text:tab/>var sol: integer;</text:p>
      <text:p text:style-name="P5"><text:tab/>begin</text:p>
      <text:p text:style-name="P5"><text:tab/><text:tab/>if b = 4 then sol:=a {ensure that gcd id is the same throughout}</text:p>
      <text:p text:style-name="P5"><text:tab/><text:tab/>else sol := 7</text:p>
      <text:p text:style-name="P5"><text:tab/>end;</text:p>
      <text:p text:style-name="P5"/>
      <text:p text:style-name="P5"/>
      <text:p text:style-name="P5"><text:tab/>function aProc (w: integer) : integer;</text:p>
      <text:p text:style-name="P5"><text:tab/><text:tab/>begin</text:p>
      <text:p text:style-name="P5"><text:tab/><text:tab/><text:tab/>w := x div y;</text:p>
      <text:p text:style-name="P5"><text:tab/><text:tab/><text:tab/>while <text:s/>w &gt; 0 do</text:p>
      <text:p text:style-name="P5"><text:tab/><text:tab/><text:tab/><text:tab/>begin</text:p>
      <text:p text:style-name="P5"><text:tab/><text:tab/><text:tab/><text:tab/><text:tab/>w := w - 1;</text:p>
      <text:p text:style-name="P5"><text:tab/><text:tab/><text:tab/><text:tab/><text:tab/>if x &lt;&gt; 0 then x := x + 1 else z := z/2.0;</text:p>
      <text:p text:style-name="P5"><text:tab/><text:tab/><text:tab/><text:tab/><text:tab/>if not((10 mod 3) &lt;= 3) then x:=2*5 else z:=5.2;</text:p>
      <text:p text:style-name="P5"><text:tab/><text:tab/><text:tab/><text:tab/><text:tab/>if 10&gt;=3 then x:=2*5 else z:=5.2;</text:p>
      <text:p text:style-name="P5"><text:tab/><text:tab/><text:tab/><text:tab/><text:tab/>if 6&gt;5 <text:s/>then x:=2*5 else z:=5.2;</text:p>
      <text:p text:style-name="P5"><text:tab/><text:tab/><text:tab/><text:tab/><text:tab/>if 6&lt;5 <text:s/>then x:=2*5 else z:=5.2;</text:p>
      <text:p text:style-name="P5"><text:tab/><text:tab/><text:tab/><text:tab/><text:tab/>if 10&lt;=3 then x:=2*5 else z:=5.2;</text:p>
      <text:p text:style-name="P5"><text:tab/><text:tab/><text:tab/><text:tab/><text:tab/>x := 4 or 5</text:p>
      <text:p text:style-name="P5"><text:tab/><text:tab/><text:tab/><text:tab/>end</text:p>
      <text:p text:style-name="P5"><text:tab/><text:tab/>end;</text:p>
      <text:p text:style-name="P5"><text:tab/></text:p>
      <text:p text:style-name="P5"><text:tab/>begin</text:p>
      <text:p text:style-name="P5"><text:tab/><text:tab/>x := 17;</text:p>
      <text:p text:style-name="P5"><text:tab/><text:tab/>y :=-4;</text:p>
      <text:p text:style-name="P5"><text:tab/><text:tab/>y := gcd(x, y);</text:p>
      <text:p text:style-name="P5"><text:tab/><text:tab/>x := aProc(x)</text:p>
      <text:p text:style-name="P5"><text:tab/>end</text:p>
      <text:p text:style-name="P5">{this is a comment}</text:p>
      <text:p text:style-name="P5">.</text:p>
      <text:p text:style-name="P4"/>
      <text:h text:style-name="P32" text:outline-level="2">Output</text:h>
      <text:h text:style-name="P23" text:outline-level="3">Console output</text:h>
      <text:p text:style-name="P36">lexical analysis is complete</text:p>
      <text:p text:style-name="P35">gotta figure out what to do about PPARAMS</text:p>
      <text:p text:style-name="P35">gotta figure out what to do about PPARAMS</text:p>
      <text:p text:style-name="P35">Syntax Analysis is complete</text:p>
      <text:p text:style-name="P7"><text:span text:style-name="T15">Semantic Analysis is complete</text:span><text:span text:style-name="T16"> </text:span><text:span text:style-name="T13"><text:s text:c="10"/></text:span><text:span text:style-name="T14"><text:s text:c="9"/></text:span></text:p>
      <text:h text:style-name="P23" text:outline-level="3">Offsets file</text:h>
      <text:p text:style-name="P6">a: 0</text:p>
      <text:p text:style-name="P6"><text:soft-page-break/>b: 4</text:p>
      <text:p text:style-name="P6">sol: 8</text:p>
      <text:p text:style-name="P6"/>
      <text:h text:style-name="P23" text:outline-level="3">Line Listing</text:h>
      <text:p text:style-name="P8">1: </text:p>
      <text:p text:style-name="P8"/>
      <text:p text:style-name="P8">2: program fullProg(xVar, yVar);</text:p>
      <text:p text:style-name="P8"/>
      <text:p text:style-name="P8">3: <text:tab/>var x: integer;</text:p>
      <text:p text:style-name="P8"/>
      <text:p text:style-name="P8">4: <text:tab/>var y: integer;</text:p>
      <text:p text:style-name="P8"/>
      <text:p text:style-name="P8">5: <text:tab/>var z: real;</text:p>
      <text:p text:style-name="P8"/>
      <text:p text:style-name="P8">6: <text:tab/>var someArray: array[1..5] of real; {inline comment}</text:p>
      <text:p text:style-name="P8"/>
      <text:p text:style-name="P8">7: <text:tab/></text:p>
      <text:p text:style-name="P8"/>
      <text:p text:style-name="P8">8: <text:tab/>function gcd (a: integer; b : integer) : integer;</text:p>
      <text:p text:style-name="P8"/>
      <text:p text:style-name="P8">9: <text:tab/>var sol: integer;</text:p>
      <text:p text:style-name="P8"/>
      <text:p text:style-name="P8">10: <text:tab/>begin</text:p>
      <text:p text:style-name="P8"/>
      <text:p text:style-name="P8">11: <text:tab/><text:tab/>if b = 4 then sol:=a {ensure that gcd id is the same throughout}</text:p>
      <text:p text:style-name="P8"/>
      <text:p text:style-name="P8">12: <text:tab/><text:tab/>else sol := 7</text:p>
      <text:p text:style-name="P8"/>
      <text:p text:style-name="P8">13: <text:tab/>end;</text:p>
      <text:p text:style-name="P8"/>
      <text:p text:style-name="P8">14: </text:p>
      <text:p text:style-name="P8"/>
      <text:p text:style-name="P8">15: </text:p>
      <text:p text:style-name="P8"/>
      <text:p text:style-name="P8">16: <text:tab/>function aProc (w: integer) : integer;</text:p>
      <text:p text:style-name="P8"/>
      <text:p text:style-name="P8">17: <text:tab/><text:tab/>begin</text:p>
      <text:p text:style-name="P8"/>
      <text:p text:style-name="P8">18: <text:tab/><text:tab/><text:tab/>w := x div y;</text:p>
      <text:p text:style-name="P8"/>
      <text:p text:style-name="P8">19: <text:tab/><text:tab/><text:tab/>while <text:s/>w &gt; 0 do</text:p>
      <text:p text:style-name="P8"/>
      <text:p text:style-name="P8">20: <text:tab/><text:tab/><text:tab/><text:tab/>begin</text:p>
      <text:p text:style-name="P8"/>
      <text:p text:style-name="P8">21: <text:tab/><text:tab/><text:tab/><text:tab/><text:tab/>w := w - 1;</text:p>
      <text:p text:style-name="P8"/>
      <text:p text:style-name="P8">22: <text:tab/><text:tab/><text:tab/><text:tab/><text:tab/>if x &lt;&gt; 0 then x := x + 1 else z := z/2.0;</text:p>
      <text:p text:style-name="P8"/>
      <text:p text:style-name="P8">23: <text:tab/><text:tab/><text:tab/><text:tab/><text:tab/>if not((10 mod 3) &lt;= 3) then x:=2*5 else z:=5.2;</text:p>
      <text:p text:style-name="P8"/>
      <text:p text:style-name="P8"><text:soft-page-break/>24: <text:tab/><text:tab/><text:tab/><text:tab/><text:tab/>if 10&gt;=3 then x:=2*5 else z:=5.2;</text:p>
      <text:p text:style-name="P8"/>
      <text:p text:style-name="P8">25: <text:tab/><text:tab/><text:tab/><text:tab/><text:tab/>if 6&gt;5 <text:s/>then x:=2*5 else z:=5.2;</text:p>
      <text:p text:style-name="P8"/>
      <text:p text:style-name="P8">26: <text:tab/><text:tab/><text:tab/><text:tab/><text:tab/>if 6&lt;5 <text:s/>then x:=2*5 else z:=5.2;</text:p>
      <text:p text:style-name="P8"/>
      <text:p text:style-name="P8">27: <text:tab/><text:tab/><text:tab/><text:tab/><text:tab/>if 10&lt;=3 then x:=2*5 else z:=5.2;</text:p>
      <text:p text:style-name="P8"/>
      <text:p text:style-name="P8">28: <text:tab/><text:tab/><text:tab/><text:tab/><text:tab/>x := 4 or 5</text:p>
      <text:p text:style-name="P8"/>
      <text:p text:style-name="P8">29: <text:tab/><text:tab/><text:tab/><text:tab/>end</text:p>
      <text:p text:style-name="P8"/>
      <text:p text:style-name="P8">30: <text:tab/><text:tab/>end;</text:p>
      <text:p text:style-name="P8"/>
      <text:p text:style-name="P8">31: <text:tab/></text:p>
      <text:p text:style-name="P8"/>
      <text:p text:style-name="P8">32: <text:tab/>begin</text:p>
      <text:p text:style-name="P8"/>
      <text:p text:style-name="P8">33: <text:tab/><text:tab/>x := 17;</text:p>
      <text:p text:style-name="P8"/>
      <text:p text:style-name="P8">34: <text:tab/><text:tab/>y :=-4;</text:p>
      <text:p text:style-name="P8"/>
      <text:p text:style-name="P8">35: <text:tab/><text:tab/>y := gcd(x, y);</text:p>
      <text:p text:style-name="P8"/>
      <text:p text:style-name="P8">36: <text:tab/><text:tab/>x := aProc(x)</text:p>
      <text:p text:style-name="P8"/>
      <text:p text:style-name="P8">37: <text:tab/>end</text:p>
      <text:p text:style-name="P8"/>
      <text:p text:style-name="P8">38: {this is a comment}</text:p>
      <text:p text:style-name="P8"/>
      <text:p text:style-name="P8">39: .</text:p>
      <text:p text:style-name="P8">#</text:p>
      <text:h text:style-name="P25" text:outline-level="3">Main.py</text:h>
      <text:p text:style-name="P30">#!/usr/bin/python</text:p>
      <text:p text:style-name="P30"/>
      <text:p text:style-name="P30">'''</text:p>
      <text:p text:style-name="P30">Pascal Compiler version 0.1 for CS 4013, Project 2</text:p>
      <text:p text:style-name="P30">Matthew Hruz, 2015, The University of Tulsa</text:p>
      <text:p text:style-name="P30"/>
      <text:p text:style-name="P30">This python file will handle input from source files </text:p>
      <text:p text:style-name="P30">and reserved word files.</text:p>
      <text:p text:style-name="P30">'''</text:p>
      <text:p text:style-name="P30"/>
      <text:p text:style-name="P30">import sys</text:p>
      <text:p text:style-name="P30">import lexer</text:p>
      <text:p text:style-name="P30">import parser</text:p>
      <text:p text:style-name="P30">from symbolTable import symbolTable</text:p>
      <text:p text:style-name="P30"/>
      <text:p text:style-name="P30">def printHelp():</text:p>
      <text:p text:style-name="P30"><text:s text:c="4"/>print "Usage:"</text:p>
      <text:p text:style-name="P30"><text:s text:c="4"/>print "python main.py sourceFile"</text:p>
      <text:p text:style-name="P30"/>
      <text:p text:style-name="P30">#process args and begin process</text:p>
      <text:p text:style-name="P30">if len(sys.argv) is not 2:</text:p>
      <text:p text:style-name="P30"><text:s text:c="4"/>printHelp()</text:p>
      <text:p text:style-name="P30"><text:s text:c="4"/>sys.exit()</text:p>
      <text:p text:style-name="P30"/>
      <text:p text:style-name="P30">#process reserved words file and store into reserved words table</text:p>
      <text:p text:style-name="P30">lines = open('reservedWords.rwf', 'r').readlines()</text:p>
      <text:p text:style-name="P30">rwTable=symbolTable()</text:p>
      <text:p text:style-name="P30">for l in lines:</text:p>
      <text:p text:style-name="P30"><text:s text:c="4"/>words=l.split()</text:p>
      <text:p text:style-name="P30"><text:s text:c="4"/>lexeme=words[0].translate(None, '\"')</text:p>
      <text:p text:style-name="P30"><text:s text:c="4"/>tokenType=words[1]</text:p>
      <text:p text:style-name="P30"><text:s text:c="4"/>attribute=words[2]</text:p>
      <text:p text:style-name="P30"><text:s text:c="4"/>token={'lexeme':lexeme, 'tokenType':tokenType, 'attribute':attribute}</text:p>
      <text:p text:style-name="P30"><text:s text:c="4"/>rwTable.insert(token)</text:p>
      <text:p text:style-name="P30"/>
      <text:p text:style-name="P30">#get an array of lines</text:p>
      <text:p text:style-name="P30">lines = open(sys.argv[1], "r").readlines()</text:p>
      <text:p text:style-name="P30">lines[-1]+='\x03'</text:p>
      <text:p text:style-name="P30"/>
      <text:p text:style-name="P30">listingFile = open('lineListing.txt', 'w')</text:p>
      <text:p text:style-name="P30">tokenFile = open('tokenFile.txt', 'w')</text:p>
      <text:p text:style-name="P30"/>
      <text:p text:style-name="P30">tokenFile.write("line No.".center(10) + "Lexeme".ljust(17) \</text:p>
      <text:p text:style-name="P30">+ "Token Type".ljust(15) + "attribute".ljust(40) + '\n')</text:p>
      <text:p text:style-name="P30"/>
      <text:p text:style-name="P30">lexer.setup(listingFile, tokenFile, lines, rwTable)</text:p>
      <text:p text:style-name="P30"/>
      <text:p text:style-name="P30">for l in lines:</text:p>
      <text:p text:style-name="P30"><text:s text:c="4"/>lexer.feedLexer(l)</text:p>
      <text:p text:style-name="P30">print "lexical analysis is complete"</text:p>
      <text:p text:style-name="P30"/>
      <text:p text:style-name="P30">parser.setup(lexer, rwTable, listingFile)</text:p>
      <text:p text:style-name="P30">parser.parse()</text:p>
      <text:h text:style-name="P24" text:outline-level="3">Lexer.py</text:h>
      <text:p text:style-name="P30">#!/usr/bin/python</text:p>
      <text:p text:style-name="P30">'''</text:p>
      <text:p text:style-name="P30"><text:soft-page-break/>Lexer for compiler</text:p>
      <text:p text:style-name="P30">'''</text:p>
      <text:p text:style-name="P30">from types import *</text:p>
      <text:p text:style-name="P30">import sys</text:p>
      <text:p text:style-name="P30"/>
      <text:p text:style-name="P30">listingFile = None</text:p>
      <text:p text:style-name="P30">lineNum = 1</text:p>
      <text:p text:style-name="P30">sourceLines = None</text:p>
      <text:p text:style-name="P30"/>
      <text:p text:style-name="P30">class LexerFSM:</text:p>
      <text:p text:style-name="P30"><text:s text:c="4"/>def __init__(self):</text:p>
      <text:p text:style-name="P30"><text:s text:c="8"/>self.states = {}</text:p>
      <text:p text:style-name="P30"><text:s text:c="8"/>self.startState = None</text:p>
      <text:p text:style-name="P30"><text:s text:c="8"/>self.currentState = None</text:p>
      <text:p text:style-name="P30"><text:s text:c="8"/>self.isRunning = False</text:p>
      <text:p text:style-name="P30"/>
      <text:p text:style-name="P30"/>
      <text:p text:style-name="P30"><text:s text:c="4"/>#handler is a function type</text:p>
      <text:p text:style-name="P30"><text:s text:c="4"/>def addState(self, name, handler):</text:p>
      <text:p text:style-name="P30"><text:s text:c="8"/>#input validation</text:p>
      <text:p text:style-name="P30"><text:s text:c="8"/>if type(name) is not str:</text:p>
      <text:p text:style-name="P30"><text:s text:c="12"/>raise TypeErr("Argument \'name\' in addState must be of type string")</text:p>
      <text:p text:style-name="P30"><text:s text:c="12"/>return</text:p>
      <text:p text:style-name="P30"/>
      <text:p text:style-name="P30"><text:s text:c="8"/>if type(handler) is not FunctionType:</text:p>
      <text:p text:style-name="P30"><text:s text:c="12"/>raise TypeErr("Argument \'handler\' in addState must be of type function")</text:p>
      <text:p text:style-name="P30"><text:s text:c="12"/>return</text:p>
      <text:p text:style-name="P30"/>
      <text:p text:style-name="P30"><text:s text:c="8"/>if name in self.states:</text:p>
      <text:p text:style-name="P30"><text:s text:c="12"/>print "Warning! Adding state that already exists. This replaces the old state"</text:p>
      <text:p text:style-name="P30"><text:s text:c="8"/>self.states[name]=handler</text:p>
      <text:p text:style-name="P30"/>
      <text:p text:style-name="P30"><text:s text:c="4"/>def setStart(self, name):</text:p>
      <text:p text:style-name="P30"><text:s text:c="8"/>#input validation</text:p>
      <text:p text:style-name="P30"><text:s text:c="8"/>if type(name) is not str:</text:p>
      <text:p text:style-name="P30"><text:s text:c="12"/>raise TypeErr("Argument \'name\' in setStart must be of type string")</text:p>
      <text:p text:style-name="P30"><text:s text:c="12"/>return</text:p>
      <text:p text:style-name="P30"/>
      <text:p text:style-name="P30"><text:s text:c="8"/>if name not in self.states:</text:p>
      <text:p text:style-name="P30"><text:s text:c="12"/>print "ERROR! Cannot define the start state without first adding it.\n---StartState has been left undefined"</text:p>
      <text:p text:style-name="P30"><text:s text:c="12"/>return</text:p>
      <text:p text:style-name="P30"><text:s text:c="8"/>self.startState=name</text:p>
      <text:p text:style-name="P30"/>
      <text:p text:style-name="P30"><text:s text:c="4"/>def start(self, char=None):</text:p>
      <text:p text:style-name="P30"><text:s text:c="8"/>#begin by checking that inital conditions are ok for starting the machine</text:p>
      <text:p text:style-name="P30"><text:s text:c="8"/>if len(self.states) == 0:</text:p>
      <text:p text:style-name="P30"><text:s text:c="12"/>print "States must be added with addState(), and a startState needs to be defined, before the Finite State Machine can run"</text:p>
      <text:p text:style-name="P30"><text:s text:c="12"/>return</text:p>
      <text:p text:style-name="P30"><text:s text:c="8"/>if self.startState is None:</text:p>
      <text:p text:style-name="P30"><text:s text:c="12"/>print "Error! Cannot run until the startState has been defined with setStart"</text:p>
      <text:p text:style-name="P30"><text:s text:c="12"/>return</text:p>
      <text:p text:style-name="P30"/>
      <text:p text:style-name="P30"><text:s text:c="8"/>#initialize the machine</text:p>
      <text:p text:style-name="P30"><text:s text:c="8"/>self.currentState=self.startState</text:p>
      <text:p text:style-name="P30"><text:s text:c="8"/>self.isRunning=True</text:p>
      <text:p text:style-name="P30"><text:s text:c="8"/>if type(char) is not NoneType:</text:p>
      <text:p text:style-name="P30"><text:s text:c="12"/>feedChar(char)</text:p>
      <text:p text:style-name="P30"/>
      <text:p text:style-name="P30"><text:s text:c="4"/>def feedChar(self, char):</text:p>
      <text:p text:style-name="P30"><text:soft-page-break/><text:s text:c="8"/>assert(self.isRunning)</text:p>
      <text:p text:style-name="P30"><text:s text:c="8"/>#input validation</text:p>
      <text:p text:style-name="P30"><text:s text:c="8"/>if type(char) is not str or len(char) is not 1:</text:p>
      <text:p text:style-name="P30"><text:s text:c="12"/>raise TypeError("trying to feedChar in lexer without a string of length 1 (a char)")</text:p>
      <text:p text:style-name="P30"><text:s text:c="12"/>return</text:p>
      <text:p text:style-name="P30"/>
      <text:p text:style-name="P30"><text:s text:c="8"/>newState=self.states[self.currentState](char)</text:p>
      <text:p text:style-name="P30"/>
      <text:p text:style-name="P30"><text:s text:c="8"/>if type(newState) is str:</text:p>
      <text:p text:style-name="P30"><text:s text:c="12"/>#newState is indeed a new state</text:p>
      <text:p text:style-name="P30"><text:s text:c="12"/>#make sure currentState is a valid state</text:p>
      <text:p text:style-name="P30"><text:s text:c="12"/>if self.currentState not in self.states:</text:p>
      <text:p text:style-name="P30"><text:s text:c="16"/>raise KeyError("A lexer FSM tried to go to a state that doesn't exist ("+currentState+")")</text:p>
      <text:p text:style-name="P30"><text:s text:c="16"/>assert(False)</text:p>
      <text:p text:style-name="P30"><text:s text:c="12"/>self.currentState=newState</text:p>
      <text:p text:style-name="P30"><text:s text:c="12"/>return True</text:p>
      <text:p text:style-name="P30"/>
      <text:p text:style-name="P30"><text:s text:c="8"/>if type(newState) is dict:</text:p>
      <text:p text:style-name="P30"><text:s text:c="12"/>#the FSM has found a valid token. NewState holds that token (or an empty dict if tokenless)</text:p>
      <text:p text:style-name="P30"><text:s text:c="12"/>assert bool(newState) is False or ('tokenType' in newState and 'lexeme' in newState and 'attribute' in newState)</text:p>
      <text:p text:style-name="P30"><text:s text:c="12"/>self.isRunning=False</text:p>
      <text:p text:style-name="P30"><text:s text:c="12"/>return newState</text:p>
      <text:p text:style-name="P30"/>
      <text:p text:style-name="P30"><text:s text:c="8"/>if type(newState) is NoneType:</text:p>
      <text:p text:style-name="P30"><text:s text:c="12"/>#the FSM cannot determine the token type</text:p>
      <text:p text:style-name="P30"><text:s text:c="12"/>self.isRunning=False</text:p>
      <text:p text:style-name="P30"><text:s text:c="12"/>return False</text:p>
      <text:p text:style-name="P30">#end lexerFSM class</text:p>
      <text:p text:style-name="P30"/>
      <text:p text:style-name="P30">'''</text:p>
      <text:p text:style-name="P30">Main code of lexer.py.</text:p>
      <text:p text:style-name="P30">'''</text:p>
      <text:p text:style-name="P30"/>
      <text:p text:style-name="P30">#define module fields</text:p>
      <text:p text:style-name="P30">buff=[]</text:p>
      <text:p text:style-name="P30">buffPtr=0</text:p>
      <text:p text:style-name="P30">machines=[] #order is important. Make sure machines are priority ordered</text:p>
      <text:p text:style-name="P30"/>
      <text:p text:style-name="P30">counter=0 #a counter available for use by some of the machines</text:p>
      <text:p text:style-name="P30"/>
      <text:p text:style-name="P30">#define whitespace machine</text:p>
      <text:p text:style-name="P30">wsMachine=LexerFSM()</text:p>
      <text:p text:style-name="P30">def handle(c):</text:p>
      <text:p text:style-name="P30"><text:s text:c="4"/>assert type(c) is str and len(c)==1</text:p>
      <text:p text:style-name="P30"><text:s text:c="4"/>if c == ' ' or c == '\t' or c == '\b': return {}</text:p>
      <text:p text:style-name="P30"><text:s text:c="4"/>else:</text:p>
      <text:p text:style-name="P30"><text:s text:c="8"/>global buffPtr</text:p>
      <text:p text:style-name="P30"><text:s text:c="8"/>buffPtr-=1</text:p>
      <text:p text:style-name="P30"><text:s text:c="8"/>return None</text:p>
      <text:p text:style-name="P30">wsMachine.addState("__start__", handle)</text:p>
      <text:p text:style-name="P30">wsMachine.setStart("__start__")</text:p>
      <text:p text:style-name="P30">machines.append(wsMachine)</text:p>
      <text:p text:style-name="P30"/>
      <text:p text:style-name="P30">#define newline manchine</text:p>
      <text:p text:style-name="P30">nlMachine=LexerFSM()</text:p>
      <text:p text:style-name="P30">def handle(c):</text:p>
      <text:p text:style-name="P30"><text:s text:c="4"/>assert type(c) is str and len(c)==1</text:p>
      <text:p text:style-name="P30"><text:s text:c="4"/>if c == '\n':</text:p>
      <text:p text:style-name="P30"><text:s text:c="8"/>global lineNum</text:p>
      <text:p text:style-name="P30"><text:s text:c="8"/>global sourceLines</text:p>
      <text:p text:style-name="P30"><text:soft-page-break/><text:s text:c="8"/>global listingFile</text:p>
      <text:p text:style-name="P30"><text:s text:c="8"/>if lineNum-1 &lt; len(sourceLines): #check to make sure we are not EOF</text:p>
      <text:p text:style-name="P30"><text:s text:c="12"/>listingFile.write('\n' + str(lineNum) + ": " + sourceLines[lineNum-1])</text:p>
      <text:p text:style-name="P30"><text:s text:c="12"/>lineNum+=1</text:p>
      <text:p text:style-name="P30"><text:s text:c="8"/>return {}</text:p>
      <text:p text:style-name="P30"><text:s text:c="4"/>else:</text:p>
      <text:p text:style-name="P30"><text:s text:c="8"/>global buffPtr</text:p>
      <text:p text:style-name="P30"><text:s text:c="8"/>buffPtr-=1</text:p>
      <text:p text:style-name="P30"><text:s text:c="8"/>return None</text:p>
      <text:p text:style-name="P30">nlMachine.addState("__start__", handle)</text:p>
      <text:p text:style-name="P30">nlMachine.setStart("__start__")</text:p>
      <text:p text:style-name="P30">machines.append(nlMachine)</text:p>
      <text:p text:style-name="P30"/>
      <text:p text:style-name="P30">#define RELOP machine</text:p>
      <text:p text:style-name="P30">relopMachine=LexerFSM()</text:p>
      <text:p text:style-name="P30">def handle(c): #''</text:p>
      <text:p text:style-name="P30"><text:s text:c="4"/>assert type(c) is str and len(c)==1</text:p>
      <text:p text:style-name="P30"><text:s text:c="4"/>if c == '&lt;': return '&lt;'</text:p>
      <text:p text:style-name="P30"><text:s text:c="4"/>elif c == '&gt;': return '&gt;'</text:p>
      <text:p text:style-name="P30"><text:s text:c="4"/>elif c == '=': return {'tokenType': "RELOP", 'lexeme':"=", 'attribute':"equals"}</text:p>
      <text:p text:style-name="P30"><text:s text:c="4"/>else:</text:p>
      <text:p text:style-name="P30"><text:s text:c="8"/>global buffPtr</text:p>
      <text:p text:style-name="P30"><text:s text:c="8"/>buffPtr-=1 #we saw another charachter, so buffPtr needs to be moved back 1</text:p>
      <text:p text:style-name="P30"><text:s text:c="8"/>return None #FSM has determined the current token is not a relational operator</text:p>
      <text:p text:style-name="P30">relopMachine.addState("__start__", handle)</text:p>
      <text:p text:style-name="P30">def handle(c): #'&lt;'</text:p>
      <text:p text:style-name="P30"><text:s text:c="4"/>assert type(c) is str and len(c)==1</text:p>
      <text:p text:style-name="P30"><text:s text:c="4"/>if c == '&gt;': return {'tokenType': "RELOP", 'lexeme':"&lt;&gt;", 'attribute':"notEquals"}</text:p>
      <text:p text:style-name="P30"><text:s text:c="4"/>elif c == '=': return {'tokenType': "RELOP", 'lexeme':"&lt;=", 'attribute':"lessThanOrEquals"}</text:p>
      <text:p text:style-name="P30"><text:s text:c="4"/>else:</text:p>
      <text:p text:style-name="P30"><text:s text:c="8"/>global buffPtr</text:p>
      <text:p text:style-name="P30"><text:s text:c="8"/>buffPtr-=1</text:p>
      <text:p text:style-name="P30"><text:s text:c="8"/>return {'tokenType': "RELOP", 'lexeme':"&lt;", 'attribute':"lessThan"}</text:p>
      <text:p text:style-name="P30">relopMachine.addState("&lt;", handle)</text:p>
      <text:p text:style-name="P30">def handle(c): #'&gt;'</text:p>
      <text:p text:style-name="P30"><text:s text:c="4"/>assert type(c) is str and len(c)==1</text:p>
      <text:p text:style-name="P30"><text:s text:c="4"/>if c == '=': return {'tokenType': "RELOP", 'lexeme':"&gt;=", 'attribute':"greaterThanOrEquals"}</text:p>
      <text:p text:style-name="P30"><text:s text:c="4"/>else:</text:p>
      <text:p text:style-name="P30"><text:s text:c="8"/>global buffPtr</text:p>
      <text:p text:style-name="P30"><text:s text:c="8"/>buffPtr-=1</text:p>
      <text:p text:style-name="P30"><text:s text:c="8"/>return {'tokenType': "RELOP", 'lexeme':"&gt;", 'attribute':"greaterThan"}</text:p>
      <text:p text:style-name="P30">relopMachine.addState("&gt;", handle)</text:p>
      <text:p text:style-name="P30">relopMachine.setStart("__start__")</text:p>
      <text:p text:style-name="P30">machines.append(relopMachine)</text:p>
      <text:p text:style-name="P30"/>
      <text:p text:style-name="P30">#define assignOp machine</text:p>
      <text:p text:style-name="P30">assignopMachine=LexerFSM()</text:p>
      <text:p text:style-name="P30">def handle(c):</text:p>
      <text:p text:style-name="P30"><text:s text:c="4"/>assert type(c) is str and len(c)==1</text:p>
      <text:p text:style-name="P30"><text:s text:c="4"/>if c == ":": return ":"</text:p>
      <text:p text:style-name="P30"><text:s text:c="4"/>else:</text:p>
      <text:p text:style-name="P30"><text:s text:c="8"/>global buffPtr</text:p>
      <text:p text:style-name="P30"><text:s text:c="8"/>buffPtr-=1</text:p>
      <text:p text:style-name="P30"><text:s text:c="8"/>return None</text:p>
      <text:p text:style-name="P30">assignopMachine.addState("__start__", handle)</text:p>
      <text:p text:style-name="P30">def handle(c):#":"</text:p>
      <text:p text:style-name="P30"><text:s text:c="4"/>assert type(c) is str and len(c)==1</text:p>
      <text:p text:style-name="P30"><text:s text:c="4"/>if c == "=": return {'tokenType': "ASSIGNOP", 'lexeme':":=", 'attribute':"assignTo"}</text:p>
      <text:p text:style-name="P30"><text:s text:c="4"/>else:</text:p>
      <text:p text:style-name="P30"><text:s text:c="8"/>global buffPtr</text:p>
      <text:p text:style-name="P30"><text:soft-page-break/><text:s text:c="8"/>buffPtr-=2</text:p>
      <text:p text:style-name="P30"><text:s text:c="8"/>return None</text:p>
      <text:p text:style-name="P30">assignopMachine.addState(":", handle)</text:p>
      <text:p text:style-name="P30">assignopMachine.setStart("__start__")</text:p>
      <text:p text:style-name="P30">machines.append(assignopMachine)</text:p>
      <text:p text:style-name="P30"/>
      <text:p text:style-name="P30">#define addOp machine</text:p>
      <text:p text:style-name="P30">addopMachine=LexerFSM()</text:p>
      <text:p text:style-name="P30">def handle(c):</text:p>
      <text:p text:style-name="P30"><text:s text:c="4"/>assert type(c) is str and len(c)==1</text:p>
      <text:p text:style-name="P30"><text:s text:c="4"/>if c == '+': return {'tokenType': "ADDOP", 'lexeme':'+', 'attribute':"add"}</text:p>
      <text:p text:style-name="P30"><text:s text:c="4"/>elif c == '-': return {'tokenType':"ADDOP", 'lexeme':"-", 'attribute':"subtract"}</text:p>
      <text:p text:style-name="P30"><text:s text:c="4"/>elif c == 'o' : return "o"</text:p>
      <text:p text:style-name="P30"><text:s text:c="4"/>else:</text:p>
      <text:p text:style-name="P30"><text:s text:c="8"/>global buffPtr</text:p>
      <text:p text:style-name="P30"><text:s text:c="8"/>buffPtr-=1</text:p>
      <text:p text:style-name="P30"><text:s text:c="8"/>return None</text:p>
      <text:p text:style-name="P30">addopMachine.addState("__start__", handle)</text:p>
      <text:p text:style-name="P30">def handle(c):#'o'</text:p>
      <text:p text:style-name="P30"><text:s text:c="4"/>assert type(c) is str and len(c)==1</text:p>
      <text:p text:style-name="P30"><text:s text:c="4"/>if c == 'r': return "or"</text:p>
      <text:p text:style-name="P30"><text:s text:c="4"/>else: #what we thought was an or really wasn't an or</text:p>
      <text:p text:style-name="P30"><text:s text:c="8"/>global buffPtr</text:p>
      <text:p text:style-name="P30"><text:s text:c="8"/>buffPtr-=2</text:p>
      <text:p text:style-name="P30"><text:s text:c="8"/>return None</text:p>
      <text:p text:style-name="P30">addopMachine.addState("o", handle)</text:p>
      <text:p text:style-name="P30">def handle(c):#'or' -&gt; must make sure word ends (i.e. oreo is technically an ID or reserved word)</text:p>
      <text:p text:style-name="P30"><text:s text:c="4"/>assert type(c) is str and len(c)==1</text:p>
      <text:p text:style-name="P30"><text:s text:c="4"/>#check to see if the next char is a letter</text:p>
      <text:p text:style-name="P30"><text:s text:c="4"/>if (65&lt;=ord(c)&lt;=90) or (97&lt;=ord(c)&lt;=122):</text:p>
      <text:p text:style-name="P30"><text:s text:c="8"/>global buffPtr</text:p>
      <text:p text:style-name="P30"><text:s text:c="8"/>buffPtr-=3</text:p>
      <text:p text:style-name="P30"><text:s text:c="8"/>return None</text:p>
      <text:p text:style-name="P30"><text:s text:c="4"/>else:</text:p>
      <text:p text:style-name="P30"><text:s text:c="8"/>return {'tokenType': "ADDOP", 'lexeme':'or', 'attribute':"booleanOr"}</text:p>
      <text:p text:style-name="P30">addopMachine.addState("or", handle)</text:p>
      <text:p text:style-name="P30">addopMachine.setStart("__start__")</text:p>
      <text:p text:style-name="P30">machines.append(addopMachine)</text:p>
      <text:p text:style-name="P30"/>
      <text:p text:style-name="P30">#define multOp machine</text:p>
      <text:p text:style-name="P30">multopMachine=LexerFSM()</text:p>
      <text:p text:style-name="P30">def handle(c):</text:p>
      <text:p text:style-name="P30"><text:s text:c="4"/>global buff</text:p>
      <text:p text:style-name="P30"><text:s text:c="4"/>global buffPtr</text:p>
      <text:p text:style-name="P30"><text:s text:c="4"/>assert type(c) is str and len(c)==1</text:p>
      <text:p text:style-name="P30"><text:s text:c="4"/>if c == '*': return {'tokenType': "MULTOP", 'lexeme':'*', 'attribute':"multiply"}</text:p>
      <text:p text:style-name="P30"><text:s text:c="4"/>elif c == '/': return {'tokenType':"MULTOP", 'lexeme':"/", 'attribute':"divide"}</text:p>
      <text:p text:style-name="P30"><text:s text:c="4"/>elif c == 'd': #handle it all here to reduce excess code</text:p>
      <text:p text:style-name="P30"><text:s text:c="8"/>if buffPtr+3&gt;=len(buff):</text:p>
      <text:p text:style-name="P30"><text:s text:c="12"/>return None</text:p>
      <text:p text:style-name="P30"><text:s text:c="8"/>if buff[buffPtr+1] == 'i' and buff[buffPtr+2] == 'v':</text:p>
      <text:p text:style-name="P30"><text:s text:c="12"/>#make sure next char is not another a-z or A-Z</text:p>
      <text:p text:style-name="P30"><text:s text:c="12"/>l=ord(buff[buffPtr+3])</text:p>
      <text:p text:style-name="P30"><text:s text:c="12"/>if (65&lt;=l&lt;=90) or (97&lt;=l&lt;=122):</text:p>
      <text:p text:style-name="P30"><text:s text:c="16"/>buffPtr-=2</text:p>
      <text:p text:style-name="P30"><text:s text:c="16"/>return None</text:p>
      <text:p text:style-name="P30"><text:s text:c="12"/>buffPtr+=2</text:p>
      <text:p text:style-name="P30"><text:s text:c="12"/>return {'tokenType':"MULTOP", 'lexeme':"div", 'attribute':"integerDivide"}</text:p>
      <text:p text:style-name="P30"><text:s text:c="8"/>else:</text:p>
      <text:p text:style-name="P30"><text:s text:c="12"/>buffPtr-=1</text:p>
      <text:p text:style-name="P30"><text:soft-page-break/><text:s text:c="12"/>return None</text:p>
      <text:p text:style-name="P30"><text:s text:c="4"/>elif c == 'm' :#handle it all here to reduce excess code</text:p>
      <text:p text:style-name="P30"><text:s text:c="8"/>if buffPtr+3&gt;=len(buff):</text:p>
      <text:p text:style-name="P30"><text:s text:c="12"/>return None</text:p>
      <text:p text:style-name="P30"><text:s text:c="8"/>if buff[buffPtr+1] == 'o' and buff[buffPtr+2] == 'd':</text:p>
      <text:p text:style-name="P30"><text:s text:c="12"/>#make sure next char is not another a-z or A-Z</text:p>
      <text:p text:style-name="P30"><text:s text:c="12"/>l=ord(buff[buffPtr+3])</text:p>
      <text:p text:style-name="P30"><text:s text:c="12"/>if (65&lt;=l&lt;=90) or (97&lt;=l&lt;=122):</text:p>
      <text:p text:style-name="P30"><text:s text:c="16"/>buffPtr-=2</text:p>
      <text:p text:style-name="P30"><text:s text:c="16"/>return None</text:p>
      <text:p text:style-name="P30"><text:s text:c="12"/>buffPtr+=2</text:p>
      <text:p text:style-name="P30"><text:s text:c="12"/>return {'tokenType':"MULTOP", 'lexeme':"mod", 'attribute':"modulo"}</text:p>
      <text:p text:style-name="P30"><text:s text:c="8"/>else:</text:p>
      <text:p text:style-name="P30"><text:s text:c="12"/>buffPtr-=1</text:p>
      <text:p text:style-name="P30"><text:s text:c="12"/>return None</text:p>
      <text:p text:style-name="P30"><text:s text:c="4"/>elif c == 'a' :#handle it all here to reduce excess code</text:p>
      <text:p text:style-name="P30"><text:s text:c="8"/>if buffPtr+3&gt;=len(buff):</text:p>
      <text:p text:style-name="P30"><text:s text:c="12"/>return None</text:p>
      <text:p text:style-name="P30"><text:s text:c="8"/>if buff[buffPtr+1] == 'n' and buff[buffPtr+2] == 'd':</text:p>
      <text:p text:style-name="P30"><text:s text:c="12"/>#make sure next char is not another a-z or A-Z</text:p>
      <text:p text:style-name="P30"><text:s text:c="12"/>l=ord(buff[buffPtr+3])</text:p>
      <text:p text:style-name="P30"><text:s text:c="12"/>if (65&lt;=l&lt;=90) or (97&lt;=l&lt;=122):</text:p>
      <text:p text:style-name="P30"><text:s text:c="16"/>buffPtr-=2</text:p>
      <text:p text:style-name="P30"><text:s text:c="16"/>return None</text:p>
      <text:p text:style-name="P30"><text:s text:c="12"/>buffPtr+=2</text:p>
      <text:p text:style-name="P30"><text:s text:c="12"/>return {'tokenType':"multop", 'lexeme':"and", 'attribute':"booleanAnd"}</text:p>
      <text:p text:style-name="P30"><text:s text:c="8"/>else:</text:p>
      <text:p text:style-name="P30"><text:s text:c="12"/>buffPtr-=1</text:p>
      <text:p text:style-name="P30"><text:s text:c="12"/>return None</text:p>
      <text:p text:style-name="P30"><text:s text:c="4"/>else:</text:p>
      <text:p text:style-name="P30"><text:s text:c="8"/>buffPtr-=1</text:p>
      <text:p text:style-name="P30"><text:s text:c="8"/>return None</text:p>
      <text:p text:style-name="P30">multopMachine.addState("__start__", handle)</text:p>
      <text:p text:style-name="P30">multopMachine.setStart("__start__")</text:p>
      <text:p text:style-name="P30">machines.append(multopMachine)</text:p>
      <text:p text:style-name="P30"/>
      <text:p text:style-name="P30"/>
      <text:p text:style-name="P30">#define comments machine</text:p>
      <text:p text:style-name="P30">commentMachine=LexerFSM()</text:p>
      <text:p text:style-name="P30">def handle(c): #start</text:p>
      <text:p text:style-name="P30"><text:tab/>assert type(c) is str and len(c)==1</text:p>
      <text:p text:style-name="P30"><text:tab/>if c is '{': return "commentChars"</text:p>
      <text:p text:style-name="P30"><text:tab/>else:</text:p>
      <text:p text:style-name="P30"><text:tab/><text:tab/>global buffPtr</text:p>
      <text:p text:style-name="P30"><text:tab/><text:tab/>buffPtr-=1</text:p>
      <text:p text:style-name="P30"><text:tab/><text:tab/>return None</text:p>
      <text:p text:style-name="P30">commentMachine.addState("__start__", handle)</text:p>
      <text:p text:style-name="P30">def handle(c): #commentChars</text:p>
      <text:p text:style-name="P30"><text:tab/>assert type(c) is str and len(c)==1</text:p>
      <text:p text:style-name="P30"><text:tab/>if c is "}": return {}</text:p>
      <text:p text:style-name="P30"><text:tab/>else: return "commentChars"</text:p>
      <text:p text:style-name="P30">commentMachine.addState("commentChars", handle)</text:p>
      <text:p text:style-name="P30">commentMachine.setStart("__start__")</text:p>
      <text:p text:style-name="P30">machines.append(commentMachine)</text:p>
      <text:p text:style-name="P30"/>
      <text:p text:style-name="P30">#define longreal machine (must be before reals to ensure we don't premeturely tokenize a real out of a longreal)</text:p>
      <text:p text:style-name="P30">#note: only longreal machine has to perform length checks, as any errors with lengths will be checked here. If</text:p>
      <text:p text:style-name="P30">#we were to put this in the other machines, which run after, it would be redundant and never run.</text:p>
      <text:p text:style-name="P30">lrMachine=LexerFSM()</text:p>
      <text:p text:style-name="P30">def handle(c): #start</text:p>
      <text:p text:style-name="P30"><text:soft-page-break/><text:s text:c="4"/>assert type(c) is str and len(c)==1</text:p>
      <text:p text:style-name="P30"><text:s text:c="4"/>d=ord(c)</text:p>
      <text:p text:style-name="P30"><text:s text:c="4"/>#check if d is a number</text:p>
      <text:p text:style-name="P30"><text:s text:c="4"/>if (48&lt;=d&lt;=57):</text:p>
      <text:p text:style-name="P30"><text:s text:c="8"/>global counter</text:p>
      <text:p text:style-name="P30"><text:s text:c="8"/>counter=1</text:p>
      <text:p text:style-name="P30"><text:s text:c="8"/>return <text:s/>"x"</text:p>
      <text:p text:style-name="P30"><text:s text:c="4"/>else:</text:p>
      <text:p text:style-name="P30"><text:s text:c="8"/>global buffPtr</text:p>
      <text:p text:style-name="P30"><text:s text:c="8"/>buffPtr-=1</text:p>
      <text:p text:style-name="P30"><text:s text:c="8"/>return None</text:p>
      <text:p text:style-name="P30">lrMachine.addState("__start__", handle)</text:p>
      <text:p text:style-name="P30"/>
      <text:p text:style-name="P30">def handle(c):#x</text:p>
      <text:p text:style-name="P30"><text:s text:c="4"/>assert type(c) is str and len(c)==1</text:p>
      <text:p text:style-name="P30"/>
      <text:p text:style-name="P30"><text:s text:c="4"/>global buffPtr</text:p>
      <text:p text:style-name="P30"><text:s text:c="4"/>global buff</text:p>
      <text:p text:style-name="P30"><text:s text:c="4"/>global counter</text:p>
      <text:p text:style-name="P30"><text:s text:c="4"/>lexeme="".join(buff[:buffPtr])</text:p>
      <text:p text:style-name="P30"/>
      <text:p text:style-name="P30"><text:s text:c="4"/></text:p>
      <text:p text:style-name="P30"><text:s text:c="4"/>d=ord(c)</text:p>
      <text:p text:style-name="P30"><text:s text:c="4"/>#check if d is a number</text:p>
      <text:p text:style-name="P30"><text:s text:c="4"/>if (48&lt;=d&lt;=57):</text:p>
      <text:p text:style-name="P30"><text:s text:c="8"/>if counter&gt;=5:</text:p>
      <text:p text:style-name="P30"><text:s text:c="12"/>return {'tokenType':"LEXERR", 'lexeme':lexeme, 'attribute':"Extra Long Integer"} </text:p>
      <text:p text:style-name="P30"><text:s text:c="8"/>counter+=1</text:p>
      <text:p text:style-name="P30"><text:s text:c="8"/>return <text:s/>"x"</text:p>
      <text:p text:style-name="P30"><text:s text:c="4"/>elif c is '.':</text:p>
      <text:p text:style-name="P30"><text:s text:c="8"/>if lexeme[0]=='0' and counter&gt;1:</text:p>
      <text:p text:style-name="P30"><text:s text:c="12"/>return {'tokenType':"LEXERR", 'lexeme':lexeme, 'attribute':"leading zeroes in integer part"}</text:p>
      <text:p text:style-name="P30"><text:s text:c="8"/>counter=0</text:p>
      <text:p text:style-name="P30"><text:s text:c="8"/>return "y"</text:p>
      <text:p text:style-name="P30"><text:s text:c="4"/>else:</text:p>
      <text:p text:style-name="P30"><text:s text:c="8"/>buffPtr=0</text:p>
      <text:p text:style-name="P30"><text:s text:c="8"/>return None</text:p>
      <text:p text:style-name="P30">lrMachine.addState("x", handle)</text:p>
      <text:p text:style-name="P30">def handle(c):#y</text:p>
      <text:p text:style-name="P30"><text:s text:c="4"/>assert type(c) is str and len(c)==1</text:p>
      <text:p text:style-name="P30"/>
      <text:p text:style-name="P30"><text:s text:c="4"/>global buff</text:p>
      <text:p text:style-name="P30"><text:s text:c="4"/>global buffPtr</text:p>
      <text:p text:style-name="P30"><text:s text:c="4"/>global counter</text:p>
      <text:p text:style-name="P30"><text:s text:c="4"/>lexeme="".join(buff[:buffPtr]) </text:p>
      <text:p text:style-name="P30"/>
      <text:p text:style-name="P30"><text:s text:c="4"/>d=ord(c)</text:p>
      <text:p text:style-name="P30"><text:s text:c="4"/>#check if d is a number</text:p>
      <text:p text:style-name="P30"><text:s text:c="4"/>if (48&lt;=d&lt;=57):</text:p>
      <text:p text:style-name="P30"><text:s text:c="8"/>if counter&gt;=5:</text:p>
      <text:p text:style-name="P30"><text:s text:c="12"/>return {'tokenType':"LEXERR", 'lexeme':lexeme, 'attribute':"Extra Long Fractional Part"}</text:p>
      <text:p text:style-name="P30"><text:s text:c="8"/>counter+=1</text:p>
      <text:p text:style-name="P30"><text:s text:c="8"/>return <text:s/>"y"</text:p>
      <text:p text:style-name="P30"><text:s text:c="4"/>elif c is 'E' and counter is not 0:</text:p>
      <text:p text:style-name="P30"><text:s text:c="8"/>if lexeme[-1]=='0' and counter&gt;1:</text:p>
      <text:p text:style-name="P30"><text:s text:c="12"/>return {'tokenType':"LEXERR", 'lexeme':lexeme, 'attribute':"trailing zeroes in fractional part"}</text:p>
      <text:p text:style-name="P30"><text:s text:c="8"/>counter=0</text:p>
      <text:p text:style-name="P30"><text:s text:c="8"/>return "z"</text:p>
      <text:p text:style-name="P30"><text:s text:c="4"/>else:</text:p>
      <text:p text:style-name="P30"><text:s text:c="8"/>if lexeme[-1]=='0' and counter&gt;1:</text:p>
      <text:p text:style-name="P30"><text:soft-page-break/><text:s text:c="12"/>return {'tokenType':"LEXERR", 'lexeme':lexeme, 'attribute':"trailing zeroes in fractional part"}</text:p>
      <text:p text:style-name="P30"><text:s text:c="8"/>buffPtr=0</text:p>
      <text:p text:style-name="P30"><text:s text:c="8"/>return None</text:p>
      <text:p text:style-name="P30">lrMachine.addState("y", handle)</text:p>
      <text:p text:style-name="P30">def handle(c):#z</text:p>
      <text:p text:style-name="P30"><text:s text:c="4"/>assert type(c) is str and len(c)==1</text:p>
      <text:p text:style-name="P30"/>
      <text:p text:style-name="P30"><text:s text:c="4"/>global buffPtr</text:p>
      <text:p text:style-name="P30"><text:s text:c="4"/>global buff</text:p>
      <text:p text:style-name="P30"><text:s text:c="4"/>global counter</text:p>
      <text:p text:style-name="P30"><text:s text:c="4"/>lexeme="".join(buff[:buffPtr])</text:p>
      <text:p text:style-name="P30"/>
      <text:p text:style-name="P30"><text:s text:c="4"/>d=ord(c)</text:p>
      <text:p text:style-name="P30"><text:s text:c="4"/>#check if d is a number</text:p>
      <text:p text:style-name="P30"><text:s text:c="4"/>if (48&lt;=d&lt;=57):</text:p>
      <text:p text:style-name="P30"><text:s text:c="8"/>if counter&gt;=2:</text:p>
      <text:p text:style-name="P30"><text:s text:c="12"/>return {'tokenType':"LEXERR", 'lexeme':lexeme, 'attribute':"Extra Long Exponent part"} </text:p>
      <text:p text:style-name="P30"><text:s text:c="8"/>counter+=1</text:p>
      <text:p text:style-name="P30"><text:s text:c="8"/>return <text:s/>"z"</text:p>
      <text:p text:style-name="P30"><text:s text:c="4"/>else:</text:p>
      <text:p text:style-name="P30"><text:s text:c="8"/>if counter==0:</text:p>
      <text:p text:style-name="P30"><text:s text:c="12"/>buffPtr-=1</text:p>
      <text:p text:style-name="P30"><text:s text:c="12"/>return None</text:p>
      <text:p text:style-name="P30"><text:s text:c="8"/>if counter==2 and lexeme[-2]=='0':</text:p>
      <text:p text:style-name="P30"><text:s text:c="12"/>return {'tokenType':"LEXERR", 'lexeme':lexeme, 'attribute':"leading zeroes in exponential part"}</text:p>
      <text:p text:style-name="P30"><text:s text:c="8"/>lexeme="".join(buff[:buffPtr])</text:p>
      <text:p text:style-name="P30"><text:s text:c="8"/>buffPtr-=1</text:p>
      <text:p text:style-name="P30"><text:s text:c="8"/>return {'tokenType':"NUMBER", 'lexeme':lexeme, 'attribute':"longReal"}</text:p>
      <text:p text:style-name="P30">lrMachine.addState("z", handle)</text:p>
      <text:p text:style-name="P30">lrMachine.setStart("__start__")</text:p>
      <text:p text:style-name="P30">machines.append(lrMachine)</text:p>
      <text:p text:style-name="P30"/>
      <text:p text:style-name="P30">#define reals machine (must be before ints to ensure we don't ppremeturely tokenize an int out of a real)</text:p>
      <text:p text:style-name="P30">rMachine=LexerFSM()</text:p>
      <text:p text:style-name="P30">def handle(c): #start</text:p>
      <text:p text:style-name="P30"><text:s text:c="4"/>assert type(c) is str and len(c)==1</text:p>
      <text:p text:style-name="P30"><text:s text:c="4"/>d=ord(c)</text:p>
      <text:p text:style-name="P30"><text:s text:c="4"/># check if d is a number</text:p>
      <text:p text:style-name="P30"><text:s text:c="4"/>if (48&lt;=d&lt;=57):</text:p>
      <text:p text:style-name="P30"><text:s text:c="8"/>return <text:s/>"x"</text:p>
      <text:p text:style-name="P30"><text:s text:c="4"/>else:</text:p>
      <text:p text:style-name="P30"><text:s text:c="8"/>global buffPtr</text:p>
      <text:p text:style-name="P30"><text:s text:c="8"/>buffPtr-=1</text:p>
      <text:p text:style-name="P30"><text:s text:c="8"/>return None</text:p>
      <text:p text:style-name="P30">rMachine.addState("__start__", handle)</text:p>
      <text:p text:style-name="P30">def handle(c):#x</text:p>
      <text:p text:style-name="P30"><text:s text:c="4"/>assert type(c) is str and len(c)==1</text:p>
      <text:p text:style-name="P30"><text:s text:c="4"/>d=ord(c)</text:p>
      <text:p text:style-name="P30"><text:s text:c="4"/>#check if d is a number</text:p>
      <text:p text:style-name="P30"><text:s text:c="4"/>if (48&lt;=d&lt;=57):</text:p>
      <text:p text:style-name="P30"><text:s text:c="8"/>return <text:s/>"x"</text:p>
      <text:p text:style-name="P30"><text:s text:c="4"/>elif c is '.':</text:p>
      <text:p text:style-name="P30"><text:s text:c="8"/>global counter</text:p>
      <text:p text:style-name="P30"><text:s text:c="8"/>counter=0 #ensure we have &gt; 0 y digits following</text:p>
      <text:p text:style-name="P30"><text:s text:c="8"/>return "y"</text:p>
      <text:p text:style-name="P30"><text:s text:c="4"/>else:</text:p>
      <text:p text:style-name="P30"><text:s text:c="8"/>global buffPtr</text:p>
      <text:p text:style-name="P30"><text:s text:c="8"/>buffPtr-=1</text:p>
      <text:p text:style-name="P30"><text:s text:c="8"/>return None</text:p>
      <text:p text:style-name="P30">rMachine.addState("x", handle)</text:p>
      <text:p text:style-name="P30"><text:soft-page-break/>def handle(c):#y</text:p>
      <text:p text:style-name="P30"><text:s text:c="4"/>global counter</text:p>
      <text:p text:style-name="P30"><text:s text:c="4"/>assert type(c) is str and len(c)==1</text:p>
      <text:p text:style-name="P30"><text:s text:c="4"/>d=ord(c)</text:p>
      <text:p text:style-name="P30"><text:s text:c="4"/>#check if d is a number</text:p>
      <text:p text:style-name="P30"><text:s text:c="4"/>if (48&lt;=d&lt;=57):</text:p>
      <text:p text:style-name="P30"><text:s text:c="8"/>counter+=1</text:p>
      <text:p text:style-name="P30"><text:s text:c="8"/>return <text:s/>"y"</text:p>
      <text:p text:style-name="P30"><text:s text:c="4"/>else:</text:p>
      <text:p text:style-name="P30"><text:s text:c="8"/>global buffPtr</text:p>
      <text:p text:style-name="P30"><text:s text:c="8"/>if counter==0:</text:p>
      <text:p text:style-name="P30"><text:s text:c="12"/>buffPtr-=1</text:p>
      <text:p text:style-name="P30"><text:s text:c="12"/>return None</text:p>
      <text:p text:style-name="P30"><text:s text:c="8"/>global buff</text:p>
      <text:p text:style-name="P30"><text:s text:c="8"/>lexeme="".join(buff[:buffPtr])</text:p>
      <text:p text:style-name="P30"><text:s text:c="8"/>buffPtr-=1</text:p>
      <text:p text:style-name="P30"><text:s text:c="8"/>return {'tokenType':"NUMBER", 'lexeme':lexeme, 'attribute':"realNum"}</text:p>
      <text:p text:style-name="P30">rMachine.addState("y", handle)</text:p>
      <text:p text:style-name="P30">rMachine.setStart("__start__")</text:p>
      <text:p text:style-name="P30">machines.append(rMachine)</text:p>
      <text:p text:style-name="P30"/>
      <text:p text:style-name="P30">#define int machine</text:p>
      <text:p text:style-name="P30">intMachine=LexerFSM()</text:p>
      <text:p text:style-name="P30">def handle(c):</text:p>
      <text:p text:style-name="P30"><text:s text:c="4"/>assert type(c) is str and len(c)==1</text:p>
      <text:p text:style-name="P30"><text:s text:c="4"/>d=ord(c)</text:p>
      <text:p text:style-name="P30"><text:s text:c="4"/>if (48&lt;=d&lt;=57):</text:p>
      <text:p text:style-name="P30"><text:s text:c="8"/>return "num"</text:p>
      <text:p text:style-name="P30"><text:s text:c="4"/>else:</text:p>
      <text:p text:style-name="P30"><text:s text:c="8"/>global buffPtr</text:p>
      <text:p text:style-name="P30"><text:s text:c="8"/>buffPtr-=1</text:p>
      <text:p text:style-name="P30"><text:s text:c="8"/>return None</text:p>
      <text:p text:style-name="P30">intMachine.addState("__start__", handle)</text:p>
      <text:p text:style-name="P30">def handle(c):</text:p>
      <text:p text:style-name="P30"><text:s text:c="4"/>assert type(c) is str and len(c)==1</text:p>
      <text:p text:style-name="P30"><text:s text:c="4"/>d=ord(c)</text:p>
      <text:p text:style-name="P30"><text:s text:c="4"/>#check if d is a number</text:p>
      <text:p text:style-name="P30"><text:s text:c="4"/>if (48&lt;=d&lt;=57):</text:p>
      <text:p text:style-name="P30"><text:s text:c="8"/>return <text:s/>"num"</text:p>
      <text:p text:style-name="P30"><text:s text:c="4"/>else:</text:p>
      <text:p text:style-name="P30"><text:s text:c="8"/>global buffPtr</text:p>
      <text:p text:style-name="P30"><text:s text:c="8"/>global buff</text:p>
      <text:p text:style-name="P30"><text:s text:c="8"/>lexeme="".join(buff[0:buffPtr])</text:p>
      <text:p text:style-name="P30"><text:s text:c="8"/>buffPtr-=1</text:p>
      <text:p text:style-name="P30"><text:s text:c="8"/>return {'tokenType':"NUMBER", 'lexeme':lexeme, 'attribute':"intNum"}</text:p>
      <text:p text:style-name="P30">intMachine.addState("num", handle)</text:p>
      <text:p text:style-name="P30">intMachine.setStart("__start__")</text:p>
      <text:p text:style-name="P30">machines.append(intMachine)</text:p>
      <text:p text:style-name="P30"/>
      <text:p text:style-name="P30">#define ID machine</text:p>
      <text:p text:style-name="P30">idMachine=LexerFSM()</text:p>
      <text:p text:style-name="P30">def handle(c): #start</text:p>
      <text:p text:style-name="P30"><text:s text:c="4"/>global buffPtr</text:p>
      <text:p text:style-name="P30"><text:s text:c="4"/>assert type(c) is str and len(c)==1</text:p>
      <text:p text:style-name="P30"><text:s text:c="4"/>#convert c to ascii number representation</text:p>
      <text:p text:style-name="P30"><text:s text:c="4"/>l=ord(c)</text:p>
      <text:p text:style-name="P30"><text:s text:c="4"/>#check if l is a capital or lowercase letter</text:p>
      <text:p text:style-name="P30"><text:s text:c="4"/>if (65&lt;=l&lt;=90) or (97&lt;=l&lt;=122):</text:p>
      <text:p text:style-name="P30"><text:s text:c="8"/>global counter</text:p>
      <text:p text:style-name="P30"><text:s text:c="8"/>counter=1</text:p>
      <text:p text:style-name="P30"><text:soft-page-break/><text:s text:c="8"/>return <text:s/>"letterNum"</text:p>
      <text:p text:style-name="P30"><text:s text:c="4"/>else:</text:p>
      <text:p text:style-name="P30"><text:s text:c="8"/>buffPtr-=1</text:p>
      <text:p text:style-name="P30"><text:s text:c="8"/>return None</text:p>
      <text:p text:style-name="P30">idMachine.addState("__start__", handle)</text:p>
      <text:p text:style-name="P30">def handle(c): #letterNum</text:p>
      <text:p text:style-name="P30"><text:s text:c="4"/>assert type(c) is str and len(c)==1</text:p>
      <text:p text:style-name="P30"/>
      <text:p text:style-name="P30"><text:s text:c="4"/>global buffPtr</text:p>
      <text:p text:style-name="P30"><text:s text:c="4"/>global buff</text:p>
      <text:p text:style-name="P30"><text:s text:c="4"/>global counter</text:p>
      <text:p text:style-name="P30"><text:s text:c="4"/>lexeme="".join(buff[:buffPtr])</text:p>
      <text:p text:style-name="P30"/>
      <text:p text:style-name="P30"><text:s text:c="4"/>if counter&gt;10:</text:p>
      <text:p text:style-name="P30"><text:s text:c="8"/>return {'tokenType':"LEXERR", 'lexeme':lexeme, 'attribute':"Extra Long Identifier"} </text:p>
      <text:p text:style-name="P30"/>
      <text:p text:style-name="P30"><text:s text:c="4"/>ld=ord(c)</text:p>
      <text:p text:style-name="P30"><text:s text:c="4"/>#check if ld is a letter</text:p>
      <text:p text:style-name="P30"><text:s text:c="4"/>if (65&lt;=ld&lt;=90) or (97&lt;=ld&lt;=122):</text:p>
      <text:p text:style-name="P30"><text:s text:c="8"/>counter+=1</text:p>
      <text:p text:style-name="P30"><text:s text:c="8"/>return <text:s/>"letterNum"</text:p>
      <text:p text:style-name="P30"><text:s text:c="4"/>#check if ld is a number</text:p>
      <text:p text:style-name="P30"><text:s text:c="4"/>elif (48&lt;=ld&lt;=57):</text:p>
      <text:p text:style-name="P30"><text:s text:c="8"/>counter+=1</text:p>
      <text:p text:style-name="P30"><text:s text:c="8"/>return <text:s/>"letterNum"</text:p>
      <text:p text:style-name="P30"><text:s text:c="4"/>else:</text:p>
      <text:p text:style-name="P30"><text:s text:c="8"/>buffPtr-=1</text:p>
      <text:p text:style-name="P30"><text:tab/><text:tab/>#check if lexeme is a reserved word</text:p>
      <text:p text:style-name="P30"><text:s text:c="8"/>result=reservedWordTable.lookup(lexeme)</text:p>
      <text:p text:style-name="P30"><text:s text:c="8"/>if result is not None:</text:p>
      <text:p text:style-name="P30"><text:s text:c="12"/>return result</text:p>
      <text:p text:style-name="P30"><text:s text:c="8"/>token={'tokenType':"ID", 'lexeme':lexeme, 'attribute':""} </text:p>
      <text:p text:style-name="P30"><text:s text:c="8"/>global symTable</text:p>
      <text:p text:style-name="P30"><text:s text:c="8"/>result=symTable.insert(token)</text:p>
      <text:p text:style-name="P30"><text:s text:c="8"/>if result is not None:</text:p>
      <text:p text:style-name="P30"><text:s text:c="12"/>ptr=hex(id(result))</text:p>
      <text:p text:style-name="P30"><text:s text:c="12"/>token['attribute']=ptr</text:p>
      <text:p text:style-name="P30"><text:s text:c="8"/>else:</text:p>
      <text:p text:style-name="P30"><text:s text:c="12"/>result=symTable.lookup(token['lexeme'])</text:p>
      <text:p text:style-name="P30"><text:s text:c="8"/>return result </text:p>
      <text:p text:style-name="P30">idMachine.addState("letterNum", handle)</text:p>
      <text:p text:style-name="P30">idMachine.setStart("__start__")</text:p>
      <text:p text:style-name="P30">machines.append(idMachine)</text:p>
      <text:p text:style-name="P30"/>
      <text:p text:style-name="P30"/>
      <text:p text:style-name="P30">#define keyword machine</text:p>
      <text:p text:style-name="P30">catchAllMachine=LexerFSM()</text:p>
      <text:p text:style-name="P30">def handle(c):#start state</text:p>
      <text:p text:style-name="P30"><text:s text:c="4"/>assert type(c) is str and len(c)==1</text:p>
      <text:p text:style-name="P30"><text:s text:c="4"/>global buff</text:p>
      <text:p text:style-name="P30"><text:s text:c="4"/>global buffPtr</text:p>
      <text:p text:style-name="P30"><text:s text:c="4"/>if ord(c) is 3 : <text:s/>#end of file</text:p>
      <text:p text:style-name="P30"><text:s text:c="4"/><text:tab/>return {'tokenType':'EOF', 'lexeme':"$", 'attribute':"endOfFile"}</text:p>
      <text:p text:style-name="P30"><text:s text:c="4"/>seq=c</text:p>
      <text:p text:style-name="P30"><text:s text:c="4"/>while reservedWordTable.hasStartsWith(seq):</text:p>
      <text:p text:style-name="P30"><text:s text:c="8"/>buffPtr+=1</text:p>
      <text:p text:style-name="P30"><text:s text:c="8"/>if buffPtr &gt;= len(buff):</text:p>
      <text:p text:style-name="P30"><text:s text:c="12"/>break</text:p>
      <text:p text:style-name="P30"><text:s text:c="8"/>seq+=buff[buffPtr]</text:p>
      <text:p text:style-name="P30"/>
      <text:p text:style-name="P30"><text:soft-page-break/><text:s text:c="4"/>if len(seq) is not 1: #did not got through loop</text:p>
      <text:p text:style-name="P30"><text:s text:c="8"/>buffPtr-=1</text:p>
      <text:p text:style-name="P30"><text:s text:c="8"/>seq=seq[:-1]</text:p>
      <text:p text:style-name="P30"><text:s text:c="4"/>lookupResult = reservedWordTable.lookup(seq)</text:p>
      <text:p text:style-name="P30"><text:s text:c="4"/>if lookupResult is not None:</text:p>
      <text:p text:style-name="P30"><text:s text:c="8"/>return lookupResult</text:p>
      <text:p text:style-name="P30"><text:s text:c="4"/>else:<text:tab/></text:p>
      <text:p text:style-name="P30"><text:tab/> <text:s text:c="2"/>return {'tokenType':"LEXERR", 'lexeme':seq, 'attribute':"Unrecognized Symbol"}</text:p>
      <text:p text:style-name="P30">catchAllMachine.addState("__start__", handle)</text:p>
      <text:p text:style-name="P30">catchAllMachine.setStart("__start__")</text:p>
      <text:p text:style-name="P30">machines.append(catchAllMachine)</text:p>
      <text:p text:style-name="P30"/>
      <text:p text:style-name="P30"/>
      <text:p text:style-name="P30">#symbol tables</text:p>
      <text:p text:style-name="P30">from symbolTable import symbolTable</text:p>
      <text:p text:style-name="P30">symTable = symbolTable()</text:p>
      <text:p text:style-name="P30">reservedWordTable = None</text:p>
      <text:p text:style-name="P30"/>
      <text:p text:style-name="P30">#define module methods</text:p>
      <text:p text:style-name="P30">def tryMachine(machine):</text:p>
      <text:p text:style-name="P30"><text:s text:c="4"/>global buff</text:p>
      <text:p text:style-name="P30"><text:s text:c="4"/>global buffPtr</text:p>
      <text:p text:style-name="P30"><text:s text:c="4"/>machine.start()</text:p>
      <text:p text:style-name="P30"><text:s text:c="4"/>result=True</text:p>
      <text:p text:style-name="P30"><text:s text:c="4"/>while result is True:</text:p>
      <text:p text:style-name="P30"><text:s text:c="8"/>if buffPtr &gt;= len(buff):</text:p>
      <text:p text:style-name="P30"><text:s text:c="12"/>return {'tokenType':"LEXERR", 'lexeme':"Incomplete token at the end of the buffer", 'attribute':""}</text:p>
      <text:p text:style-name="P30"><text:s text:c="8"/>result=machine.feedChar(buff[buffPtr])</text:p>
      <text:p text:style-name="P30"><text:s text:c="8"/>buffPtr+=1</text:p>
      <text:p text:style-name="P30"><text:s text:c="4"/>if type(result) is None: #None is used for whitespace, comments, or other non-token generating items</text:p>
      <text:p text:style-name="P30"><text:s text:c="8"/>return None</text:p>
      <text:p text:style-name="P30"><text:s text:c="4"/>elif type(result) is dict:</text:p>
      <text:p text:style-name="P30"><text:s text:c="8"/>buff=buff[buffPtr:]</text:p>
      <text:p text:style-name="P30"><text:s text:c="8"/>buffPtr=0</text:p>
      <text:p text:style-name="P30"><text:s text:c="8"/>return result</text:p>
      <text:p text:style-name="P30"><text:s text:c="4"/>assert result is False #should be False when moving to next machine</text:p>
      <text:p text:style-name="P30"><text:s text:c="4"/>buffPtr=0</text:p>
      <text:p text:style-name="P30"><text:s text:c="4"/>return result</text:p>
      <text:p text:style-name="P30"/>
      <text:p text:style-name="P30">def setup(lf, tf, sl, s):</text:p>
      <text:p text:style-name="P30"><text:s text:c="4"/>global listingFile</text:p>
      <text:p text:style-name="P30"><text:s text:c="4"/>global tokenFile</text:p>
      <text:p text:style-name="P30"><text:s text:c="4"/>global reservedWordTable</text:p>
      <text:p text:style-name="P30"><text:s text:c="4"/>global sourceLines</text:p>
      <text:p text:style-name="P30"><text:s text:c="4"/>global lineNum</text:p>
      <text:p text:style-name="P30"/>
      <text:p text:style-name="P30"><text:s text:c="4"/>listingFile = lf</text:p>
      <text:p text:style-name="P30"><text:s text:c="4"/>tokenFile = tf</text:p>
      <text:p text:style-name="P30"><text:s text:c="4"/>sourceLines = sl</text:p>
      <text:p text:style-name="P30"><text:s text:c="4"/>listingFile.write(str(lineNum) + ": " + sourceLines[0])</text:p>
      <text:p text:style-name="P30"><text:s text:c="4"/>lineNum+=1</text:p>
      <text:p text:style-name="P30"/>
      <text:p text:style-name="P30"><text:s text:c="4"/>if reservedWordTable is not None:</text:p>
      <text:p text:style-name="P30"><text:s text:c="8"/>print "Warning! Symbol table has already been defined. Overriding"</text:p>
      <text:p text:style-name="P30"><text:s text:c="4"/>reservedWordTable=s</text:p>
      <text:p text:style-name="P30"/>
      <text:p text:style-name="P30">def feedLexer(sourceString):</text:p>
      <text:p text:style-name="P30"><text:s text:c="4"/>global reservedWordTable</text:p>
      <text:p text:style-name="P30"><text:s text:c="4"/>if reservedWordTable is None:</text:p>
      <text:p text:style-name="P30"><text:s text:c="8"/>print "Error! must pass in reserved word table with defineReservedWordTable(s) first"</text:p>
      <text:p text:style-name="P30"><text:soft-page-break/><text:s text:c="8"/>sys.exit()</text:p>
      <text:p text:style-name="P30"><text:s text:c="4"/>assert type(sourceString) is str</text:p>
      <text:p text:style-name="P30"><text:s text:c="4"/>global buff</text:p>
      <text:p text:style-name="P30"><text:s text:c="4"/>buff+=list(sourceString)</text:p>
      <text:p text:style-name="P30"/>
      <text:p text:style-name="P30"># Get the next token</text:p>
      <text:p text:style-name="P30">#returns:</text:p>
      <text:p text:style-name="P30"># <text:s text:c="2"/>None if there are no complete tokens in the buffer.</text:p>
      <text:p text:style-name="P30"># <text:s text:c="2"/>The three tuple of the next token if the next token exists</text:p>
      <text:p text:style-name="P30">def getToken():</text:p>
      <text:p text:style-name="P30"><text:s text:c="4"/>global buff</text:p>
      <text:p text:style-name="P30"><text:s text:c="4"/>global buffPtr</text:p>
      <text:p text:style-name="P30"><text:s text:c="4"/>global machines</text:p>
      <text:p text:style-name="P30"/>
      <text:p text:style-name="P30"><text:s text:c="4"/>isToken = False</text:p>
      <text:p text:style-name="P30"><text:s text:c="4"/>while not isToken:</text:p>
      <text:p text:style-name="P30"/>
      <text:p text:style-name="P30"><text:s text:c="8"/>if len(buff) is 0:</text:p>
      <text:p text:style-name="P30"><text:s text:c="12"/>return "noTokens"</text:p>
      <text:p text:style-name="P30"/>
      <text:p text:style-name="P30"><text:s text:c="8"/>machineResult=False</text:p>
      <text:p text:style-name="P30"><text:s text:c="8"/>i=0</text:p>
      <text:p text:style-name="P30"><text:s text:c="8"/>#try all the machines</text:p>
      <text:p text:style-name="P30"><text:s text:c="8"/>while (machineResult is False or machineResult is None) and i &lt; len(machines):</text:p>
      <text:p text:style-name="P30"><text:s text:c="12"/>machineResult=tryMachine(machines[i])</text:p>
      <text:p text:style-name="P30"><text:s text:c="12"/>i+=1</text:p>
      <text:p text:style-name="P30"><text:s text:c="4"/></text:p>
      <text:p text:style-name="P30"><text:tab/>#check if machineResult is a non-empty token</text:p>
      <text:p text:style-name="P30"><text:tab/>if type(machineResult) is dict and bool(machineResult) is True:</text:p>
      <text:p text:style-name="P30"><text:tab/> <text:s text:c="3"/>isToken = True</text:p>
      <text:p text:style-name="P30"/>
      <text:p text:style-name="P30"><text:s text:c="4"/>#write token to token file</text:p>
      <text:p text:style-name="P30"><text:s text:c="4"/>tokenFile.write(str(lineNum).center(10) + machineResult['lexeme'].ljust(17) \</text:p>
      <text:p text:style-name="P30"><text:s text:c="12"/>+ machineResult['tokenType'].ljust(15) + machineResult['attribute'].ljust(40) + '\n')</text:p>
      <text:p text:style-name="P30"/>
      <text:p text:style-name="P30"><text:s text:c="4"/>#write LEXERRs to token file</text:p>
      <text:p text:style-name="P30"><text:s text:c="4"/>if machineResult['tokenType'] == 'LEXERR':</text:p>
      <text:p text:style-name="P30"><text:s text:c="8"/>listingFile.write(machineResult['tokenType'].ljust(10) + \</text:p>
      <text:p text:style-name="P30"><text:s text:c="12"/>machineResult['attribute'].ljust(40) + machineResult['lexeme'] + '\n')</text:p>
      <text:p text:style-name="P30"/>
      <text:p text:style-name="P30"><text:s text:c="4"/>return machineResult</text:p>
      <text:h text:style-name="Heading_20_3" text:outline-level="3"/>
      <text:h text:style-name="P26" text:outline-level="3">Parser.py</text:h>
      <text:p text:style-name="P37">'''</text:p>
      <text:p text:style-name="P37">Takes as input a list of tokens and outputs a parse tree based on the grammar. The grammar has been transformed into an LL(1) grammar. </text:p>
      <text:p text:style-name="P37">'''</text:p>
      <text:p text:style-name="P37"/>
      <text:p text:style-name="P37">import sys</text:p>
      <text:p text:style-name="P37">import blueGreenTree as bgTree</text:p>
      <text:p text:style-name="P37"><text:tab/></text:p>
      <text:p text:style-name="P37">tok = None</text:p>
      <text:p text:style-name="P37">lexer = None</text:p>
      <text:p text:style-name="P37">symTable = None</text:p>
      <text:p text:style-name="P37">rwTable = None</text:p>
      <text:p text:style-name="P37">listingFile = None</text:p>
      <text:p text:style-name="P37"/>
      <text:p text:style-name="P37">#flag to indicate if code is error free</text:p>
      <text:p text:style-name="P37"><text:soft-page-break/>hasSyntaxErrors = False</text:p>
      <text:p text:style-name="P37">hasSemanticErrors = False</text:p>
      <text:p text:style-name="P37"/>
      <text:p text:style-name="P37">def setup(l, rwt, lf):</text:p>
      <text:p text:style-name="P37"><text:tab/>global lexer</text:p>
      <text:p text:style-name="P37"><text:tab/>global symTable</text:p>
      <text:p text:style-name="P37"><text:tab/>global rwTable</text:p>
      <text:p text:style-name="P37"><text:tab/>global listingFile</text:p>
      <text:p text:style-name="P37"><text:tab/>lexer = l</text:p>
      <text:p text:style-name="P37"><text:tab/>symTable = l.symTable</text:p>
      <text:p text:style-name="P37"><text:tab/>rwTable = rwt</text:p>
      <text:p text:style-name="P37"><text:tab/>listingFile = lf</text:p>
      <text:p text:style-name="P37"/>
      <text:p text:style-name="P37">def finish():</text:p>
      <text:p text:style-name="P37"><text:tab/>if hasSyntaxErrors is True:</text:p>
      <text:p text:style-name="P37"><text:tab/><text:tab/>print "Syntax Analysis completed with errors"</text:p>
      <text:p text:style-name="P37"><text:tab/><text:tab/>return</text:p>
      <text:p text:style-name="P37"><text:tab/>else:</text:p>
      <text:p text:style-name="P37"><text:tab/><text:tab/>print "Syntax Analysis is complete"</text:p>
      <text:p text:style-name="P37"><text:tab/>if hasSemanticErrors is True:</text:p>
      <text:p text:style-name="P37"><text:tab/><text:tab/>print "Semantic analysis completed with errors"</text:p>
      <text:p text:style-name="P37"><text:tab/><text:tab/>return</text:p>
      <text:p text:style-name="P37"><text:tab/>else:</text:p>
      <text:p text:style-name="P37"><text:tab/><text:tab/>print "Semantic Analysis is complete"</text:p>
      <text:p text:style-name="P37"/>
      <text:p text:style-name="P37">def synch(lexemes, types):</text:p>
      <text:p text:style-name="P37"><text:tab/>assert type(lexemes) is list and type(types) is list</text:p>
      <text:p text:style-name="P37"><text:tab/>global tok</text:p>
      <text:p text:style-name="P37"/>
      <text:p text:style-name="P37"><text:tab/>while tok['lexeme'] not in lexemes and tok['tokenType'] not in types:</text:p>
      <text:p text:style-name="P37"><text:tab/><text:tab/>hasSyntaxErrors = True</text:p>
      <text:p text:style-name="P37"><text:tab/><text:tab/># print "discarding token: " + str(tok)</text:p>
      <text:p text:style-name="P37"><text:tab/><text:tab/>if tok['tokenType'] == 'EOF':</text:p>
      <text:p text:style-name="P37"><text:tab/><text:tab/><text:tab/>finish()</text:p>
      <text:p text:style-name="P37"><text:tab/><text:tab/>elif tok['lexeme'] == ';': #just brace for a new line</text:p>
      <text:p text:style-name="P37"><text:tab/><text:tab/><text:tab/>tok = lexer.getToken()</text:p>
      <text:p text:style-name="P37"><text:tab/><text:tab/><text:tab/>break</text:p>
      <text:p text:style-name="P37"><text:tab/><text:tab/>tok = lexer.getToken()</text:p>
      <text:p text:style-name="P37"/>
      <text:p text:style-name="P37">'''</text:p>
      <text:p text:style-name="P37">Checks the actualList array of types against the expected array of types, which </text:p>
      <text:p text:style-name="P37">should be provided by a blueGreenTree lookup of the identifier.</text:p>
      <text:p text:style-name="P37"/>
      <text:p text:style-name="P37">Returns: True if expected matches the actual list. False if it does not <text:s/></text:p>
      <text:p text:style-name="P37">'''</text:p>
      <text:p text:style-name="P37">def checkExpList(actualList, identifier):</text:p>
      <text:p text:style-name="P37"><text:tab/>if actualList is 'ERR':</text:p>
      <text:p text:style-name="P37"><text:tab/><text:tab/>return False</text:p>
      <text:p text:style-name="P37"><text:tab/>assert type(actualList) is list and type(identifier) is str</text:p>
      <text:p text:style-name="P37"><text:tab/>expected = bgTree.getGreenNodeTypes(identifier)</text:p>
      <text:p text:style-name="P37"><text:tab/>if expected == "ERR":</text:p>
      <text:p text:style-name="P37"><text:tab/><text:tab/>return False</text:p>
      <text:p text:style-name="P37"><text:tab/>assert type(expected) is list</text:p>
      <text:p text:style-name="P37"><text:tab/>for e in range(len(expected)):</text:p>
      <text:p text:style-name="P37"><text:tab/><text:tab/>assert type(expected[e]) is str</text:p>
      <text:p text:style-name="P37"><text:tab/><text:tab/>if expected[e][-2:] == 'FP':</text:p>
      <text:p text:style-name="P37"><text:tab/><text:tab/><text:tab/>expected[e] = expected[e][:-2]</text:p>
      <text:p text:style-name="P37"><text:tab/>for a in actualList:</text:p>
      <text:p text:style-name="P37"><text:tab/><text:tab/>assert type(a) is str</text:p>
      <text:p text:style-name="P37"><text:tab/><text:tab/>if a[-2:] =='FP':</text:p>
      <text:p text:style-name="P37"><text:soft-page-break/><text:tab/><text:tab/><text:tab/>a = a[:-2]</text:p>
      <text:p text:style-name="P37"><text:tab/>#print str(actualList) + " " + identifier</text:p>
      <text:p text:style-name="P37"><text:tab/>#print "Expected: " + str(expected)</text:p>
      <text:p text:style-name="P37"><text:tab/>return actualList == expected</text:p>
      <text:p text:style-name="P37"/>
      <text:p text:style-name="P37">def syntaxError(expected, actual):</text:p>
      <text:p text:style-name="P37"><text:tab/>global hasSyntaxErrors</text:p>
      <text:p text:style-name="P37"><text:tab/>hasSyntaxErrors = True</text:p>
      <text:p text:style-name="P37"><text:tab/>assert type(expected) is str and type(actual) is str</text:p>
      <text:p text:style-name="P37"><text:tab/>listingFile.write("Syntax error! expecting " + expected + ", got " + actual + "\n")</text:p>
      <text:p text:style-name="P37"/>
      <text:p text:style-name="P37">def semanticError(expected, actual):</text:p>
      <text:p text:style-name="P37"><text:tab/>global hasSemanticErrors</text:p>
      <text:p text:style-name="P37"><text:tab/>hasSemanticErrors = True</text:p>
      <text:p text:style-name="P37"><text:tab/>assert type(expected) is str and type(actual) is str</text:p>
      <text:p text:style-name="P37"><text:tab/>listingFile.write("Semantic error! Expecting " + expected + ", got " + actual + "\n")</text:p>
      <text:p text:style-name="P37"/>
      <text:p text:style-name="P37">'''</text:p>
      <text:p text:style-name="P37">begin match methods</text:p>
      <text:p text:style-name="P37">'''</text:p>
      <text:p text:style-name="P37"/>
      <text:p text:style-name="P37">'''</text:p>
      <text:p text:style-name="P37">Returns the token matched</text:p>
      <text:p text:style-name="P37">'''</text:p>
      <text:p text:style-name="P37">def matchByLexeme(t):</text:p>
      <text:p text:style-name="P37"><text:tab/>global tok</text:p>
      <text:p text:style-name="P37"><text:tab/>assert type(tok) is dict</text:p>
      <text:p text:style-name="P37"><text:tab/>if tok['lexeme']==t:</text:p>
      <text:p text:style-name="P37"><text:tab/><text:tab/>if tok['tokenType']!='EOF': #do not overrun the buffer</text:p>
      <text:p text:style-name="P37"><text:tab/><text:tab/><text:tab/># print "matched: " + str(tok)</text:p>
      <text:p text:style-name="P37"><text:tab/><text:tab/><text:tab/>tempTok = tok</text:p>
      <text:p text:style-name="P37"><text:tab/><text:tab/><text:tab/>tok = lexer.getToken()</text:p>
      <text:p text:style-name="P37"><text:tab/><text:tab/><text:tab/>return tok</text:p>
      <text:p text:style-name="P37"><text:tab/><text:tab/>else:</text:p>
      <text:p text:style-name="P37"><text:tab/><text:tab/><text:tab/>finish()</text:p>
      <text:p text:style-name="P37"><text:tab/>else: #syntax error</text:p>
      <text:p text:style-name="P37"><text:tab/><text:tab/>syntaxError(t, tok['lexeme'])</text:p>
      <text:p text:style-name="P37"><text:tab/><text:tab/>tok = lexer.getToken()</text:p>
      <text:p text:style-name="P37"/>
      <text:p text:style-name="P37">'''</text:p>
      <text:p text:style-name="P37">Returns the matched token</text:p>
      <text:p text:style-name="P37">'''</text:p>
      <text:p text:style-name="P37">def matchByType(t):</text:p>
      <text:p text:style-name="P37"><text:tab/>global tok</text:p>
      <text:p text:style-name="P37"><text:tab/>assert type(tok) is dict</text:p>
      <text:p text:style-name="P37"><text:tab/>if tok['tokenType']==t:</text:p>
      <text:p text:style-name="P37"><text:tab/><text:tab/>if tok['tokenType']!='EOF': #do not overrun the buffer</text:p>
      <text:p text:style-name="P37"><text:tab/><text:tab/><text:tab/># print "matched: " + str(tok)</text:p>
      <text:p text:style-name="P37"><text:tab/><text:tab/><text:tab/>tempTok = tok</text:p>
      <text:p text:style-name="P37"><text:tab/><text:tab/><text:tab/>tok = lexer.getToken()</text:p>
      <text:p text:style-name="P37"><text:tab/><text:tab/><text:tab/>return tempTok</text:p>
      <text:p text:style-name="P37"><text:tab/><text:tab/>else:</text:p>
      <text:p text:style-name="P37"><text:tab/><text:tab/><text:tab/>finish()</text:p>
      <text:p text:style-name="P37"><text:tab/>else: #syntax error</text:p>
      <text:p text:style-name="P37"><text:tab/><text:tab/>syntaxError(t, tok['tokenType'])</text:p>
      <text:p text:style-name="P37"><text:tab/><text:tab/>tok = lexer.getToken()</text:p>
      <text:p text:style-name="P37"/>
      <text:p text:style-name="P37">'''</text:p>
      <text:p text:style-name="P37">Begin production methods</text:p>
      <text:p text:style-name="P37">'''</text:p>
      <text:p text:style-name="P37"><text:soft-page-break/>def sign():</text:p>
      <text:p text:style-name="P37"><text:tab/>global tok</text:p>
      <text:p text:style-name="P37"><text:tab/>if tok['lexeme']=='+':</text:p>
      <text:p text:style-name="P37"><text:tab/><text:tab/>matchByLexeme('+')</text:p>
      <text:p text:style-name="P37"><text:tab/>elif tok['lexeme']=='-':</text:p>
      <text:p text:style-name="P37"><text:tab/><text:tab/>matchByLexeme('-')</text:p>
      <text:p text:style-name="P37"><text:tab/>else:</text:p>
      <text:p text:style-name="P37"><text:tab/><text:tab/>syntaxError("+, -, <text:s/>'(' or 'not'", tok['lexeme'])</text:p>
      <text:p text:style-name="P37"><text:tab/><text:tab/>synch(['+', '-', '(' , 'not'], ['ID', 'NUMBER'])</text:p>
      <text:p text:style-name="P37"><text:tab/><text:tab/>if tok['lexeme'] in ['+', '-']: #first</text:p>
      <text:p text:style-name="P37"><text:tab/><text:tab/><text:tab/>sign()</text:p>
      <text:p text:style-name="P37"><text:tab/><text:tab/><text:tab/>return</text:p>
      <text:p text:style-name="P37"><text:tab/><text:tab/>elif tok['lexeme'] in ['(', 'not'] or tok['tokenType'] in ['ID', 'NUMBER']: #follow</text:p>
      <text:p text:style-name="P37"><text:tab/><text:tab/><text:tab/>return</text:p>
      <text:p text:style-name="P37"><text:tab/><text:tab/>else:</text:p>
      <text:p text:style-name="P37"><text:tab/><text:tab/><text:tab/>print "An error occurred. Check your synch set"</text:p>
      <text:p text:style-name="P37"><text:tab/><text:tab/><text:tab/>assert False</text:p>
      <text:p text:style-name="P37"/>
      <text:p text:style-name="P37">def factor1(inherited):</text:p>
      <text:p text:style-name="P37"><text:tab/>global tok</text:p>
      <text:p text:style-name="P37"><text:tab/>if tok['lexeme']==',' or tok['lexeme']==')' or tok['lexeme']==';' or tok['lexeme']=='end' \</text:p>
      <text:p text:style-name="P37"><text:tab/>or tok['lexeme']=='else' or tok['lexeme']=='[' or tok['lexeme']==']' or \</text:p>
      <text:p text:style-name="P37"><text:tab/>tok['tokenType']=='MULTOP' or tok['tokenType']=='ADDOP' or tok['tokenType']=='RELOP' \</text:p>
      <text:p text:style-name="P37"><text:tab/>or tok['lexeme']=='then' or tok['lexeme']=='do':</text:p>
      <text:p text:style-name="P37"><text:tab/><text:tab/>var1 = variable1(inherited['type'])</text:p>
      <text:p text:style-name="P37"><text:tab/><text:tab/>return {'type':var1['type']}</text:p>
      <text:p text:style-name="P37"><text:tab/>elif tok['lexeme']=='(':</text:p>
      <text:p text:style-name="P37"><text:tab/><text:tab/>matchByLexeme('(')</text:p>
      <text:p text:style-name="P37"><text:tab/><text:tab/>elAttr = expression_list()</text:p>
      <text:p text:style-name="P37"><text:tab/><text:tab/>matchByLexeme(')')</text:p>
      <text:p text:style-name="P37"><text:tab/><text:tab/>if inherited['type'] is not 'ERR' and checkExpList(elAttr['type'], inherited['name']):</text:p>
      <text:p text:style-name="P37"><text:tab/><text:tab/><text:tab/>return elAttr</text:p>
      <text:p text:style-name="P37"><text:tab/><text:tab/>else:</text:p>
      <text:p text:style-name="P37"><text:tab/><text:tab/><text:tab/>if elAttr['type'] is not 'ERR':</text:p>
      <text:p text:style-name="P37"><text:tab/><text:tab/><text:tab/><text:tab/>semanticError('arguments that match expected values', 'arguments that do not match expected values')</text:p>
      <text:p text:style-name="P37"><text:tab/><text:tab/><text:tab/>return {'type':"ERR"}</text:p>
      <text:p text:style-name="P37"><text:tab/>else:</text:p>
      <text:p text:style-name="P37"><text:tab/><text:tab/>syntaxError("',', ')', ';', 'end', 'else', '[', ']', 'then', 'do', 'MULTOP', 'ADDOP' or 'RELOP'", tok['lexeme'])</text:p>
      <text:p text:style-name="P37"><text:tab/><text:tab/>synch([',', ')', ';', 'end', 'else', '[', ']', 'then', 'do'], ['MULTOP', 'ADDOP', 'RELOP'])</text:p>
      <text:p text:style-name="P37"><text:tab/><text:tab/>if tok['lexeme'] in ['(', '[', ';', 'else', 'end', 'then', 'do', ']', ',', ')'] or \</text:p>
      <text:p text:style-name="P37"><text:tab/><text:tab/><text:tab/>tok['tokenType'] in ['MULTOP', 'RELOP', 'ADDOP']: #first or follow</text:p>
      <text:p text:style-name="P37"><text:tab/><text:tab/><text:tab/>return factor1(inherited)</text:p>
      <text:p text:style-name="P37"><text:tab/><text:tab/>else:</text:p>
      <text:p text:style-name="P37"><text:tab/><text:tab/><text:tab/>print "An error occurred. Check your synch set"</text:p>
      <text:p text:style-name="P37"><text:tab/><text:tab/><text:tab/>assert False</text:p>
      <text:p text:style-name="P37"/>
      <text:p text:style-name="P37"/>
      <text:p text:style-name="P37">def factor():</text:p>
      <text:p text:style-name="P37"><text:tab/>global tok</text:p>
      <text:p text:style-name="P37"/>
      <text:p text:style-name="P37"><text:tab/>if tok['lexeme']=='(':</text:p>
      <text:p text:style-name="P37"><text:tab/><text:tab/>matchByLexeme('(')</text:p>
      <text:p text:style-name="P37"><text:tab/><text:tab/>e=expression()</text:p>
      <text:p text:style-name="P37"><text:tab/><text:tab/>matchByLexeme(')')</text:p>
      <text:p text:style-name="P37"><text:tab/><text:tab/>return {'type':e['type']}</text:p>
      <text:p text:style-name="P37"/>
      <text:p text:style-name="P37"><text:tab/>elif tok['lexeme']=='not':</text:p>
      <text:p text:style-name="P37"><text:tab/><text:tab/>matchByLexeme('not')</text:p>
      <text:p text:style-name="P37"><text:tab/><text:tab/>f1=factor()</text:p>
      <text:p text:style-name="P37"><text:soft-page-break/><text:tab/><text:tab/>if f1['type'] == "BOOL":</text:p>
      <text:p text:style-name="P37"><text:tab/><text:tab/><text:tab/>return {'type':"BOOL"}</text:p>
      <text:p text:style-name="P37"><text:tab/><text:tab/>else:</text:p>
      <text:p text:style-name="P37"><text:tab/><text:tab/><text:tab/>if f1['type'] != "ERR":</text:p>
      <text:p text:style-name="P37"><text:tab/><text:tab/><text:tab/><text:tab/>semanticError("BOOL type", f1['type'])</text:p>
      <text:p text:style-name="P37"><text:tab/><text:tab/><text:tab/>return {'type':"ERR"}</text:p>
      <text:p text:style-name="P37"/>
      <text:p text:style-name="P37"><text:tab/>elif tok['tokenType']=='ID':</text:p>
      <text:p text:style-name="P37"><text:tab/><text:tab/>idTok = matchByType('ID')</text:p>
      <text:p text:style-name="P37"><text:tab/><text:tab/>idType = bgTree.getType(idTok['lexeme'])</text:p>
      <text:p text:style-name="P37"><text:tab/><text:tab/>if idType is 'ERR':</text:p>
      <text:p text:style-name="P37"><text:tab/><text:tab/><text:tab/>semanticError('The identifier ' + idTok['lexeme'] + ' has not been initialized yet or is not in the current scope', '')</text:p>
      <text:p text:style-name="P37"><text:tab/><text:tab/>f1=factor1({'name':idTok['lexeme'], 'type':idType})</text:p>
      <text:p text:style-name="P37"><text:tab/><text:tab/>if type(f1['type']) is type([]) and idType is 'FNAME': #function calls</text:p>
      <text:p text:style-name="P37"><text:tab/><text:tab/><text:tab/>return {'type': bgTree.getGreenNodeReturnType(idTok['lexeme'])} #return the return type of the function</text:p>
      <text:p text:style-name="P37"><text:tab/><text:tab/>elif idType in ['intNumArray', 'realNumArray', 'intNumArrayFP', 'realNumArrayFP'] and f1['type'] == idType: #came from variable1 and was an array</text:p>
      <text:p text:style-name="P37"><text:tab/><text:tab/><text:tab/>return {'type':idType}</text:p>
      <text:p text:style-name="P37"><text:tab/><text:tab/>elif idType in ['intNum', 'realNum', 'intNumFP', 'realNumFP'] and f1['type'] == 'VOID': #came from variable1 and was an intNum or a realNum</text:p>
      <text:p text:style-name="P37"><text:tab/><text:tab/><text:tab/>return {'type':idType}</text:p>
      <text:p text:style-name="P37"><text:tab/><text:tab/>else:</text:p>
      <text:p text:style-name="P37"><text:tab/><text:tab/><text:tab/>if f1['type'] != "ERR":</text:p>
      <text:p text:style-name="P37"><text:tab/><text:tab/><text:tab/><text:tab/>semanticError("BOOL type", str(f1['type']))</text:p>
      <text:p text:style-name="P37"><text:tab/><text:tab/><text:tab/>return {'type':"ERR"}</text:p>
      <text:p text:style-name="P37"/>
      <text:p text:style-name="P37"><text:tab/>elif tok['tokenType']=='NUMBER':</text:p>
      <text:p text:style-name="P37"><text:tab/><text:tab/>numTok = matchByType('NUMBER')</text:p>
      <text:p text:style-name="P37"><text:tab/><text:tab/>if numTok['attribute'] is 'intNum':</text:p>
      <text:p text:style-name="P37"><text:tab/><text:tab/><text:tab/>return {'type':"intNum"}</text:p>
      <text:p text:style-name="P37"><text:tab/><text:tab/>else: #reals and long reals</text:p>
      <text:p text:style-name="P37"><text:tab/><text:tab/><text:tab/>return {'type':"realNum"}</text:p>
      <text:p text:style-name="P37"/>
      <text:p text:style-name="P37"><text:tab/>else:</text:p>
      <text:p text:style-name="P37"><text:tab/><text:tab/>syntaxError("'(', ')', 'not', ';', 'else', 'end', 'then', 'do', ']', ',', ')', 'NUMBER', 'MULTOP', 'ADDOP' or 'RELOP'", tok['lexeme'])</text:p>
      <text:p text:style-name="P37"><text:tab/><text:tab/>synch(['(', ')', 'not', ';', 'else', 'end', 'then', 'do', ']', ',', ')'], \</text:p>
      <text:p text:style-name="P37"><text:tab/><text:tab/>['NUMBER', 'MULTOP', 'ADDOP', 'RELOP'])</text:p>
      <text:p text:style-name="P37"><text:tab/><text:tab/>if tok['lexeme'] in ['(', 'not'] or tok['tokenType'] in ['NUMBER', 'ID']: #first</text:p>
      <text:p text:style-name="P37"><text:tab/><text:tab/><text:tab/>return factor()</text:p>
      <text:p text:style-name="P37"><text:tab/><text:tab/>return {'type':"ERR"}#else, follow. We want to return after factor anyway to help us in project 3</text:p>
      <text:p text:style-name="P37"/>
      <text:p text:style-name="P37">def term1():</text:p>
      <text:p text:style-name="P37"><text:tab/>global tok</text:p>
      <text:p text:style-name="P37"><text:tab/>if tok['tokenType']=='MULTOP':</text:p>
      <text:p text:style-name="P37"><text:tab/><text:tab/>matchByType("MULTOP")</text:p>
      <text:p text:style-name="P37"><text:tab/><text:tab/>f=factor()</text:p>
      <text:p text:style-name="P37"><text:tab/><text:tab/>t=term1()</text:p>
      <text:p text:style-name="P37"><text:tab/><text:tab/>#this is almost too hacky for my comfort</text:p>
      <text:p text:style-name="P37"><text:tab/><text:tab/>fMod = f['type']</text:p>
      <text:p text:style-name="P37"><text:tab/><text:tab/>tMod = t['type']</text:p>
      <text:p text:style-name="P37"><text:tab/><text:tab/>if fMod[-2:] == 'FP':</text:p>
      <text:p text:style-name="P37"><text:tab/><text:tab/><text:tab/>fMod = fMod[:-2]</text:p>
      <text:p text:style-name="P37"><text:tab/><text:tab/>if tMod[-2:] == 'FP':</text:p>
      <text:p text:style-name="P37"><text:tab/><text:tab/><text:tab/>tMod = tMod[:-2]</text:p>
      <text:p text:style-name="P37"><text:tab/><text:tab/>if fMod == tMod or t['type'] == 'VOID': </text:p>
      <text:p text:style-name="P37"><text:tab/><text:tab/><text:tab/>return {'type': f['type']}</text:p>
      <text:p text:style-name="P37"><text:tab/><text:tab/>else:</text:p>
      <text:p text:style-name="P37"><text:soft-page-break/><text:tab/><text:tab/><text:tab/>if f['type'] != 'ERR' and t['type'] != 'ERR':</text:p>
      <text:p text:style-name="P37"><text:tab/><text:tab/><text:tab/><text:tab/>semanticError('matching types on both sides of a MULTOP', 'unmatched types')</text:p>
      <text:p text:style-name="P37"><text:tab/><text:tab/><text:tab/>return {'type':"ERR"}</text:p>
      <text:p text:style-name="P37"><text:tab/>elif tok['tokenType']=='ADDOP' or tok['tokenType']=='RELOP' or tok['lexeme']==';' \</text:p>
      <text:p text:style-name="P37"><text:tab/>or tok['lexeme']=='else' or tok['lexeme']=='end' or tok['lexeme']=='then' or \</text:p>
      <text:p text:style-name="P37"><text:tab/>tok['lexeme']=='do' or tok['lexeme']==']' or tok['lexeme']==',' or tok['lexeme']==')':</text:p>
      <text:p text:style-name="P37"><text:tab/><text:tab/>return {'type':"VOID"}</text:p>
      <text:p text:style-name="P37"><text:tab/>else:</text:p>
      <text:p text:style-name="P37"><text:tab/><text:tab/>syntaxError("';', 'else', 'end', 'then', 'do', ']', ',', ')', 'ADDOP', 'RELOP' or 'MULTOP'", tok['lexeme'])</text:p>
      <text:p text:style-name="P37"><text:tab/><text:tab/>synch([';', 'else', 'end', 'then', 'do', ']', ',', ')'], ['ADDOP', 'RELOP', 'MULTOP'])</text:p>
      <text:p text:style-name="P37"><text:tab/><text:tab/>if tok['tokenType'] == 'MULTOP':</text:p>
      <text:p text:style-name="P37"><text:tab/><text:tab/><text:tab/>return term1()</text:p>
      <text:p text:style-name="P37"><text:tab/><text:tab/>return {'type':"ERR"}</text:p>
      <text:p text:style-name="P37"/>
      <text:p text:style-name="P37">def term():</text:p>
      <text:p text:style-name="P37"><text:tab/>global tok</text:p>
      <text:p text:style-name="P37"><text:tab/>if tok['lexeme']=='(' or tok['lexeme']=='not' or tok['tokenType']=='ID' or tok['tokenType']=='NUMBER':</text:p>
      <text:p text:style-name="P37"><text:tab/><text:tab/>f = factor()</text:p>
      <text:p text:style-name="P37"><text:tab/><text:tab/>t1 = term1()</text:p>
      <text:p text:style-name="P37"><text:tab/><text:tab/>fMod = f['type']</text:p>
      <text:p text:style-name="P37"><text:tab/><text:tab/>tMod = t1['type']</text:p>
      <text:p text:style-name="P37"><text:tab/><text:tab/>if fMod[-2:] == 'FP':</text:p>
      <text:p text:style-name="P37"><text:tab/><text:tab/><text:tab/>fMod = fMod[:-2]</text:p>
      <text:p text:style-name="P37"><text:tab/><text:tab/>if tMod[-2:] == 'FP':</text:p>
      <text:p text:style-name="P37"><text:tab/><text:tab/><text:tab/>tMod = tMod[:-2]</text:p>
      <text:p text:style-name="P37"><text:tab/><text:tab/>if fMod == tMod or t1['type'] == 'VOID':</text:p>
      <text:p text:style-name="P37"><text:tab/><text:tab/><text:tab/>return {'type':f['type']}</text:p>
      <text:p text:style-name="P37"><text:tab/><text:tab/>else:</text:p>
      <text:p text:style-name="P37"><text:tab/><text:tab/><text:tab/>if f['type'] != "ERR" and t1['type'] != "ERR":</text:p>
      <text:p text:style-name="P37"><text:tab/><text:tab/><text:tab/><text:tab/>semanticError("matching types on both sides of a MULTOP", "unmatched types")</text:p>
      <text:p text:style-name="P37"><text:tab/><text:tab/><text:tab/>return {"type":"ERR"}</text:p>
      <text:p text:style-name="P37"><text:tab/>else:</text:p>
      <text:p text:style-name="P37"><text:tab/><text:tab/>syntaxError("'(', 'not', ';', 'else', 'end', 'then', 'do', ']', ',', ')', 'ID', 'NUMBER', 'ADDOP' or 'RELOP'", tok['lexeme'])</text:p>
      <text:p text:style-name="P37"><text:tab/><text:tab/>synch(['(', 'not', ';', 'else', 'end', 'then', 'do', ']', ',', ')'], ['ID', 'NUMBER', 'ADDOP', 'RELOP'])</text:p>
      <text:p text:style-name="P37"><text:tab/><text:tab/>if tok['lexeme'] in ['not', '('] or tok['tokenType'] in ['ID', 'NUMBER']:</text:p>
      <text:p text:style-name="P37"><text:tab/><text:tab/><text:tab/>return term()</text:p>
      <text:p text:style-name="P37"><text:tab/><text:tab/>return {'type':"ERR"}</text:p>
      <text:p text:style-name="P37"/>
      <text:p text:style-name="P37">def simple_expression1():</text:p>
      <text:p text:style-name="P37"><text:tab/>global tok</text:p>
      <text:p text:style-name="P37"><text:tab/>if tok['lexeme']==',' or tok['lexeme']==')' or tok['lexeme']==';' or tok['lexeme']=='end' \</text:p>
      <text:p text:style-name="P37"><text:tab/>or tok['lexeme']=='else' or tok['lexeme']==']' or tok['lexeme']=='then' \</text:p>
      <text:p text:style-name="P37"><text:tab/>or tok['lexeme']=='do' or tok['tokenType']=='RELOP':</text:p>
      <text:p text:style-name="P37"><text:tab/><text:tab/>return {'type':"VOID"}</text:p>
      <text:p text:style-name="P37"><text:tab/>elif tok['tokenType']=='ADDOP':</text:p>
      <text:p text:style-name="P37"><text:tab/><text:tab/>matchByType('ADDOP')</text:p>
      <text:p text:style-name="P37"><text:tab/><text:tab/>t=term()</text:p>
      <text:p text:style-name="P37"><text:tab/><text:tab/>se1=simple_expression1()</text:p>
      <text:p text:style-name="P37"><text:tab/><text:tab/>tMod = t['type']</text:p>
      <text:p text:style-name="P37"><text:tab/><text:tab/>seMod = se1['type']</text:p>
      <text:p text:style-name="P37"><text:tab/><text:tab/>if tMod[-2:] == 'FP':</text:p>
      <text:p text:style-name="P37"><text:tab/><text:tab/><text:tab/>tMod = tMod[:-2]</text:p>
      <text:p text:style-name="P37"><text:tab/><text:tab/>if seMod[-2:] == 'FP':</text:p>
      <text:p text:style-name="P37"><text:tab/><text:tab/><text:tab/>seMod = seMod[:-2]</text:p>
      <text:p text:style-name="P37"><text:tab/><text:tab/>if tMod == seMod or se1['type'] == 'VOID':</text:p>
      <text:p text:style-name="P37"><text:tab/><text:tab/><text:tab/>return {'type':t['type']}</text:p>
      <text:p text:style-name="P37"><text:tab/><text:tab/>else:</text:p>
      <text:p text:style-name="P37"><text:tab/><text:tab/><text:tab/>if t['type'] != 'ERR' and se1['type'] != 'ERR':</text:p>
      <text:p text:style-name="P37"><text:tab/><text:tab/><text:tab/><text:tab/>semanticError('matching types on both sides of the ADDOP', 'unmatched types')</text:p>
      <text:p text:style-name="P37"><text:soft-page-break/><text:tab/><text:tab/><text:tab/>return {'type':'ERR'}</text:p>
      <text:p text:style-name="P37"><text:tab/>else:</text:p>
      <text:p text:style-name="P37"><text:tab/><text:tab/>syntaxError(",', ')', ';', 'end', 'else', ']', 'then', 'do', 'RELOP' or 'ADDOP'", tok['lexeme'])</text:p>
      <text:p text:style-name="P37"><text:tab/><text:tab/>synch([',', ')', ';', 'end', 'else', ']', 'then', 'do'], ['RELOP', 'ADDOP'])</text:p>
      <text:p text:style-name="P37"><text:tab/><text:tab/>if tok['tokenType'] == 'ADDOP':</text:p>
      <text:p text:style-name="P37"><text:tab/><text:tab/><text:tab/>return simple_expression1()</text:p>
      <text:p text:style-name="P37"><text:tab/><text:tab/>return {'type':"ERR"}</text:p>
      <text:p text:style-name="P37"/>
      <text:p text:style-name="P37">def simple_expression():</text:p>
      <text:p text:style-name="P37"><text:tab/>global tok</text:p>
      <text:p text:style-name="P37"><text:tab/>if tok['tokenType']=='ID' or tok['lexeme']=='(' or tok['lexeme']=='not' or tok['tokenType']=='NUMBER':</text:p>
      <text:p text:style-name="P37"><text:tab/><text:tab/>t=term()</text:p>
      <text:p text:style-name="P37"><text:tab/><text:tab/>se1=simple_expression1()</text:p>
      <text:p text:style-name="P37"><text:tab/><text:tab/>tMod = t['type']</text:p>
      <text:p text:style-name="P37"><text:tab/><text:tab/>seMod = se1['type']</text:p>
      <text:p text:style-name="P37"><text:tab/><text:tab/>if tMod[-2:] == 'FP':</text:p>
      <text:p text:style-name="P37"><text:tab/><text:tab/><text:tab/>tMod = tMod[:-2]</text:p>
      <text:p text:style-name="P37"><text:tab/><text:tab/>if seMod[-2:] == 'FP':</text:p>
      <text:p text:style-name="P37"><text:tab/><text:tab/><text:tab/>seMod = seMod[:-2]</text:p>
      <text:p text:style-name="P37"><text:tab/><text:tab/>if tMod == seMod or se1['type'] == 'VOID':</text:p>
      <text:p text:style-name="P37"><text:tab/><text:tab/><text:tab/>return {'type':t['type']}</text:p>
      <text:p text:style-name="P37"><text:tab/><text:tab/>else:</text:p>
      <text:p text:style-name="P37"><text:tab/><text:tab/><text:tab/>if t['type'] != 'ERR' and se1['type'] != 'ERR':</text:p>
      <text:p text:style-name="P37"><text:tab/><text:tab/><text:tab/><text:tab/>semanticError('matching types on both sides of the ADDOP', 'unmatched types')</text:p>
      <text:p text:style-name="P37"><text:tab/><text:tab/><text:tab/>return {'type':'ERR'}</text:p>
      <text:p text:style-name="P37"><text:tab/>elif tok['lexeme']=='+' or tok['lexeme']=='-':</text:p>
      <text:p text:style-name="P37"><text:tab/><text:tab/>sign()</text:p>
      <text:p text:style-name="P37"><text:tab/><text:tab/>t=term()</text:p>
      <text:p text:style-name="P37"><text:tab/><text:tab/>se1=simple_expression1()</text:p>
      <text:p text:style-name="P37"><text:tab/><text:tab/>tMod = t['type']</text:p>
      <text:p text:style-name="P37"><text:tab/><text:tab/>seMod = se1['type']</text:p>
      <text:p text:style-name="P37"><text:tab/><text:tab/>if tMod[-2:] == 'FP':</text:p>
      <text:p text:style-name="P37"><text:tab/><text:tab/><text:tab/>tMod = tMod[:-2]</text:p>
      <text:p text:style-name="P37"><text:tab/><text:tab/>if seMod[-2:] == 'FP':</text:p>
      <text:p text:style-name="P37"><text:tab/><text:tab/><text:tab/>seMod = seMod[:-2]</text:p>
      <text:p text:style-name="P37"><text:tab/><text:tab/>if tMod == seMod or se1['type'] == 'VOID':</text:p>
      <text:p text:style-name="P37"><text:tab/><text:tab/><text:tab/>return {'type':t['type']}</text:p>
      <text:p text:style-name="P37"><text:tab/><text:tab/>else:</text:p>
      <text:p text:style-name="P37"><text:tab/><text:tab/><text:tab/>if t['type'] != 'ERR' and se1['type'] != 'ERR':</text:p>
      <text:p text:style-name="P37"><text:tab/><text:tab/><text:tab/><text:tab/>semanticError('matching types on both sides of the ADDOP', 'unmatched types')</text:p>
      <text:p text:style-name="P37"><text:tab/><text:tab/><text:tab/>return {'type':'ERR'}</text:p>
      <text:p text:style-name="P37"><text:tab/>else:</text:p>
      <text:p text:style-name="P37"><text:tab/><text:tab/>syntaxError("'(', '+', '-', 'not', 'ID' or 'NUMBER'", tok['lexeme'])</text:p>
      <text:p text:style-name="P37"><text:tab/><text:tab/>synch(['(', '+', '-', 'not'], ['ID', 'NUMBER'])</text:p>
      <text:p text:style-name="P37"><text:tab/><text:tab/>if tok['lexeme'] in ['(', 'not', '+', '-'] or tok['tokenType'] in ['NUMBER', 'ID']:</text:p>
      <text:p text:style-name="P37"><text:tab/><text:tab/><text:tab/>return simple_expression()</text:p>
      <text:p text:style-name="P37"><text:tab/><text:tab/>return {'type':"ERR"}</text:p>
      <text:p text:style-name="P37"/>
      <text:p text:style-name="P37">def expression1(inherited):</text:p>
      <text:p text:style-name="P37"><text:tab/>global tok</text:p>
      <text:p text:style-name="P37"><text:tab/>if tok['lexeme']==',' or tok['lexeme']==')' or tok['lexeme']==';' or tok['lexeme']=='end' or \</text:p>
      <text:p text:style-name="P37"><text:tab/>tok['lexeme']=='else' or tok['lexeme']==']' or tok['lexeme']=='then' or tok['lexeme']=='do':</text:p>
      <text:p text:style-name="P37"><text:tab/><text:tab/>return {'type':'VOID'}</text:p>
      <text:p text:style-name="P37"><text:tab/>elif tok['tokenType']=='RELOP':</text:p>
      <text:p text:style-name="P37"><text:tab/><text:tab/>matchByType('RELOP')</text:p>
      <text:p text:style-name="P37"><text:tab/><text:tab/>se=simple_expression()</text:p>
      <text:p text:style-name="P37"><text:tab/><text:tab/>if inherited in ['intNum', 'realNum', 'intNumFP', 'realNumFP'] and se['type'] in ['intNum', 'realNum', 'intNumFP', 'realNumFP'] \</text:p>
      <text:p text:style-name="P37"><text:tab/><text:tab/>and inherited[:4] == se['type'][:4]: #check first 5 chars because I'm lazy. intNum can match up with intNumFP</text:p>
      <text:p text:style-name="P37"><text:soft-page-break/><text:tab/><text:tab/><text:tab/>return {'type':"BOOL"}</text:p>
      <text:p text:style-name="P37"><text:tab/><text:tab/>else:</text:p>
      <text:p text:style-name="P37"><text:tab/><text:tab/><text:tab/>if inherited != 'ERR' and se['type'] != 'ERR':</text:p>
      <text:p text:style-name="P37"><text:tab/><text:tab/><text:tab/><text:tab/>semanticError('Identical types on both sides of a RELOP expression. Types must also be either an int or a real', '')</text:p>
      <text:p text:style-name="P37"><text:tab/><text:tab/><text:tab/>return {'type':'ERR'}</text:p>
      <text:p text:style-name="P37"><text:tab/>else:</text:p>
      <text:p text:style-name="P37"><text:tab/><text:tab/>syntaxError("',', ')', ';', 'end', 'else', ']', 'then', 'do' or RELOP", tok['lexeme'])</text:p>
      <text:p text:style-name="P37"><text:tab/><text:tab/>synch([',', ')', ';', 'end', 'else', ']', 'then', 'do'], ['RELOP'])</text:p>
      <text:p text:style-name="P37"><text:tab/><text:tab/>if tok['tokenType'] == 'RELOP':</text:p>
      <text:p text:style-name="P37"><text:tab/><text:tab/><text:tab/>return expression1(inherited)</text:p>
      <text:p text:style-name="P37"><text:tab/><text:tab/>return {'type':"ERR"}</text:p>
      <text:p text:style-name="P37"/>
      <text:p text:style-name="P37">def expression():</text:p>
      <text:p text:style-name="P37"><text:tab/>global tok</text:p>
      <text:p text:style-name="P37"><text:tab/>if tok['tokenType']=='ID' or tok['lexeme']=='(' or tok['lexeme']=='+' or \</text:p>
      <text:p text:style-name="P37"><text:tab/>tok['lexeme']=='-' or tok['lexeme']=='not' or tok['tokenType']=='NUMBER':</text:p>
      <text:p text:style-name="P37"><text:tab/><text:tab/>se=simple_expression()</text:p>
      <text:p text:style-name="P37"><text:tab/><text:tab/>e1=expression1(se['type'])</text:p>
      <text:p text:style-name="P37"><text:tab/><text:tab/>if e1['type'] == 'VOID':</text:p>
      <text:p text:style-name="P37"><text:tab/><text:tab/><text:tab/>return {'type':se['type']}</text:p>
      <text:p text:style-name="P37"><text:tab/><text:tab/>else:</text:p>
      <text:p text:style-name="P37"><text:tab/><text:tab/><text:tab/>return {'type':e1['type']}</text:p>
      <text:p text:style-name="P37"><text:tab/>else:</text:p>
      <text:p text:style-name="P37"><text:tab/><text:tab/>syntaxError("'(', '+', '-', 'not', 'else', 'then', 'end', 'do', ']', ',', ')', ';', 'NUMBER' or 'ID'", tok['lexeme'])</text:p>
      <text:p text:style-name="P37"><text:tab/><text:tab/>synch(['(', '+', '-', 'not', 'else', 'then', 'end', 'do', ']', ',', ')', ';'], ['NUMBER', 'ID'])</text:p>
      <text:p text:style-name="P37"><text:tab/><text:tab/>if tok['lexeme'] in ['(', 'not', '+', '-'] or tok['tokenType'] in ['ID', 'NUMBER']:</text:p>
      <text:p text:style-name="P37"><text:tab/><text:tab/><text:tab/>return expression()</text:p>
      <text:p text:style-name="P37"><text:tab/><text:tab/>return {'type':"ERR"}</text:p>
      <text:p text:style-name="P37"/>
      <text:p text:style-name="P37">def expression_list1():</text:p>
      <text:p text:style-name="P37"><text:tab/>global tok</text:p>
      <text:p text:style-name="P37"><text:tab/>if tok['lexeme']==',':</text:p>
      <text:p text:style-name="P37"><text:tab/><text:tab/>matchByLexeme(',')</text:p>
      <text:p text:style-name="P37"><text:tab/><text:tab/>e = expression()</text:p>
      <text:p text:style-name="P37"><text:tab/><text:tab/>el1 = expression_list1()</text:p>
      <text:p text:style-name="P37"><text:tab/><text:tab/>if type(el1) is dict and type(el1['type']) is list and e['type'] is not "ERR":</text:p>
      <text:p text:style-name="P37"><text:tab/><text:tab/><text:tab/>el1['type'].append(e['type'])</text:p>
      <text:p text:style-name="P37"><text:tab/><text:tab/><text:tab/>return el1</text:p>
      <text:p text:style-name="P37"><text:tab/><text:tab/>else:</text:p>
      <text:p text:style-name="P37"><text:tab/><text:tab/><text:tab/>if e['type'] != 'ERR' and el1['type'] != 'ERR':</text:p>
      <text:p text:style-name="P37"><text:tab/><text:tab/><text:tab/><text:tab/>semanticError('a list of expressions', 'something other than a list of expressions')</text:p>
      <text:p text:style-name="P37"><text:tab/><text:tab/><text:tab/>return {'type':'ERR'}</text:p>
      <text:p text:style-name="P37"><text:tab/>elif tok['lexeme']==')':</text:p>
      <text:p text:style-name="P37"><text:tab/><text:tab/>return {'type':[]}</text:p>
      <text:p text:style-name="P37"><text:tab/>else:</text:p>
      <text:p text:style-name="P37"><text:tab/><text:tab/>syntaxError("',' or ')'", tok['lexeme'])</text:p>
      <text:p text:style-name="P37"><text:tab/><text:tab/>synch([',', ')'], [])</text:p>
      <text:p text:style-name="P37"><text:tab/><text:tab/>if tok['lexeme'] == ',':</text:p>
      <text:p text:style-name="P37"><text:tab/><text:tab/><text:tab/>return expression_list1()</text:p>
      <text:p text:style-name="P37"><text:tab/><text:tab/>return {'type':"ERR"}</text:p>
      <text:p text:style-name="P37"/>
      <text:p text:style-name="P37">def expression_list():</text:p>
      <text:p text:style-name="P37"><text:tab/>global tok</text:p>
      <text:p text:style-name="P37"><text:tab/>if tok['tokenType']=='ID' or tok['lexeme']=='(' or tok['lexeme']=='+' or tok['lexeme']=='-'\</text:p>
      <text:p text:style-name="P37"><text:tab/>or tok['lexeme']=='not' or tok['tokenType']=='NUMBER':</text:p>
      <text:p text:style-name="P37"><text:tab/><text:tab/>e = expression()</text:p>
      <text:p text:style-name="P37"><text:tab/><text:tab/>el1 = expression_list1()</text:p>
      <text:p text:style-name="P37"><text:tab/><text:tab/>if type(el1) is dict and type(el1['type']) is list:</text:p>
      <text:p text:style-name="P37"><text:tab/><text:tab/><text:tab/>el1['type'].append(e['type'])</text:p>
      <text:p text:style-name="P37"><text:soft-page-break/><text:tab/><text:tab/><text:tab/>return el1</text:p>
      <text:p text:style-name="P37"><text:tab/><text:tab/>else:</text:p>
      <text:p text:style-name="P37"><text:tab/><text:tab/><text:tab/>if e['type'] != 'ERR' and el1['type'] != 'ERR':</text:p>
      <text:p text:style-name="P37"><text:tab/><text:tab/><text:tab/><text:tab/>semanticError('a list of expressions', 'something other than a list of expressions')</text:p>
      <text:p text:style-name="P37"><text:tab/><text:tab/><text:tab/>return {'type':'ERR'}</text:p>
      <text:p text:style-name="P37"><text:tab/>else:</text:p>
      <text:p text:style-name="P37"><text:tab/><text:tab/>syntaxError("'(', '+', '-', 'not', ')', 'ID' or 'NUMBER'", tok['lexeme'])</text:p>
      <text:p text:style-name="P37"><text:tab/><text:tab/>synch(['(', '+', '-', 'not', ')'], ['ID', 'NUMBER'])</text:p>
      <text:p text:style-name="P37"><text:tab/><text:tab/>if tok['lexeme'] in ['(', 'not', '+', '-'] or tok['tokenType'] in ['ID', 'NUMBER']:</text:p>
      <text:p text:style-name="P37"><text:tab/><text:tab/><text:tab/>return expression_list()</text:p>
      <text:p text:style-name="P37"><text:tab/><text:tab/>return {'type':"ERR"}</text:p>
      <text:p text:style-name="P37"/>
      <text:p text:style-name="P37">def variable1(inherited):</text:p>
      <text:p text:style-name="P37"><text:tab/>global tok</text:p>
      <text:p text:style-name="P37"><text:tab/>if tok['lexeme']==',' or tok['lexeme']==')' or tok['lexeme']==';' or tok['lexeme']=='end' \</text:p>
      <text:p text:style-name="P37"><text:tab/>or tok['lexeme']=='else' or tok['lexeme']==']' or tok['tokenType']=='ASSIGNOP' or \</text:p>
      <text:p text:style-name="P37"><text:tab/>tok['tokenType']=='MULTOP' or tok['tokenType']=='ADDOP' or tok['tokenType']=='RELOP' or \</text:p>
      <text:p text:style-name="P37"><text:tab/>tok['lexeme']=='then' or tok['lexeme']=='do':</text:p>
      <text:p text:style-name="P37"><text:tab/><text:tab/>return {'type':'VOID'}</text:p>
      <text:p text:style-name="P37"><text:tab/>elif tok['lexeme']=='[':</text:p>
      <text:p text:style-name="P37"><text:tab/><text:tab/>matchByLexeme('[')</text:p>
      <text:p text:style-name="P37"><text:tab/><text:tab/>e = expression()</text:p>
      <text:p text:style-name="P37"><text:tab/><text:tab/>matchByLexeme(']')</text:p>
      <text:p text:style-name="P37"><text:tab/><text:tab/>if e['type'] == 'intNum':</text:p>
      <text:p text:style-name="P37"><text:tab/><text:tab/><text:tab/>if inherited == 'intNumArray':</text:p>
      <text:p text:style-name="P37"><text:tab/><text:tab/><text:tab/><text:tab/>return {'type':'intNum'}</text:p>
      <text:p text:style-name="P37"><text:tab/><text:tab/><text:tab/>if inherited == 'realNumArray':</text:p>
      <text:p text:style-name="P37"><text:tab/><text:tab/><text:tab/><text:tab/>return {'type':'realNum'}</text:p>
      <text:p text:style-name="P37"><text:tab/><text:tab/>#if we make it here, we have some sort of error</text:p>
      <text:p text:style-name="P37"><text:tab/><text:tab/>if e['type'] != 'ERR' and inherited != 'ERR':</text:p>
      <text:p text:style-name="P37"><text:tab/><text:tab/><text:tab/>semanticError('a valid array index', 'something else')</text:p>
      <text:p text:style-name="P37"><text:tab/><text:tab/>return {'type':'ERR'}</text:p>
      <text:p text:style-name="P37"/>
      <text:p text:style-name="P37"><text:tab/>else:</text:p>
      <text:p text:style-name="P37"><text:tab/><text:tab/>syntaxError("'[', 'else', 'end', 'then', 'do', ']', ',', ')', ';', 'ASSIGNOP', 'MULTOP', 'ADDOP' or 'RELOP'", tok['lexeme'])</text:p>
      <text:p text:style-name="P37"><text:tab/><text:tab/>synch(['[', 'else', 'end', 'then', 'do', ']', ',', ')', ';'], ['ASSIGNOP', 'MULTOP', 'ADDOP', 'RELOP'])</text:p>
      <text:p text:style-name="P37"><text:tab/><text:tab/>return variable1(inherited)</text:p>
      <text:p text:style-name="P37"/>
      <text:p text:style-name="P37">def variable():</text:p>
      <text:p text:style-name="P37"><text:tab/>global tok</text:p>
      <text:p text:style-name="P37"><text:tab/>if tok['tokenType']=='ID':</text:p>
      <text:p text:style-name="P37"><text:tab/><text:tab/>idTok = matchByType('ID')</text:p>
      <text:p text:style-name="P37"><text:tab/><text:tab/>idType = bgTree.getType(idTok['lexeme'])</text:p>
      <text:p text:style-name="P37"><text:tab/><text:tab/>variable1(idType)</text:p>
      <text:p text:style-name="P37"><text:tab/><text:tab/>if idType == "FNAME":</text:p>
      <text:p text:style-name="P37"><text:tab/><text:tab/><text:tab/>return {'type':getGreenNodeReturnType(idTok['lexeme'])}</text:p>
      <text:p text:style-name="P37"><text:tab/><text:tab/>return {'type':idType}</text:p>
      <text:p text:style-name="P37"><text:tab/>else:</text:p>
      <text:p text:style-name="P37"><text:tab/><text:tab/>syntaxError("'ID' or 'ASSIGNOP'", tok['lexeme'])</text:p>
      <text:p text:style-name="P37"><text:tab/><text:tab/>synch([], ['ID', 'ASSIGNOP'])</text:p>
      <text:p text:style-name="P37"><text:tab/><text:tab/>if tok['tokenType']=='ID':</text:p>
      <text:p text:style-name="P37"><text:tab/><text:tab/><text:tab/>variable()</text:p>
      <text:p text:style-name="P37"><text:tab/><text:tab/>return {'type':"ERR"}</text:p>
      <text:p text:style-name="P37"/>
      <text:p text:style-name="P37">def statement1():</text:p>
      <text:p text:style-name="P37"><text:tab/>global tok</text:p>
      <text:p text:style-name="P37"><text:tab/>if tok['lexeme']==';' or tok['lexeme']=='end':</text:p>
      <text:p text:style-name="P37"><text:tab/><text:tab/>return {'type':'VOID'}</text:p>
      <text:p text:style-name="P37"><text:tab/>elif tok['lexeme']=='else':</text:p>
      <text:p text:style-name="P37"><text:soft-page-break/><text:tab/><text:tab/>matchByLexeme('else')</text:p>
      <text:p text:style-name="P37"><text:tab/><text:tab/>statement()</text:p>
      <text:p text:style-name="P37"><text:tab/><text:tab/>return</text:p>
      <text:p text:style-name="P37"><text:tab/>else:</text:p>
      <text:p text:style-name="P37"><text:tab/><text:tab/>syntaxError("end, else", tok['lexeme'])</text:p>
      <text:p text:style-name="P37"><text:tab/><text:tab/>synch([';', 'end', 'else'], [])</text:p>
      <text:p text:style-name="P37"><text:tab/><text:tab/>return statement1()</text:p>
      <text:p text:style-name="P37"/>
      <text:p text:style-name="P37">def statement():</text:p>
      <text:p text:style-name="P37"><text:tab/>global tok</text:p>
      <text:p text:style-name="P37"><text:tab/>if tok['lexeme']=='begin':</text:p>
      <text:p text:style-name="P37"><text:tab/><text:tab/>compound_statement()</text:p>
      <text:p text:style-name="P37"><text:tab/><text:tab/>return</text:p>
      <text:p text:style-name="P37"><text:tab/>elif tok['tokenType']=='ID':</text:p>
      <text:p text:style-name="P37"><text:tab/><text:tab/>v = variable()</text:p>
      <text:p text:style-name="P37"><text:tab/><text:tab/>matchByType('ASSIGNOP')</text:p>
      <text:p text:style-name="P37"><text:tab/><text:tab/>e = expression()</text:p>
      <text:p text:style-name="P37"><text:tab/><text:tab/>#strip out function paramater descriptors to avoid false positive errors (yeah, this is super hacky. Whatever)</text:p>
      <text:p text:style-name="P37"><text:tab/><text:tab/>if v['type'][-2:] == 'FP':</text:p>
      <text:p text:style-name="P37"><text:tab/><text:tab/><text:tab/>v['type'] = v['type'][:-2]</text:p>
      <text:p text:style-name="P37"><text:tab/><text:tab/>if e['type'][-2:] == 'FP':</text:p>
      <text:p text:style-name="P37"><text:tab/><text:tab/><text:tab/>e['type'] = e['type'][:-2]</text:p>
      <text:p text:style-name="P37"><text:tab/><text:tab/>if v['type'] == e['type']:</text:p>
      <text:p text:style-name="P37"><text:tab/><text:tab/><text:tab/>return</text:p>
      <text:p text:style-name="P37"><text:tab/><text:tab/>else:</text:p>
      <text:p text:style-name="P37"><text:tab/><text:tab/><text:tab/>if v['type'] != 'ERR' and e['type'] != 'ERR':</text:p>
      <text:p text:style-name="P37"><text:tab/><text:tab/><text:tab/><text:tab/>semanticError('a valid ASSIGNOP expression', 'an invalid ASSIGNOP expression')</text:p>
      <text:p text:style-name="P37"><text:tab/><text:tab/><text:tab/>return</text:p>
      <text:p text:style-name="P37"><text:tab/>elif tok['lexeme']=='if':</text:p>
      <text:p text:style-name="P37"><text:tab/><text:tab/>matchByLexeme('if')</text:p>
      <text:p text:style-name="P37"><text:tab/><text:tab/>e = expression()</text:p>
      <text:p text:style-name="P37"><text:tab/><text:tab/>matchByLexeme('then')</text:p>
      <text:p text:style-name="P37"><text:tab/><text:tab/>statement()</text:p>
      <text:p text:style-name="P37"><text:tab/><text:tab/>statement1()</text:p>
      <text:p text:style-name="P37"><text:tab/><text:tab/>if e['type'] == 'BOOL':</text:p>
      <text:p text:style-name="P37"><text:tab/><text:tab/><text:tab/>return</text:p>
      <text:p text:style-name="P37"><text:tab/><text:tab/>else:</text:p>
      <text:p text:style-name="P37"><text:tab/><text:tab/><text:tab/>if e['type'] != 'ERR':</text:p>
      <text:p text:style-name="P37"><text:tab/><text:tab/><text:tab/><text:tab/>semanticError('a valid if statement', 'an invalid if statement with an expression type of ' + e['type'])</text:p>
      <text:p text:style-name="P37"><text:tab/><text:tab/><text:tab/>return</text:p>
      <text:p text:style-name="P37"><text:tab/>elif tok['lexeme']=='while':</text:p>
      <text:p text:style-name="P37"><text:tab/><text:tab/>matchByLexeme('while')</text:p>
      <text:p text:style-name="P37"><text:tab/><text:tab/>e = expression()</text:p>
      <text:p text:style-name="P37"><text:tab/><text:tab/>matchByLexeme('do')</text:p>
      <text:p text:style-name="P37"><text:tab/><text:tab/>statement()</text:p>
      <text:p text:style-name="P37"><text:tab/><text:tab/>if e['type'] == 'BOOL':</text:p>
      <text:p text:style-name="P37"><text:tab/><text:tab/><text:tab/>return</text:p>
      <text:p text:style-name="P37"><text:tab/><text:tab/>else:</text:p>
      <text:p text:style-name="P37"><text:tab/><text:tab/><text:tab/>if e['type'] != 'ERR':</text:p>
      <text:p text:style-name="P37"><text:tab/><text:tab/><text:tab/><text:tab/>semanticError('a valid while statement', 'an invalid while expression')</text:p>
      <text:p text:style-name="P37"><text:tab/><text:tab/><text:tab/>return</text:p>
      <text:p text:style-name="P37"><text:tab/>else:</text:p>
      <text:p text:style-name="P37"><text:tab/><text:tab/>syntaxError("'begin', 'if', 'while', 'else', 'end' or ID", tok['lexeme'])</text:p>
      <text:p text:style-name="P37"><text:tab/><text:tab/>synch(['begin', 'if', 'while', 'else', 'end'], ['ID'])</text:p>
      <text:p text:style-name="P37"><text:tab/><text:tab/>if tok['lexeme'] in ['begin', 'if', 'while'] or tok['tokenType']=='ID':</text:p>
      <text:p text:style-name="P37"><text:tab/><text:tab/><text:tab/>statement()</text:p>
      <text:p text:style-name="P37"><text:tab/><text:tab/>return</text:p>
      <text:p text:style-name="P37"/>
      <text:p text:style-name="P37"><text:soft-page-break/>def statement_list1():</text:p>
      <text:p text:style-name="P37"><text:tab/>global tok</text:p>
      <text:p text:style-name="P37"><text:tab/>if tok['lexeme']==';':</text:p>
      <text:p text:style-name="P37"><text:tab/><text:tab/>matchByLexeme(';')</text:p>
      <text:p text:style-name="P37"><text:tab/><text:tab/>statement()</text:p>
      <text:p text:style-name="P37"><text:tab/><text:tab/>statement_list1()</text:p>
      <text:p text:style-name="P37"><text:tab/>elif tok['lexeme']=='end':</text:p>
      <text:p text:style-name="P37"><text:tab/><text:tab/>return</text:p>
      <text:p text:style-name="P37"><text:tab/>else:</text:p>
      <text:p text:style-name="P37"><text:tab/><text:tab/>syntaxError("';', 'end'", tok['lexeme'])</text:p>
      <text:p text:style-name="P37"><text:tab/><text:tab/>synch([';', 'end'], [])</text:p>
      <text:p text:style-name="P37"><text:tab/><text:tab/>statement_list1()</text:p>
      <text:p text:style-name="P37"><text:tab/><text:tab/>return</text:p>
      <text:p text:style-name="P37"/>
      <text:p text:style-name="P37">def statement_list():</text:p>
      <text:p text:style-name="P37"><text:tab/>global tok</text:p>
      <text:p text:style-name="P37"><text:tab/>if tok['lexeme']=='begin' or tok['lexeme']=='if' or tok['lexeme']=='while' or tok['tokenType']=='ID':</text:p>
      <text:p text:style-name="P37"><text:tab/><text:tab/>statement()</text:p>
      <text:p text:style-name="P37"><text:tab/><text:tab/>statement_list1()</text:p>
      <text:p text:style-name="P37"><text:tab/>else:</text:p>
      <text:p text:style-name="P37"><text:tab/><text:tab/>syntaxError("'begin', 'if', 'while' or ID", tok['lexeme'])</text:p>
      <text:p text:style-name="P37"><text:tab/><text:tab/>synch(['begin', 'if', 'while'], ['ID'])</text:p>
      <text:p text:style-name="P37"><text:tab/><text:tab/>if tok['lexeme']!='end': #just easier</text:p>
      <text:p text:style-name="P37"><text:tab/><text:tab/><text:tab/>statement_list()</text:p>
      <text:p text:style-name="P37"><text:tab/><text:tab/>return</text:p>
      <text:p text:style-name="P37"/>
      <text:p text:style-name="P37">def compound_statement1():</text:p>
      <text:p text:style-name="P37"><text:tab/>global tok</text:p>
      <text:p text:style-name="P37"><text:tab/>if tok['lexeme']=='begin' or tok['lexeme']=='if' or tok['lexeme']=='while' or tok['tokenType']=='ID':</text:p>
      <text:p text:style-name="P37"><text:tab/><text:tab/>statement_list()</text:p>
      <text:p text:style-name="P37"><text:tab/><text:tab/>matchByLexeme('end')</text:p>
      <text:p text:style-name="P37"><text:tab/>elif tok['lexeme']=='end':</text:p>
      <text:p text:style-name="P37"><text:tab/><text:tab/>matchByLexeme('end')</text:p>
      <text:p text:style-name="P37"><text:tab/>else:</text:p>
      <text:p text:style-name="P37"><text:tab/><text:tab/>syntaxError("'begin', 'if', 'while', 'end', '.', ';' or ID", tok['lexeme'])</text:p>
      <text:p text:style-name="P37"><text:tab/><text:tab/>synch(['begin', 'if', 'while', 'end', '.', ';'], ['ID'])</text:p>
      <text:p text:style-name="P37"><text:tab/><text:tab/>#again, easier.excluding end as I want to try it as FIRST first</text:p>
      <text:p text:style-name="P37"><text:tab/><text:tab/>if tok['lexeme'] not in ['.', ';', 'else']:</text:p>
      <text:p text:style-name="P37"><text:tab/><text:tab/><text:tab/>compound_statement1()</text:p>
      <text:p text:style-name="P37"><text:tab/><text:tab/>return</text:p>
      <text:p text:style-name="P37"/>
      <text:p text:style-name="P37">def compound_statement():</text:p>
      <text:p text:style-name="P37"><text:tab/>global tok</text:p>
      <text:p text:style-name="P37"><text:tab/>if tok['lexeme']=='begin':</text:p>
      <text:p text:style-name="P37"><text:tab/><text:tab/>matchByLexeme('begin')</text:p>
      <text:p text:style-name="P37"><text:tab/><text:tab/>compound_statement1()</text:p>
      <text:p text:style-name="P37"><text:tab/>else:</text:p>
      <text:p text:style-name="P37"><text:tab/><text:tab/>syntaxError("'begin', '.', ';', 'else', or 'end'", tok['lexeme'])</text:p>
      <text:p text:style-name="P37"><text:tab/><text:tab/>synch(['begin', '.', ';', 'else', 'end'], [])</text:p>
      <text:p text:style-name="P37"><text:tab/><text:tab/>if tok['lexeme']=='begin':</text:p>
      <text:p text:style-name="P37"><text:tab/><text:tab/><text:tab/>compound_statement()</text:p>
      <text:p text:style-name="P37"><text:tab/><text:tab/>return</text:p>
      <text:p text:style-name="P37"/>
      <text:p text:style-name="P37">def parameter_list1():</text:p>
      <text:p text:style-name="P37"><text:tab/>global tok</text:p>
      <text:p text:style-name="P37"><text:tab/>if tok['lexeme']==')':</text:p>
      <text:p text:style-name="P37"><text:tab/><text:tab/>return</text:p>
      <text:p text:style-name="P37"><text:tab/>elif tok['lexeme']==';':</text:p>
      <text:p text:style-name="P37"><text:tab/><text:tab/>matchByLexeme(";")</text:p>
      <text:p text:style-name="P37"><text:tab/><text:tab/>i = matchByType("ID")</text:p>
      <text:p text:style-name="P37"><text:soft-page-break/><text:tab/><text:tab/>matchByLexeme(":")</text:p>
      <text:p text:style-name="P37"><text:tab/><text:tab/>t = typeProd()</text:p>
      <text:p text:style-name="P37"><text:tab/><text:tab/>if t['isArray'] == False:</text:p>
      <text:p text:style-name="P37"><text:tab/><text:tab/><text:tab/>noNameConflict = bgTree.checkAddBlueNode(i['lexeme'], t['type']+'FP') #converts type to "function parameter type"</text:p>
      <text:p text:style-name="P37"><text:tab/><text:tab/>else:</text:p>
      <text:p text:style-name="P37"><text:tab/><text:tab/><text:tab/>noNameConflict = bgTree.checkAddBlueNode(i['lexeme'], t['type']+'FP', t['arrayLength'])</text:p>
      <text:p text:style-name="P37"><text:tab/><text:tab/>if not noNameConflict:</text:p>
      <text:p text:style-name="P37"><text:tab/><text:tab/><text:tab/>semanticError('the identifier ' + i['lexeme'] + ' has already been defined in the scope')</text:p>
      <text:p text:style-name="P37"><text:tab/><text:tab/>parameter_list1()</text:p>
      <text:p text:style-name="P37"><text:tab/>else:</text:p>
      <text:p text:style-name="P37"><text:tab/><text:tab/>syntaxError("')' or ';'", tok['lexeme'])</text:p>
      <text:p text:style-name="P37"><text:tab/><text:tab/>synch([')', ';'], [])</text:p>
      <text:p text:style-name="P37"><text:tab/><text:tab/>parameter_list1()</text:p>
      <text:p text:style-name="P37"/>
      <text:p text:style-name="P37"/>
      <text:p text:style-name="P37">def parameter_list():</text:p>
      <text:p text:style-name="P37"><text:tab/>global tok</text:p>
      <text:p text:style-name="P37"><text:tab/>if tok['tokenType']=="ID":</text:p>
      <text:p text:style-name="P37"><text:tab/><text:tab/>i = matchByType('ID')</text:p>
      <text:p text:style-name="P37"><text:tab/><text:tab/>matchByLexeme(':')</text:p>
      <text:p text:style-name="P37"><text:tab/><text:tab/>t = typeProd()</text:p>
      <text:p text:style-name="P37"><text:tab/><text:tab/>if t['isArray'] == False:</text:p>
      <text:p text:style-name="P37"><text:tab/><text:tab/><text:tab/>noNameConflict = bgTree.checkAddBlueNode(i['lexeme'], t['type']+'FP') #converts type to "function parameter type"</text:p>
      <text:p text:style-name="P37"><text:tab/><text:tab/>else:</text:p>
      <text:p text:style-name="P37"><text:tab/><text:tab/><text:tab/>noNameConflict = bgTree.checkAddBlueNode(i['lexeme'], t['type']+'FP', t['arrayLength'])</text:p>
      <text:p text:style-name="P37"><text:tab/><text:tab/>if not noNameConflict:</text:p>
      <text:p text:style-name="P37"><text:tab/><text:tab/><text:tab/>semanticError('the identifier ' + i['lexeme'] + ' has already been defined in the scope')</text:p>
      <text:p text:style-name="P37"><text:tab/><text:tab/>parameter_list1()</text:p>
      <text:p text:style-name="P37"><text:tab/><text:tab/>return</text:p>
      <text:p text:style-name="P37"><text:tab/>else:</text:p>
      <text:p text:style-name="P37"><text:tab/><text:tab/>syntaxError(") or ID", tok['lexeme'])</text:p>
      <text:p text:style-name="P37"><text:tab/><text:tab/>synch([')'], ['ID'])</text:p>
      <text:p text:style-name="P37"><text:tab/><text:tab/>if tok['tokenType'] == 'ID':</text:p>
      <text:p text:style-name="P37"><text:tab/><text:tab/><text:tab/>parameter_list()</text:p>
      <text:p text:style-name="P37"><text:tab/><text:tab/>return</text:p>
      <text:p text:style-name="P37"/>
      <text:p text:style-name="P37">def subprogram_head1():</text:p>
      <text:p text:style-name="P37"><text:tab/>global tok</text:p>
      <text:p text:style-name="P37"><text:tab/>if tok['lexeme']=='(':</text:p>
      <text:p text:style-name="P37"><text:tab/><text:tab/>matchByLexeme('(')</text:p>
      <text:p text:style-name="P37"><text:tab/><text:tab/>parameter_list()</text:p>
      <text:p text:style-name="P37"><text:tab/><text:tab/>matchByLexeme(')')</text:p>
      <text:p text:style-name="P37"><text:tab/><text:tab/>matchByLexeme(':')</text:p>
      <text:p text:style-name="P37"><text:tab/><text:tab/>st = standard_type()</text:p>
      <text:p text:style-name="P37"><text:tab/><text:tab/>matchByLexeme(';')</text:p>
      <text:p text:style-name="P37"><text:tab/><text:tab/>return {'type': st['type']}</text:p>
      <text:p text:style-name="P37"><text:tab/>elif tok['lexeme']==':':</text:p>
      <text:p text:style-name="P37"><text:tab/><text:tab/>matchByLexeme(':')</text:p>
      <text:p text:style-name="P37"><text:tab/><text:tab/>st = standard_type()</text:p>
      <text:p text:style-name="P37"><text:tab/><text:tab/>matchByLexeme(';')</text:p>
      <text:p text:style-name="P37"><text:tab/><text:tab/>return {'type': st['type']}</text:p>
      <text:p text:style-name="P37"><text:tab/>else:</text:p>
      <text:p text:style-name="P37"><text:tab/><text:tab/>syntaxError("'(', ':', or 'var'", tok['lexeme'])</text:p>
      <text:p text:style-name="P37"><text:tab/><text:tab/>synch(['(', ':', 'var'], [])</text:p>
      <text:p text:style-name="P37"><text:tab/><text:tab/>if tok['lexeme']!='var':</text:p>
      <text:p text:style-name="P37"><text:tab/><text:tab/><text:tab/>return subprogram_head1()</text:p>
      <text:p text:style-name="P37"><text:tab/><text:tab/>return {'type': 'ERR'} #TODO is this what we are supposed to be doing?</text:p>
      <text:p text:style-name="P37"/>
      <text:p text:style-name="P37"><text:soft-page-break/>def subprogram_head():</text:p>
      <text:p text:style-name="P37"><text:tab/>global tok</text:p>
      <text:p text:style-name="P37"><text:tab/>if tok['lexeme']=='function':</text:p>
      <text:p text:style-name="P37"><text:tab/><text:tab/>matchByLexeme('function')</text:p>
      <text:p text:style-name="P37"><text:tab/><text:tab/>i = matchByType('ID')</text:p>
      <text:p text:style-name="P37"><text:tab/><text:tab/>noTypeConflict = bgTree.checkAddGreenNode(i['lexeme'], 'FNAME')</text:p>
      <text:p text:style-name="P37"><text:tab/><text:tab/>if not noTypeConflict:</text:p>
      <text:p text:style-name="P37"><text:tab/><text:tab/><text:tab/>semanticError('A type conflict. The name ' + i['lexeme'] + \</text:p>
      <text:p text:style-name="P37"><text:tab/><text:tab/><text:tab/><text:tab/>' was already defined in the scope', '')</text:p>
      <text:p text:style-name="P37"><text:tab/><text:tab/>sh = subprogram_head1()</text:p>
      <text:p text:style-name="P37"><text:tab/><text:tab/>if noTypeConflict:</text:p>
      <text:p text:style-name="P37"><text:tab/><text:tab/><text:tab/>bgTree.setGreenNodeReturnType(i['lexeme'], sh['type'])</text:p>
      <text:p text:style-name="P37"><text:tab/><text:tab/>return {'type': sh['type']}</text:p>
      <text:p text:style-name="P37"><text:tab/>else:</text:p>
      <text:p text:style-name="P37"><text:tab/><text:tab/>syntaxError("'function', 'var', or 'begin'", tok['lexeme'])</text:p>
      <text:p text:style-name="P37"><text:tab/><text:tab/>synch(['function', 'var', 'begin'], [])</text:p>
      <text:p text:style-name="P37"><text:tab/><text:tab/>if tok['lexeme']=='function':</text:p>
      <text:p text:style-name="P37"><text:tab/><text:tab/><text:tab/>return subprogram_head()</text:p>
      <text:p text:style-name="P37"><text:tab/><text:tab/>return {'type':'ERR'} #TODO is this what we are supposed to be doing?</text:p>
      <text:p text:style-name="P37"/>
      <text:p text:style-name="P37">def subprogram_declaration1_1():</text:p>
      <text:p text:style-name="P37"><text:tab/>global tok</text:p>
      <text:p text:style-name="P37"><text:tab/>if tok['lexeme']=='function':</text:p>
      <text:p text:style-name="P37"><text:tab/><text:tab/>subprogram_declarations()</text:p>
      <text:p text:style-name="P37"><text:tab/><text:tab/>compound_statement()</text:p>
      <text:p text:style-name="P37"><text:tab/>elif tok['lexeme']=='begin':</text:p>
      <text:p text:style-name="P37"><text:tab/><text:tab/>compound_statement()</text:p>
      <text:p text:style-name="P37"><text:tab/>else:</text:p>
      <text:p text:style-name="P37"><text:tab/><text:tab/>syntaxError("'function', 'begin', or ';'", tok['lexeme'])</text:p>
      <text:p text:style-name="P37"><text:tab/><text:tab/>synch(['function', 'begin', ';'], [])</text:p>
      <text:p text:style-name="P37"><text:tab/><text:tab/>if tok['lexeme']!=';':</text:p>
      <text:p text:style-name="P37"><text:tab/><text:tab/><text:tab/>subprogram_declaration1_1()</text:p>
      <text:p text:style-name="P37"><text:tab/><text:tab/>return</text:p>
      <text:p text:style-name="P37"/>
      <text:p text:style-name="P37">def subprogram_declaration1():</text:p>
      <text:p text:style-name="P37"><text:tab/>global tok</text:p>
      <text:p text:style-name="P37"><text:tab/>if tok['lexeme']=='var':</text:p>
      <text:p text:style-name="P37"><text:tab/><text:tab/>declarations()</text:p>
      <text:p text:style-name="P37"><text:tab/><text:tab/>subprogram_declaration1()</text:p>
      <text:p text:style-name="P37"><text:tab/>elif tok['lexeme']=='function':</text:p>
      <text:p text:style-name="P37"><text:tab/><text:tab/>subprogram_declarations()</text:p>
      <text:p text:style-name="P37"><text:tab/><text:tab/>compound_statement()</text:p>
      <text:p text:style-name="P37"><text:tab/>elif tok['lexeme']=='begin':</text:p>
      <text:p text:style-name="P37"><text:tab/><text:tab/>compound_statement()</text:p>
      <text:p text:style-name="P37"><text:tab/>else:</text:p>
      <text:p text:style-name="P37"><text:tab/><text:tab/>syntaxError("'function' or ';'", tok['lexeme'])</text:p>
      <text:p text:style-name="P37"><text:tab/><text:tab/>synch(['var', 'function', 'begin', ';'], [])</text:p>
      <text:p text:style-name="P37"><text:tab/><text:tab/>if tok['lexeme']!=';':</text:p>
      <text:p text:style-name="P37"><text:tab/><text:tab/><text:tab/>subprogram_declaration1()</text:p>
      <text:p text:style-name="P37"><text:tab/><text:tab/>return</text:p>
      <text:p text:style-name="P37"/>
      <text:p text:style-name="P37">def subprogram_declaration():</text:p>
      <text:p text:style-name="P37"><text:tab/>global tok</text:p>
      <text:p text:style-name="P37"><text:tab/>if tok['lexeme']=='function':</text:p>
      <text:p text:style-name="P37"><text:tab/><text:tab/>subprogram_head()</text:p>
      <text:p text:style-name="P37"><text:tab/><text:tab/>subprogram_declaration1()</text:p>
      <text:p text:style-name="P37"><text:tab/>else:</text:p>
      <text:p text:style-name="P37"><text:tab/><text:tab/>syntaxError("'function' or ';'", tok['lexeme'])</text:p>
      <text:p text:style-name="P37"><text:tab/><text:tab/>synch(['function', ';'], [])</text:p>
      <text:p text:style-name="P37"><text:tab/><text:tab/>if tok['lexeme']!=';':</text:p>
      <text:p text:style-name="P37"><text:soft-page-break/><text:tab/><text:tab/><text:tab/>subprogram_declaration()</text:p>
      <text:p text:style-name="P37"><text:tab/><text:tab/>return</text:p>
      <text:p text:style-name="P37"/>
      <text:p text:style-name="P37">def subprogram_declarations1():</text:p>
      <text:p text:style-name="P37"><text:tab/>global tok</text:p>
      <text:p text:style-name="P37"><text:tab/>if tok['lexeme']=='function':</text:p>
      <text:p text:style-name="P37"><text:tab/><text:tab/>subprogram_declaration()</text:p>
      <text:p text:style-name="P37"><text:tab/><text:tab/>matchByLexeme(';')</text:p>
      <text:p text:style-name="P37"><text:tab/><text:tab/>subprogram_declarations1()</text:p>
      <text:p text:style-name="P37"><text:tab/>elif tok['lexeme']=='begin':<text:tab/></text:p>
      <text:p text:style-name="P37"><text:tab/><text:tab/>return</text:p>
      <text:p text:style-name="P37"><text:tab/>else:</text:p>
      <text:p text:style-name="P37"><text:tab/><text:tab/>syntaxError("'function', or 'begin'", tok['lexeme'])</text:p>
      <text:p text:style-name="P37"><text:tab/><text:tab/>synch(['function', 'begin'], [])</text:p>
      <text:p text:style-name="P37"><text:tab/><text:tab/>subprogram_declarations1()</text:p>
      <text:p text:style-name="P37"/>
      <text:p text:style-name="P37">def subprogram_declarations():</text:p>
      <text:p text:style-name="P37"><text:tab/>global tok</text:p>
      <text:p text:style-name="P37"><text:tab/>if tok['lexeme']=='function':</text:p>
      <text:p text:style-name="P37"><text:tab/><text:tab/>subprogram_declaration()</text:p>
      <text:p text:style-name="P37"><text:tab/><text:tab/>matchByLexeme(';')</text:p>
      <text:p text:style-name="P37"><text:tab/><text:tab/>subprogram_declarations1()</text:p>
      <text:p text:style-name="P37"><text:tab/>else:</text:p>
      <text:p text:style-name="P37"><text:tab/><text:tab/>syntaxError("'function', or 'begin'", tok['lexeme'])</text:p>
      <text:p text:style-name="P37"><text:tab/><text:tab/>synch(['function', 'begin'], [])</text:p>
      <text:p text:style-name="P37"><text:tab/><text:tab/>if tok['lexeme']=='funciton':</text:p>
      <text:p text:style-name="P37"><text:tab/><text:tab/><text:tab/>subrpogram_declarations()</text:p>
      <text:p text:style-name="P37"><text:tab/><text:tab/>return</text:p>
      <text:p text:style-name="P37"/>
      <text:p text:style-name="P37">def standard_type():</text:p>
      <text:p text:style-name="P37"><text:tab/>global tok</text:p>
      <text:p text:style-name="P37"><text:tab/>if tok['lexeme']=='integer':</text:p>
      <text:p text:style-name="P37"><text:tab/><text:tab/>matchByLexeme('integer')</text:p>
      <text:p text:style-name="P37"><text:tab/><text:tab/>return {'type':'intNum'}</text:p>
      <text:p text:style-name="P37"><text:tab/>elif tok['lexeme']=='real':</text:p>
      <text:p text:style-name="P37"><text:tab/><text:tab/>matchByLexeme('real')</text:p>
      <text:p text:style-name="P37"><text:tab/><text:tab/>return {'type': 'realNum'}</text:p>
      <text:p text:style-name="P37"><text:tab/>else:</text:p>
      <text:p text:style-name="P37"><text:tab/><text:tab/>syntaxError("'integer', 'real', ';', or ')'", tok['lexeme'])</text:p>
      <text:p text:style-name="P37"><text:tab/><text:tab/>synch(['integer', 'real', ';', ')'], [])</text:p>
      <text:p text:style-name="P37"><text:tab/><text:tab/>if tok['lexeme'] in ['integer', 'real']:</text:p>
      <text:p text:style-name="P37"><text:tab/><text:tab/><text:tab/>return standard_type()</text:p>
      <text:p text:style-name="P37"><text:tab/><text:tab/>return {'type': 'ERR'} #TODO is this what we should be doing?</text:p>
      <text:p text:style-name="P37"/>
      <text:p text:style-name="P37">def typeProd():</text:p>
      <text:p text:style-name="P37"><text:tab/>global tok</text:p>
      <text:p text:style-name="P37"><text:tab/>if tok['lexeme']=='integer' or tok['lexeme']=='real':</text:p>
      <text:p text:style-name="P37"><text:tab/><text:tab/>st = standard_type()</text:p>
      <text:p text:style-name="P37"><text:tab/><text:tab/>return {'type': st['type'], 'isArray':False}</text:p>
      <text:p text:style-name="P37"><text:tab/>elif tok['lexeme']=='array':</text:p>
      <text:p text:style-name="P37"><text:tab/><text:tab/>matchByLexeme('array')</text:p>
      <text:p text:style-name="P37"><text:tab/><text:tab/>matchByLexeme('[')</text:p>
      <text:p text:style-name="P37"><text:tab/><text:tab/>leftIndex = int(matchByType('NUMBER')['lexeme'])</text:p>
      <text:p text:style-name="P37"><text:tab/><text:tab/>matchByLexeme('..')</text:p>
      <text:p text:style-name="P37"><text:tab/><text:tab/>rightIndex = int(matchByType('NUMBER')['lexeme'])</text:p>
      <text:p text:style-name="P37"><text:tab/><text:tab/>matchByLexeme(']')</text:p>
      <text:p text:style-name="P37"><text:tab/><text:tab/>matchByLexeme('of')</text:p>
      <text:p text:style-name="P37"><text:tab/><text:tab/>st = standard_type()</text:p>
      <text:p text:style-name="P37"><text:tab/><text:tab/>if st['type'] is not 'ERR':</text:p>
      <text:p text:style-name="P37"><text:tab/><text:tab/><text:tab/>if rightIndex &lt; leftIndex:</text:p>
      <text:p text:style-name="P37"><text:soft-page-break/><text:tab/><text:tab/><text:tab/><text:tab/>print "Index Error! left index was " + str(leftIndex) + " and right index was " + str(rightIndex) + \</text:p>
      <text:p text:style-name="P37"><text:tab/><text:tab/><text:tab/><text:tab/>". Left index cannot be greater than the right index"</text:p>
      <text:p text:style-name="P37"><text:tab/><text:tab/><text:tab/><text:tab/>global hasSemanticErrors</text:p>
      <text:p text:style-name="P37"><text:tab/><text:tab/><text:tab/><text:tab/>hasSemanticErrors = True</text:p>
      <text:p text:style-name="P37"><text:tab/><text:tab/><text:tab/>return {'type': st['type']+'Array', 'isArray':True, 'arrayLength':rightIndex-leftIndex} #converts standard type to array type</text:p>
      <text:p text:style-name="P37"><text:tab/><text:tab/>else:</text:p>
      <text:p text:style-name="P37"><text:tab/><text:tab/><text:tab/>return {'type':'ERR'}</text:p>
      <text:p text:style-name="P37"><text:tab/>else:</text:p>
      <text:p text:style-name="P37"><text:tab/><text:tab/>syntaxError("'integer', 'real', 'array', ';', or ')'", tok['lexeme'])</text:p>
      <text:p text:style-name="P37"><text:tab/><text:tab/>synch(['integer', 'real', 'array', ';', ')'], [])</text:p>
      <text:p text:style-name="P37"><text:tab/><text:tab/>if tok['lexeme'] in ['integer', 'real', 'array']:</text:p>
      <text:p text:style-name="P37"><text:tab/><text:tab/><text:tab/>return typeProd()</text:p>
      <text:p text:style-name="P37"><text:tab/><text:tab/>return {'type':'ERR'} #TODO is this what we should be doing?</text:p>
      <text:p text:style-name="P37"/>
      <text:p text:style-name="P37">def declarations1():</text:p>
      <text:p text:style-name="P37"><text:tab/>global tok</text:p>
      <text:p text:style-name="P37"><text:tab/>if tok['lexeme']=='var':</text:p>
      <text:p text:style-name="P37"><text:tab/><text:tab/>matchByLexeme('var')</text:p>
      <text:p text:style-name="P37"><text:tab/><text:tab/>i = matchByType('ID')</text:p>
      <text:p text:style-name="P37"><text:tab/><text:tab/>matchByLexeme(':')</text:p>
      <text:p text:style-name="P37"><text:tab/><text:tab/>t = typeProd()</text:p>
      <text:p text:style-name="P37"><text:tab/><text:tab/>matchByLexeme(';')</text:p>
      <text:p text:style-name="P37"><text:tab/><text:tab/>if t['isArray'] == False:</text:p>
      <text:p text:style-name="P37"><text:tab/><text:tab/><text:tab/>noNameConflict = bgTree.checkAddBlueNode(i['lexeme'], t['type'])</text:p>
      <text:p text:style-name="P37"><text:tab/><text:tab/>else: #has an array</text:p>
      <text:p text:style-name="P37"><text:tab/><text:tab/><text:tab/>noNameConflict = bgTree.checkAddBlueNode(i['lexeme'], t['type'], t['arrayLength'])</text:p>
      <text:p text:style-name="P37"><text:tab/><text:tab/>if not noNameConflict:</text:p>
      <text:p text:style-name="P37"><text:tab/><text:tab/><text:tab/>semanticError('the identifier ' + i['lexeme'] + ' has already been used')</text:p>
      <text:p text:style-name="P37"><text:tab/><text:tab/>declarations1()</text:p>
      <text:p text:style-name="P37"><text:tab/>elif tok['lexeme']=='function' or tok['lexeme']=='begin':</text:p>
      <text:p text:style-name="P37"><text:tab/><text:tab/>return</text:p>
      <text:p text:style-name="P37"><text:tab/>else:</text:p>
      <text:p text:style-name="P37"><text:tab/><text:tab/>syntaxError("'var', 'function', or 'begin'", tok['lexeme'])</text:p>
      <text:p text:style-name="P37"><text:tab/><text:tab/>synch(['var', 'function', 'begin'], [])</text:p>
      <text:p text:style-name="P37"><text:tab/><text:tab/>declarations1()</text:p>
      <text:p text:style-name="P37"><text:tab/><text:tab/>return</text:p>
      <text:p text:style-name="P37"/>
      <text:p text:style-name="P37">def declarations():</text:p>
      <text:p text:style-name="P37"><text:tab/>global tok</text:p>
      <text:p text:style-name="P37"><text:tab/>if tok['lexeme']=='var':</text:p>
      <text:p text:style-name="P37"><text:tab/><text:tab/>matchByLexeme('var')</text:p>
      <text:p text:style-name="P37"><text:tab/><text:tab/>i = matchByType('ID')</text:p>
      <text:p text:style-name="P37"><text:tab/><text:tab/>matchByLexeme(":")</text:p>
      <text:p text:style-name="P37"><text:tab/><text:tab/>t = typeProd()</text:p>
      <text:p text:style-name="P37"><text:tab/><text:tab/>matchByLexeme(";")</text:p>
      <text:p text:style-name="P37"><text:tab/><text:tab/>if t['isArray'] == False:</text:p>
      <text:p text:style-name="P37"><text:tab/><text:tab/><text:tab/>noNameConflict = bgTree.checkAddBlueNode(i['lexeme'], t['type'])</text:p>
      <text:p text:style-name="P37"><text:tab/><text:tab/>else:</text:p>
      <text:p text:style-name="P37"><text:tab/><text:tab/><text:tab/>noNameConflict = bgTree.checkAddBlueNode(i['lexeme'], t['type'], t['arrayLength'])</text:p>
      <text:p text:style-name="P37"><text:tab/><text:tab/>if not noNameConflict:</text:p>
      <text:p text:style-name="P37"><text:tab/><text:tab/><text:tab/>semanticError('the identifier ' + i['lexeme'] + ' has already been used')</text:p>
      <text:p text:style-name="P37"><text:tab/><text:tab/>declarations1()</text:p>
      <text:p text:style-name="P37"><text:tab/>else:</text:p>
      <text:p text:style-name="P37"><text:tab/><text:tab/>syntaxError("'var', 'function', or 'begin'", tok['lexeme'])</text:p>
      <text:p text:style-name="P37"><text:tab/><text:tab/>synch(['var', 'function', 'begin'],[])</text:p>
      <text:p text:style-name="P37"><text:tab/><text:tab/>if tok['lexeme']=='var':</text:p>
      <text:p text:style-name="P37"><text:tab/><text:tab/><text:tab/>declarations()</text:p>
      <text:p text:style-name="P37"><text:tab/><text:tab/>return</text:p>
      <text:p text:style-name="P37"><text:soft-page-break/></text:p>
      <text:p text:style-name="P37">def identifier_list1():</text:p>
      <text:p text:style-name="P37"><text:tab/>global tok</text:p>
      <text:p text:style-name="P37"><text:tab/>if tok['lexeme']==",":</text:p>
      <text:p text:style-name="P37"><text:tab/><text:tab/>matchByLexeme(',')</text:p>
      <text:p text:style-name="P37"><text:tab/><text:tab/>i = matchByType('ID')</text:p>
      <text:p text:style-name="P37"><text:tab/><text:tab/>noNameConflict = bgTree.checkAddBlueNode(i['lexeme'], 'PPARAM')</text:p>
      <text:p text:style-name="P37"><text:tab/><text:tab/>if not noNameConflict:</text:p>
      <text:p text:style-name="P37"><text:tab/><text:tab/><text:tab/>semanticError('the identifier ' + i['lexeme'] + ' has alrady been used');</text:p>
      <text:p text:style-name="P37"><text:tab/>elif tok['lexeme']==")":<text:tab/></text:p>
      <text:p text:style-name="P37"><text:tab/><text:tab/>return</text:p>
      <text:p text:style-name="P37"><text:tab/>else:</text:p>
      <text:p text:style-name="P37"><text:tab/><text:tab/>syntaxError("')' or ','", tok['lexeme'])</text:p>
      <text:p text:style-name="P37"><text:tab/><text:tab/>synch([')', ','], [])<text:tab/></text:p>
      <text:p text:style-name="P37"><text:tab/><text:tab/>identifier_list1()</text:p>
      <text:p text:style-name="P37"><text:tab/><text:tab/>return</text:p>
      <text:p text:style-name="P37"/>
      <text:p text:style-name="P37">def identifier_list():</text:p>
      <text:p text:style-name="P37"><text:tab/>global tok</text:p>
      <text:p text:style-name="P37"><text:tab/>if tok['tokenType']=="ID":</text:p>
      <text:p text:style-name="P37"><text:tab/><text:tab/>i = matchByType('ID')</text:p>
      <text:p text:style-name="P37"><text:tab/><text:tab/>noNameConflict = bgTree.checkAddBlueNode(i['lexeme'], 'PPARAM')</text:p>
      <text:p text:style-name="P37"><text:tab/><text:tab/>if not noNameConflict:</text:p>
      <text:p text:style-name="P37"><text:tab/><text:tab/><text:tab/>semanticError('the identifier ' + i['lexeme'] + ' has alrady been used');</text:p>
      <text:p text:style-name="P37"><text:tab/><text:tab/>identifier_list1()</text:p>
      <text:p text:style-name="P37"><text:tab/>else:</text:p>
      <text:p text:style-name="P37"><text:tab/><text:tab/>syntaxError("')' or 'ID'", tok['lexeme'])</text:p>
      <text:p text:style-name="P37"><text:tab/><text:tab/>synch([')'], ['ID'])</text:p>
      <text:p text:style-name="P37"><text:tab/><text:tab/>if tok['tokenType']=='ID':</text:p>
      <text:p text:style-name="P37"><text:tab/><text:tab/><text:tab/>identifier_list()</text:p>
      <text:p text:style-name="P37"><text:tab/><text:tab/>return</text:p>
      <text:p text:style-name="P37"/>
      <text:p text:style-name="P37">def program1_1():</text:p>
      <text:p text:style-name="P37"><text:tab/>global tok</text:p>
      <text:p text:style-name="P37"><text:tab/>if tok['lexeme']=='function':<text:tab/></text:p>
      <text:p text:style-name="P37"><text:tab/><text:tab/>subprogram_declarations()</text:p>
      <text:p text:style-name="P37"><text:tab/><text:tab/>compound_statement()</text:p>
      <text:p text:style-name="P37"><text:tab/><text:tab/>matchByLexeme('.')</text:p>
      <text:p text:style-name="P37"><text:tab/>elif tok['lexeme']=='begin':<text:tab/></text:p>
      <text:p text:style-name="P37"><text:tab/><text:tab/>compound_statement()</text:p>
      <text:p text:style-name="P37"><text:tab/><text:tab/>matchByLexeme('.')</text:p>
      <text:p text:style-name="P37"><text:tab/>else:</text:p>
      <text:p text:style-name="P37"><text:tab/><text:tab/>syntaxError("function or begin", tok['lexeme'])</text:p>
      <text:p text:style-name="P37"><text:tab/><text:tab/>synch(['function', 'begin'], [])</text:p>
      <text:p text:style-name="P37"><text:tab/><text:tab/>program1_1()</text:p>
      <text:p text:style-name="P37"><text:tab/><text:tab/>return</text:p>
      <text:p text:style-name="P37"/>
      <text:p text:style-name="P37">def program1():</text:p>
      <text:p text:style-name="P37"><text:tab/>global tok</text:p>
      <text:p text:style-name="P37"><text:tab/>if tok['lexeme']=="var":</text:p>
      <text:p text:style-name="P37"><text:tab/><text:tab/>declarations()</text:p>
      <text:p text:style-name="P37"><text:tab/><text:tab/>program1_1()</text:p>
      <text:p text:style-name="P37"><text:tab/>elif tok['lexeme']=="function":</text:p>
      <text:p text:style-name="P37"><text:tab/><text:tab/>subprogram_declarations()</text:p>
      <text:p text:style-name="P37"><text:tab/><text:tab/>compound_statement()</text:p>
      <text:p text:style-name="P37"><text:tab/><text:tab/>matchByLexeme('.')</text:p>
      <text:p text:style-name="P37"><text:tab/><text:tab/></text:p>
      <text:p text:style-name="P37"><text:tab/>elif tok['lexeme']=="begin":</text:p>
      <text:p text:style-name="P37"><text:tab/><text:tab/>compound_statement()</text:p>
      <text:p text:style-name="P37"><text:tab/><text:tab/>matchByLexeme('.')</text:p>
      <text:p text:style-name="P37"><text:soft-page-break/><text:tab/>else:</text:p>
      <text:p text:style-name="P37"><text:tab/><text:tab/>syntaxError("'var', 'function', or 'begin'", tok['lexeme'])</text:p>
      <text:p text:style-name="P37"><text:tab/><text:tab/>synch(["var", "function", "begin"], [])</text:p>
      <text:p text:style-name="P37"><text:tab/><text:tab/>program1()</text:p>
      <text:p text:style-name="P37"><text:tab/><text:tab/>return</text:p>
      <text:p text:style-name="P37"/>
      <text:p text:style-name="P37">def program():</text:p>
      <text:p text:style-name="P37"><text:tab/>#TODO one unified way of matching tokens</text:p>
      <text:p text:style-name="P37"><text:tab/>if tok['lexeme']=='program':</text:p>
      <text:p text:style-name="P37"><text:tab/><text:tab/>matchByLexeme('program')</text:p>
      <text:p text:style-name="P37"><text:tab/><text:tab/>i = matchByType('ID')</text:p>
      <text:p text:style-name="P37"><text:tab/><text:tab/>noNameConflict = bgTree.checkAddGreenNode(i['lexeme'], 'PNAME')</text:p>
      <text:p text:style-name="P37"><text:tab/><text:tab/>if not noNameConflict:</text:p>
      <text:p text:style-name="P37"><text:tab/><text:tab/><text:tab/>semanticError('the identifier ' + i['lexeme'] + ' has alrady been used');</text:p>
      <text:p text:style-name="P37"><text:tab/><text:tab/>matchByLexeme('(')</text:p>
      <text:p text:style-name="P37"><text:tab/><text:tab/>identifier_list()</text:p>
      <text:p text:style-name="P37"><text:tab/><text:tab/>matchByLexeme(')')</text:p>
      <text:p text:style-name="P37"><text:tab/><text:tab/>matchByLexeme(';')</text:p>
      <text:p text:style-name="P37"><text:tab/><text:tab/>program1()</text:p>
      <text:p text:style-name="P37"><text:tab/><text:tab/>return</text:p>
      <text:p text:style-name="P37"><text:tab/>else:</text:p>
      <text:p text:style-name="P37"><text:tab/><text:tab/>syntaxError("program", tok['lexeme'])</text:p>
      <text:p text:style-name="P37"><text:tab/><text:tab/>synch(['program'], [])</text:p>
      <text:p text:style-name="P37"><text:tab/><text:tab/>program()</text:p>
      <text:p text:style-name="P37"><text:tab/><text:tab/>return</text:p>
      <text:p text:style-name="P37"/>
      <text:p text:style-name="P37">#begins the main work of parsing</text:p>
      <text:p text:style-name="P37">def parse():</text:p>
      <text:p text:style-name="P37"><text:tab/>global tok</text:p>
      <text:p text:style-name="P37"><text:tab/>tok = lexer.getToken()</text:p>
      <text:p text:style-name="P37"><text:tab/>program() #starting production</text:p>
      <text:p text:style-name="P37"><text:tab/>#factor() #temporary test start production</text:p>
      <text:p text:style-name="P37"><text:tab/>#variable1() #temporary test start production</text:p>
      <text:p text:style-name="P37"><text:tab/>matchByType('EOF')</text:p>
      <text:h text:style-name="Heading_20_3" text:outline-level="3"/>
      <text:h text:style-name="P26" text:outline-level="3">SymbolTable.py</text:h>
      <text:p text:style-name="P30">'''</text:p>
      <text:p text:style-name="P30">A python implementation of the symbol table abstract data type. The symbol table</text:p>
      <text:p text:style-name="P30">is to be used througout the compilation process as new tokens and symbols are</text:p>
      <text:p text:style-name="P30">assigned.</text:p>
      <text:p text:style-name="P30">'''</text:p>
      <text:p text:style-name="P30">class symbolTable:</text:p>
      <text:p text:style-name="P30"><text:s text:c="4"/>def __init__(self):</text:p>
      <text:p text:style-name="P30"><text:s text:c="8"/>self.symtable = []</text:p>
      <text:p text:style-name="P30"><text:s text:c="4"/></text:p>
      <text:p text:style-name="P30"><text:s text:c="4"/>def insert(self, token):</text:p>
      <text:p text:style-name="P30"><text:s text:c="8"/>assert type(token) is dict</text:p>
      <text:p text:style-name="P30"><text:s text:c="8"/>assert 'lexeme' in token</text:p>
      <text:p text:style-name="P30"><text:s text:c="8"/>assert 'tokenType' in token</text:p>
      <text:p text:style-name="P30"><text:s text:c="8"/>for t in self.symtable:</text:p>
      <text:p text:style-name="P30"><text:s text:c="12"/>if t['lexeme'] == token['lexeme']:</text:p>
      <text:p text:style-name="P30"><text:s text:c="16"/>return None</text:p>
      <text:p text:style-name="P30"><text:s text:c="8"/>self.symtable.append(token)</text:p>
      <text:p text:style-name="P30"><text:s text:c="8"/>return self.symtable[-1]</text:p>
      <text:p text:style-name="P30"/>
      <text:p text:style-name="P30"><text:s text:c="4"/>def lookup(self, token):</text:p>
      <text:p text:style-name="P30"><text:s text:c="8"/>if type(token) is dict:</text:p>
      <text:p text:style-name="P30"><text:s text:c="12"/>tokName = token["lexeme"]</text:p>
      <text:p text:style-name="P30"><text:soft-page-break/><text:s text:c="8"/>elif type(token) is str:</text:p>
      <text:p text:style-name="P30"><text:s text:c="12"/>tokName = token</text:p>
      <text:p text:style-name="P30"><text:s text:c="8"/>else:</text:p>
      <text:p text:style-name="P30"><text:s text:c="12"/>assert False</text:p>
      <text:p text:style-name="P30"><text:s text:c="8"/>for symToken in self.symtable:</text:p>
      <text:p text:style-name="P30"><text:s text:c="12"/>if tokName==symToken['lexeme']:</text:p>
      <text:p text:style-name="P30"><text:s text:c="16"/>return symToken</text:p>
      <text:p text:style-name="P30"><text:s text:c="8"/>return None</text:p>
      <text:p text:style-name="P30"/>
      <text:p text:style-name="P30"><text:s text:c="4"/>def getIDType(self, token):</text:p>
      <text:p text:style-name="P30"><text:s text:c="8"/>assert token['tokenType'] is 'ID'</text:p>
      <text:p text:style-name="P30"><text:s text:c="8"/>tokAddr = token['attribute']</text:p>
      <text:p text:style-name="P30"><text:s text:c="8"/>for symToken in self.symtable:</text:p>
      <text:p text:style-name="P30"><text:s text:c="12"/>if tokAddr==symToken['attribute']:</text:p>
      <text:p text:style-name="P30"><text:s text:c="16"/>return symToken['attribute'] #TODO store ID types</text:p>
      <text:p text:style-name="P30"/>
      <text:p text:style-name="P30"><text:s text:c="4"/>#looks to see if there is a lexeme that starts with a character sequence</text:p>
      <text:p text:style-name="P30"><text:s text:c="4"/>def hasStartsWith(self, sequence):</text:p>
      <text:p text:style-name="P30"><text:s text:c="8"/>assert type(sequence) is str</text:p>
      <text:p text:style-name="P30"><text:s text:c="8"/>for symToken in self.symtable:</text:p>
      <text:p text:style-name="P30"><text:s text:c="12"/>if str(symToken['lexeme']).startswith(sequence):</text:p>
      <text:p text:style-name="P30"><text:s text:c="16"/>return True</text:p>
      <text:p text:style-name="P30"><text:s text:c="8"/>return False</text:p>
      <text:p text:style-name="P30"/>
      <text:p text:style-name="P30"><text:s text:c="4"/>def printSymbolTable(self):</text:p>
      <text:p text:style-name="P30"><text:s text:c="8"/>for symToken in self.symtable:</text:p>
      <text:p text:style-name="P30"><text:s text:c="12"/>print symToken</text:p>
      <text:h text:style-name="Heading_20_3" text:outline-level="3"/>
      <text:h text:style-name="P26" text:outline-level="3">blueGreenTree.py</text:h>
      <text:p text:style-name="P30">class GreenNode:</text:p>
      <text:p text:style-name="P30"><text:tab/>def __init__(self, lexeme, nodeType):</text:p>
      <text:p text:style-name="P30"><text:tab/><text:tab/>self.nodeLex = lexeme</text:p>
      <text:p text:style-name="P30"><text:tab/><text:tab/>self.nodeType = nodeType</text:p>
      <text:p text:style-name="P30"><text:tab/><text:tab/>self.numParams = 0</text:p>
      <text:p text:style-name="P30"><text:tab/><text:tab/>self.subNodes = []</text:p>
      <text:p text:style-name="P30"><text:tab/><text:tab/>self.returnType = None #for Functions only!</text:p>
      <text:p text:style-name="P30"><text:tab/><text:tab/>self.memOffset = 0 #project 4 variable offset calculations</text:p>
      <text:p text:style-name="P30"><text:tab/><text:tab/>self.memOffsetFile = None</text:p>
      <text:p text:style-name="P30"/>
      <text:p text:style-name="P30"><text:tab/>def addParam(self):</text:p>
      <text:p text:style-name="P30"><text:tab/><text:tab/># print "Added a parameter to the " + self.nodeLex + " green node"</text:p>
      <text:p text:style-name="P30"><text:tab/><text:tab/>self.numParams += 1</text:p>
      <text:p text:style-name="P30"/>
      <text:p text:style-name="P30"><text:tab/>def getParamTypes(self):</text:p>
      <text:p text:style-name="P30"><text:tab/><text:tab/>types = []</text:p>
      <text:p text:style-name="P30"><text:tab/><text:tab/>for x in range(self.numParams):</text:p>
      <text:p text:style-name="P30"><text:tab/><text:tab/><text:tab/>types.append(self.subNodes[x].nodeType)</text:p>
      <text:p text:style-name="P30"><text:tab/><text:tab/>return types</text:p>
      <text:p text:style-name="P30"/>
      <text:p text:style-name="P30">class BlueNode:</text:p>
      <text:p text:style-name="P30"><text:tab/>def __init__(self, lexeme, nodeType):</text:p>
      <text:p text:style-name="P30"><text:tab/><text:tab/>self.nodeLex = lexeme</text:p>
      <text:p text:style-name="P30"><text:tab/><text:tab/>self.nodeType = nodeType</text:p>
      <text:p text:style-name="P30"/>
      <text:p text:style-name="P30"/>
      <text:p text:style-name="P30">callStack = []</text:p>
      <text:p text:style-name="P30"/>
      <text:p text:style-name="P30">'''</text:p>
      <text:p text:style-name="P30"><text:soft-page-break/>returns True if a new green node was added.</text:p>
      <text:p text:style-name="P30">Returns False if there was a name conflict</text:p>
      <text:p text:style-name="P30">'''</text:p>
      <text:p text:style-name="P30">def checkAddGreenNode(lexeme, nodeType):</text:p>
      <text:p text:style-name="P30"><text:tab/>assert nodeType in ['PNAME', 'FNAME']</text:p>
      <text:p text:style-name="P30"><text:tab/>assert type(lexeme) is str</text:p>
      <text:p text:style-name="P30"><text:tab/>#check type</text:p>
      <text:p text:style-name="P30"><text:tab/>for node in callStack:</text:p>
      <text:p text:style-name="P30"><text:tab/><text:tab/>if node.nodeLex == lexeme:</text:p>
      <text:p text:style-name="P30"><text:tab/><text:tab/><text:tab/>return False</text:p>
      <text:p text:style-name="P30"><text:tab/>#add type</text:p>
      <text:p text:style-name="P30"><text:tab/>gn = GreenNode(lexeme, nodeType)</text:p>
      <text:p text:style-name="P30"><text:tab/>gn.memOffsetFile = open(lexeme+'offsets.txt', 'w')</text:p>
      <text:p text:style-name="P30"><text:tab/>callStack.append(gn)</text:p>
      <text:p text:style-name="P30"><text:tab/>#print 'Added GREEN node with name: ' + lexeme</text:p>
      <text:p text:style-name="P30"><text:tab/>return True</text:p>
      <text:p text:style-name="P30"/>
      <text:p text:style-name="P30">'''</text:p>
      <text:p text:style-name="P30">Array length is an optional argument that is passed in</text:p>
      <text:p text:style-name="P30">in case the node type is an array type</text:p>
      <text:p text:style-name="P30"/>
      <text:p text:style-name="P30">Returns True if a new blue node was added.</text:p>
      <text:p text:style-name="P30">Returns False if there was a name conflict.</text:p>
      <text:p text:style-name="P30">'''</text:p>
      <text:p text:style-name="P30">def checkAddBlueNode(lexeme, nodeType, arrayLength=-1):</text:p>
      <text:p text:style-name="P30"><text:tab/>assert type(lexeme) is str</text:p>
      <text:p text:style-name="P30"><text:tab/>if nodeType not in ['PPARAM', 'intNumFP', 'realNumFP', 'intNumArrayFP', 'realNumArrayFP',\</text:p>
      <text:p text:style-name="P30"><text:tab/> <text:tab/>'intNum', 'realNum', 'intNumArray', 'realNumArray']:</text:p>
      <text:p text:style-name="P30"><text:tab/> <text:tab/>print nodeType + " is not a valid type"</text:p>
      <text:p text:style-name="P30"><text:tab/> <text:tab/>assert False</text:p>
      <text:p text:style-name="P30"/>
      <text:p text:style-name="P30"><text:tab/>#check type</text:p>
      <text:p text:style-name="P30"><text:tab/>for node in callStack[-1].subNodes:</text:p>
      <text:p text:style-name="P30"><text:tab/><text:tab/>if node.nodeLex == lexeme:</text:p>
      <text:p text:style-name="P30"><text:tab/><text:tab/><text:tab/>return False</text:p>
      <text:p text:style-name="P30"><text:tab/>if callStack[-1].nodeLex == lexeme:</text:p>
      <text:p text:style-name="P30"><text:tab/><text:tab/>#name cannot conflict with current green node either</text:p>
      <text:p text:style-name="P30"><text:tab/><text:tab/>return False</text:p>
      <text:p text:style-name="P30"><text:tab/>#add type</text:p>
      <text:p text:style-name="P30"><text:tab/>gn = callStack[-1]</text:p>
      <text:p text:style-name="P30"><text:tab/>gn.memOffsetFile.write(lexeme + ": " + str(gn.memOffset) + "\n")</text:p>
      <text:p text:style-name="P30"><text:tab/>gn.subNodes.append(BlueNode(lexeme, nodeType))</text:p>
      <text:p text:style-name="P30"><text:tab/>if nodeType in ['intNum', 'intNumFP']:</text:p>
      <text:p text:style-name="P30"><text:tab/><text:tab/>gn.memOffset += 4</text:p>
      <text:p text:style-name="P30"><text:tab/>elif nodeType in ['realNum', 'realNumFP']:</text:p>
      <text:p text:style-name="P30"><text:tab/><text:tab/>gn.memOffset += 8</text:p>
      <text:p text:style-name="P30"><text:tab/>elif nodeType in ['intNumArray', 'intNumArrayFP']:</text:p>
      <text:p text:style-name="P30"><text:tab/><text:tab/>assert arrayLength != -1</text:p>
      <text:p text:style-name="P30"><text:tab/><text:tab/>gn.memOffset += 4*arrayLength</text:p>
      <text:p text:style-name="P30"><text:tab/>elif nodeType in ["realNumArray", "realNumArrayFP"]:</text:p>
      <text:p text:style-name="P30"><text:tab/><text:tab/>assert arrayLength != -1</text:p>
      <text:p text:style-name="P30"><text:tab/><text:tab/>gn.memOffset += 8*arrayLength</text:p>
      <text:p text:style-name="P30"><text:tab/>else:</text:p>
      <text:p text:style-name="P30"><text:tab/><text:tab/>print "gotta figure out what to do about PPARAMS"</text:p>
      <text:p text:style-name="P30"/>
      <text:p text:style-name="P30"><text:tab/>if nodeType in ['PPARAM', 'intNumFP', 'realNumFP', 'intNumArrayFP', 'realNumArrayFP']:</text:p>
      <text:p text:style-name="P30"><text:tab/><text:tab/>#we can update the number of params in above green node</text:p>
      <text:p text:style-name="P30"><text:tab/><text:tab/>callStack[-1].addParam()</text:p>
      <text:p text:style-name="P30"><text:tab/><text:tab/> #TODO perhaps more internal checks here (like making sure params are before</text:p>
      <text:p text:style-name="P30"><text:tab/><text:tab/> #local vars, and that PPARAMS are matched with PNAME green nodes, etc.)?</text:p>
      <text:p text:style-name="P30"><text:soft-page-break/><text:tab/>#print 'Added BLUE node with name: ' + lexeme</text:p>
      <text:p text:style-name="P30"><text:tab/>return True</text:p>
      <text:p text:style-name="P30"/>
      <text:p text:style-name="P30">'''</text:p>
      <text:p text:style-name="P30">Returns the type of the lexeme based on the current static scope.</text:p>
      <text:p text:style-name="P30">If the lexeme cannot be found in the current scope, ERR will be </text:p>
      <text:p text:style-name="P30">returned</text:p>
      <text:p text:style-name="P30">'''</text:p>
      <text:p text:style-name="P30">def getType(lexeme):</text:p>
      <text:p text:style-name="P30"><text:tab/>index=len(callStack)-1</text:p>
      <text:p text:style-name="P30"><text:tab/>while index&gt;=0:</text:p>
      <text:p text:style-name="P30"><text:tab/><text:tab/>gn=callStack[index]</text:p>
      <text:p text:style-name="P30"><text:tab/><text:tab/>if gn.nodeLex == lexeme:</text:p>
      <text:p text:style-name="P30"><text:tab/><text:tab/><text:tab/>return gn.nodeType</text:p>
      <text:p text:style-name="P30"><text:tab/><text:tab/>for node in gn.subNodes:</text:p>
      <text:p text:style-name="P30"><text:tab/><text:tab/><text:tab/>if node.nodeLex == lexeme:</text:p>
      <text:p text:style-name="P30"><text:tab/><text:tab/><text:tab/><text:tab/>return node.nodeType</text:p>
      <text:p text:style-name="P30"><text:tab/><text:tab/>index-=1</text:p>
      <text:p text:style-name="P30"><text:tab/>return 'ERR'</text:p>
      <text:p text:style-name="P30"/>
      <text:p text:style-name="P30">def printWholeTree():</text:p>
      <text:p text:style-name="P30"><text:tab/>index=len(callStack)-1</text:p>
      <text:p text:style-name="P30"><text:tab/>print "------Whole Tree------"</text:p>
      <text:p text:style-name="P30"><text:tab/>while index&gt;=0:</text:p>
      <text:p text:style-name="P30"><text:tab/><text:tab/>gn=callStack[index]</text:p>
      <text:p text:style-name="P30"><text:tab/><text:tab/>print "green node: " + gn.nodeLex</text:p>
      <text:p text:style-name="P30"><text:tab/><text:tab/>for node in gn.subNodes:</text:p>
      <text:p text:style-name="P30"><text:tab/><text:tab/><text:tab/>print "blue node: " + node.nodeLex</text:p>
      <text:p text:style-name="P30"><text:tab/><text:tab/>index-=1</text:p>
      <text:p text:style-name="P30"><text:tab/>return 'ERR'</text:p>
      <text:p text:style-name="P30"/>
      <text:p text:style-name="P30">'''</text:p>
      <text:p text:style-name="P30">Returns ERR if green node was not found</text:p>
      <text:p text:style-name="P30">'''</text:p>
      <text:p text:style-name="P30">def getGreenNode(lexeme):</text:p>
      <text:p text:style-name="P30"><text:tab/>index=len(callStack)-1</text:p>
      <text:p text:style-name="P30"><text:tab/>while index&gt;=0:</text:p>
      <text:p text:style-name="P30"><text:tab/><text:tab/>node=callStack[index]</text:p>
      <text:p text:style-name="P30"><text:tab/><text:tab/>if node.nodeLex == lexeme:</text:p>
      <text:p text:style-name="P30"><text:tab/><text:tab/><text:tab/>return node</text:p>
      <text:p text:style-name="P30"><text:tab/><text:tab/>index-=1</text:p>
      <text:p text:style-name="P30"><text:tab/>return 'ERR'</text:p>
      <text:p text:style-name="P30"/>
      <text:p text:style-name="P30">'''</text:p>
      <text:p text:style-name="P30">Returns ERR if green node was not found</text:p>
      <text:p text:style-name="P30">'''</text:p>
      <text:p text:style-name="P30">def getGreenNodeTypes(lexeme):</text:p>
      <text:p text:style-name="P30"><text:tab/>gn = getGreenNode(lexeme)</text:p>
      <text:p text:style-name="P30"><text:tab/>if gn == 'ERR':</text:p>
      <text:p text:style-name="P30"><text:tab/><text:tab/>return gn</text:p>
      <text:p text:style-name="P30"><text:tab/>else:</text:p>
      <text:p text:style-name="P30"><text:tab/><text:tab/>return gn.getParamTypes()</text:p>
      <text:p text:style-name="P30"/>
      <text:p text:style-name="P30">def setGreenNodeReturnType(lexeme, returnType):</text:p>
      <text:p text:style-name="P30"><text:tab/>assert type(lexeme) is str and type(returnType) is str</text:p>
      <text:p text:style-name="P30"><text:tab/>if returnType not in ['intNum', 'realNum', 'intNumArray', 'realNumArray']:</text:p>
      <text:p text:style-name="P30"><text:tab/><text:tab/>print nodeType + " is not a valid type"</text:p>
      <text:p text:style-name="P30"><text:tab/><text:tab/>assert False</text:p>
      <text:p text:style-name="P30"><text:tab/>gn = getGreenNode(lexeme)</text:p>
      <text:p text:style-name="P30"><text:tab/>if gn is 'ERR':</text:p>
      <text:p text:style-name="P30"><text:soft-page-break/><text:tab/><text:tab/>assert False</text:p>
      <text:p text:style-name="P30"><text:tab/>gn.returnType = returnType</text:p>
      <text:p text:style-name="P30"/>
      <text:p text:style-name="P30">def getGreenNodeReturnType(lexeme):</text:p>
      <text:p text:style-name="P30"><text:tab/>assert type(lexeme) is str</text:p>
      <text:p text:style-name="P30"><text:tab/>gn = getGreenNode(lexeme)</text:p>
      <text:p text:style-name="P30"><text:tab/>if gn is 'ERR':</text:p>
      <text:p text:style-name="P30"><text:tab/><text:tab/>assert False</text:p>
      <text:p text:style-name="P30"><text:tab/>if gn.returnType == None:</text:p>
      <text:p text:style-name="P30"><text:tab/><text:tab/>print "Internal Error! Tried to get a Green Node return type before setting it"</text:p>
      <text:p text:style-name="P30"><text:tab/><text:tab/>assert False</text:p>
      <text:p text:style-name="P30"><text:tab/>if gn.nodeType is "PPARAM":</text:p>
      <text:p text:style-name="P30"><text:tab/><text:tab/>print lexeme + " is the name of the program. You cannot get the return type for a program"</text:p>
      <text:p text:style-name="P30"><text:tab/><text:tab/>assert False</text:p>
      <text:p text:style-name="P30"><text:tab/>return gn.returnType</text:p>
      <text:p text:style-name="P30"/>
      <text:p text:style-name="P30">def addArrayLength(lexeme, length):</text:p>
      <text:p text:style-name="P30"><text:tab/>assert type(lexeme) is str and type(length) is int and length &gt;= 0</text:p>
      <text:p text:style-name="P30"><text:tab/>#TODO find blue node by lexeme</text:p>
      <text:p text:style-name="P30"><text:tab/>#modify arrayLength attribute</text:p>
      <text:p text:style-name="P30"/>
      <text:p text:style-name="P30">def popStack():</text:p>
      <text:p text:style-name="P30"><text:tab/>callStack.pop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29:00.453015097</meta:creation-date>
    <meta:generator>LibreOffice/5.0.5.2$MacOSX_X86_64 LibreOffice_project/55b006a02d247b5f7215fc6ea0fde844b30035b3</meta:generator>
    <dc:date>2016-04-08T16:14:52.551185000</dc:date>
    <meta:editing-duration>P1DT1H38M39S</meta:editing-duration>
    <meta:editing-cycles>66</meta:editing-cycles>
    <meta:document-statistic meta:table-count="0" meta:image-count="0" meta:object-count="0" meta:page-count="41" meta:paragraph-count="1947" meta:word-count="7533" meta:character-count="64421" meta:non-whitespace-character-count="53234"/>
  </office:meta>
</office:document-meta>
</file>